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0"/>
    <style:style style:name="ce4" style:family="table-cell" style:parent-style-name="Default" style:data-style-name="N2"/>
    <style:style style:name="ce5" style:family="table-cell" style:parent-style-name="Default" style:data-style-name="N3"/>
    <style:style style:name="ce6" style:family="table-cell" style:parent-style-name="Default" style:data-style-name="N4"/>
    <style:style style:name="ce7" style:family="table-cell" style:parent-style-name="Default" style:data-style-name="N13"/>
    <style:style style:name="ce8" style:family="table-cell" style:parent-style-name="Default" style:data-style-name="N14"/>
    <style:style style:name="ce9" style:family="table-cell" style:parent-style-name="Default" style:data-style-name="N15"/>
    <style:style style:name="ce10" style:family="table-cell" style:parent-style-name="Default" style:data-style-name="N17"/>
    <style:style style:name="ce11" style:family="table-cell" style:parent-style-name="Default" style:data-style-name="N18"/>
    <style:style style:name="ce12" style:family="table-cell" style:parent-style-name="Default" style:data-style-name="N19"/>
    <style:style style:name="ce13" style:family="table-cell" style:parent-style-name="Default" style:data-style-name="N20"/>
    <style:style style:name="ce14" style:family="table-cell" style:parent-style-name="Default" style:data-style-name="N21"/>
    <style:style style:name="ce15" style:family="table-cell" style:parent-style-name="Default" style:data-style-name="N22"/>
    <style:style style:name="ce16" style:family="table-cell" style:parent-style-name="Default" style:data-style-name="N23"/>
    <style:style style:name="ce17" style:family="table-cell" style:parent-style-name="Default" style:data-style-name="N24"/>
    <style:style style:name="ce18" style:family="table-cell" style:parent-style-name="Default" style:data-style-name="N25"/>
    <style:style style:name="ce19" style:family="table-cell" style:parent-style-name="Default" style:data-style-name="N26"/>
    <style:style style:name="ce20" style:family="table-cell" style:parent-style-name="Default" style:data-style-name="N43"/>
    <style:style style:name="ce21" style:family="table-cell" style:parent-style-name="Default" style:data-style-name="N27"/>
    <style:style style:name="ce22" style:family="table-cell" style:parent-style-name="Default" style:data-style-name="N44"/>
    <style:style style:name="ce23" style:family="table-cell" style:parent-style-name="Default" style:data-style-name="N45"/>
    <style:style style:name="ce24" style:family="table-cell" style:parent-style-name="Default" style:data-style-name="N42"/>
    <style:style style:name="ce25" style:family="table-cell" style:parent-style-name="Default" style:data-style-name="N41"/>
    <style:style style:name="ce26" style:family="table-cell" style:parent-style-name="Default" style:data-style-name="N28"/>
    <style:style style:name="ce27" style:family="table-cell" style:parent-style-name="Default" style:data-style-name="N31"/>
    <style:style style:name="ce28" style:family="table-cell" style:parent-style-name="Default" style:data-style-name="N40"/>
    <style:style style:name="ce29" style:family="table-cell" style:parent-style-name="Default" style:data-style-name="N16"/>
    <style:style style:name="ce30" style:family="table-cell" style:parent-style-name="Default" style:data-style-name="N30"/>
    <style:style style:name="ce31" style:family="table-cell" style:parent-style-name="Default" style:data-style-name="N46"/>
    <style:style style:name="ce32" style:family="table-cell" style:parent-style-name="Default" style:data-style-name="N47"/>
    <style:style style:name="ce33" style:family="table-cell" style:parent-style-name="Default" style:data-style-name="N48"/>
    <style:style style:name="ce34" style:family="table-cell" style:parent-style-name="Default" style:data-style-name="N49"/>
    <style:style style:name="ce35" style:family="table-cell" style:parent-style-name="Default" style:data-style-name="N50"/>
    <style:style style:name="ce36" style:family="table-cell" style:parent-style-name="Default" style:data-style-name="N51"/>
    <style:style style:name="ce37" style:family="table-cell" style:parent-style-name="Default" style:data-style-name="N52"/>
    <style:style style:name="ce38" style:family="table-cell" style:parent-style-name="Default" style:data-style-name="N53"/>
    <style:style style:name="ce39" style:family="table-cell" style:parent-style-name="Default" style:data-style-name="N54"/>
    <style:style style:name="ce40" style:family="table-cell" style:parent-style-name="Default" style:data-style-name="N55"/>
    <style:style style:name="ce41" style:family="table-cell" style:parent-style-name="Default" style:data-style-name="N56"/>
    <style:style style:name="ce42" style:family="table-cell" style:parent-style-name="Default" style:data-style-name="N57"/>
    <style:style style:name="ce43" style:family="table-cell" style:parent-style-name="Default" style:data-style-name="N58"/>
    <style:style style:name="ce44" style:family="table-cell" style:parent-style-name="Default" style:data-style-name="N59"/>
    <style:style style:name="ce45" style:family="table-cell" style:parent-style-name="Default" style:data-style-name="N60"/>
    <style:style style:name="ce46" style:family="table-cell" style:parent-style-name="Default" style:data-style-name="N61"/>
    <style:style style:name="ce47" style:family="table-cell" style:parent-style-name="Default" style:data-style-name="N34"/>
    <style:style style:name="ce48" style:family="table-cell" style:parent-style-name="Default" style:data-style-name="N62"/>
    <style:style style:name="ce49" style:family="table-cell" style:parent-style-name="Default" style:data-style-name="N63"/>
    <style:style style:name="ce50" style:family="table-cell" style:parent-style-name="Default" style:data-style-name="N76"/>
    <style:style style:name="ce51" style:family="table-cell" style:parent-style-name="Default" style:data-style-name="N86"/>
    <style:style style:name="ce52" style:family="table-cell" style:parent-style-name="Default" style:data-style-name="N87"/>
    <style:style style:name="ce53" style:family="table-cell" style:parent-style-name="Default" style:data-style-name="N88"/>
    <style:style style:name="ce54" style:family="table-cell" style:parent-style-name="Default" style:data-style-name="N89"/>
    <style:style style:name="ce55" style:family="table-cell" style:parent-style-name="Default" style:data-style-name="N90"/>
    <style:style style:name="ce56" style:family="table-cell" style:parent-style-name="Default" style:data-style-name="N91"/>
    <style:style style:name="ce57" style:family="table-cell" style:parent-style-name="Default" style:data-style-name="N92"/>
    <style:style style:name="ce58" style:family="table-cell" style:parent-style-name="Default" style:data-style-name="N93"/>
    <style:style style:name="ce59" style:family="table-cell" style:parent-style-name="Default" style:data-style-name="N94"/>
    <style:style style:name="ce60" style:family="table-cell" style:parent-style-name="Default" style:data-style-name="N95"/>
    <style:style style:name="ce61" style:family="table-cell" style:parent-style-name="Default" style:data-style-name="N84"/>
    <style:style style:name="ce62" style:family="table-cell" style:parent-style-name="Default" style:data-style-name="N85"/>
    <style:style style:name="ce63" style:family="table-cell" style:parent-style-name="Default" style:data-style-name="N96"/>
    <style:style style:name="ce64" style:family="table-cell" style:parent-style-name="Default" style:data-style-name="N97"/>
    <style:style style:name="ce65" style:family="table-cell" style:parent-style-name="Default" style:data-style-name="N98"/>
    <style:style style:name="ce66" style:family="table-cell" style:parent-style-name="Default" style:data-style-name="N99"/>
    <style:style style:name="ce67" style:family="table-cell" style:parent-style-name="Default" style:data-style-name="N77"/>
    <style:style style:name="ce68" style:family="table-cell" style:parent-style-name="Default" style:data-style-name="N79"/>
    <style:style style:name="ce69" style:family="table-cell" style:parent-style-name="Default" style:data-style-name="N78"/>
    <style:style style:name="ce70" style:family="table-cell" style:parent-style-name="Default" style:data-style-name="N80"/>
    <style:style style:name="ce71" style:family="table-cell" style:parent-style-name="Default" style:data-style-name="N81"/>
    <style:style style:name="ce72" style:family="table-cell" style:parent-style-name="Default" style:data-style-name="N82"/>
    <style:style style:name="ce73" style:family="table-cell" style:parent-style-name="Default" style:data-style-name="N83"/>
    <style:style style:name="ce74" style:family="table-cell" style:parent-style-name="Default" style:data-style-name="N64"/>
    <style:style style:name="ce75" style:family="table-cell" style:parent-style-name="Default" style:data-style-name="N65"/>
    <style:style style:name="ce76" style:family="table-cell" style:parent-style-name="Default" style:data-style-name="N66"/>
    <style:style style:name="ce77" style:family="table-cell" style:parent-style-name="Default" style:data-style-name="N67"/>
    <style:style style:name="ce78" style:family="table-cell" style:parent-style-name="Default" style:data-style-name="N69"/>
    <style:style style:name="ce79" style:family="table-cell" style:parent-style-name="Default" style:data-style-name="N68"/>
    <style:style style:name="ce80" style:family="table-cell" style:parent-style-name="Default" style:data-style-name="N70"/>
    <style:style style:name="ce81" style:family="table-cell" style:parent-style-name="Default" style:data-style-name="N71"/>
    <style:style style:name="ce82" style:family="table-cell" style:parent-style-name="Default" style:data-style-name="N72"/>
    <style:style style:name="ce83" style:family="table-cell" style:parent-style-name="Default" style:data-style-name="N73"/>
    <style:style style:name="ce84" style:family="table-cell" style:parent-style-name="Default" style:data-style-name="N74"/>
    <style:style style:name="ce85" style:family="table-cell" style:parent-style-name="Default" style:data-style-name="N75"/>
    <style:style style:name="ce86" style:family="table-cell" style:parent-style-name="Default" style:data-style-name="N32"/>
    <style:style style:name="ce87" style:family="table-cell" style:parent-style-name="Default" style:data-style-name="N0"/>
    <style:style style:name="ce88" style:family="table-cell" style:parent-style-name="Default" style:data-style-name="N106"/>
    <style:style style:name="ce89" style:family="table-cell" style:parent-style-name="Default" style:data-style-name="N105"/>
    <style:style style:name="ce90" style:family="table-cell" style:parent-style-name="Default" style:data-style-name="N104"/>
    <style:style style:name="ce91" style:family="table-cell" style:parent-style-name="Default" style:data-style-name="N103"/>
    <style:style style:name="ce92" style:family="table-cell" style:parent-style-name="Default" style:data-style-name="N102"/>
    <style:style style:name="ce93" style:family="table-cell" style:parent-style-name="Default" style:data-style-name="N101"/>
    <style:style style:name="ce94" style:family="table-cell" style:parent-style-name="Default" style:data-style-name="N100"/>
    <style:style style:name="co1" style:family="table-column">
      <style:table-column-properties fo:break-before="auto" style:column-width="2.35479166666667cm" style:use-optimal-column-width="true"/>
    </style:style>
    <style:style style:name="co2" style:family="table-column">
      <style:table-column-properties fo:break-before="auto" style:column-width="2.96333333333333cm" style:use-optimal-column-width="true"/>
    </style:style>
    <style:style style:name="co3" style:family="table-column">
      <style:table-column-properties fo:break-before="auto" style:column-width="3.175cm" style:use-optimal-column-width="true"/>
    </style:style>
    <style:style style:name="co4" style:family="table-column">
      <style:table-column-properties fo:break-before="auto" style:column-width="4.524375cm" style:use-optimal-column-width="true"/>
    </style:style>
    <style:style style:name="co5" style:family="table-column">
      <style:table-column-properties fo:break-before="auto" style:column-width="3.28083333333333cm" style:use-optimal-column-width="true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75166666666667cm" style:use-optimal-column-width="true"/>
    </style:style>
    <style:style style:name="co8" style:family="table-column">
      <style:table-column-properties fo:break-before="auto" style:column-width="4.57729166666667cm" style:use-optimal-column-width="true"/>
    </style:style>
    <style:style style:name="co9" style:family="table-column">
      <style:table-column-properties fo:break-before="auto" style:column-width="2.59291666666667cm" style:use-optimal-column-width="true"/>
    </style:style>
    <style:style style:name="co10" style:family="table-column">
      <style:table-column-properties fo:break-before="auto" style:column-width="4.92125cm" style:use-optimal-column-width="true"/>
    </style:style>
    <style:style style:name="co11" style:family="table-column">
      <style:table-column-properties fo:break-before="auto" style:column-width="4.81541666666667cm" style:use-optimal-column-width="true"/>
    </style:style>
    <style:style style:name="co12" style:family="table-column">
      <style:table-column-properties fo:break-before="auto" style:column-width="4.15395833333333cm" style:use-optimal-column-width="true"/>
    </style:style>
    <style:style style:name="co13" style:family="table-column">
      <style:table-column-properties fo:break-before="auto" style:column-width="2.91041666666667cm" style:use-optimal-column-width="true"/>
    </style:style>
    <style:style style:name="co14" style:family="table-column">
      <style:table-column-properties fo:break-before="auto" style:column-width="5.476875cm" style:use-optimal-column-width="true"/>
    </style:style>
    <style:style style:name="co15" style:family="table-column">
      <style:table-column-properties fo:break-before="auto" style:column-width="3.12208333333333cm" style:use-optimal-column-width="true"/>
    </style:style>
    <style:style style:name="co16" style:family="table-column">
      <style:table-column-properties fo:break-before="auto" style:column-width="2.56645833333333cm" style:use-optimal-column-width="true"/>
    </style:style>
    <style:style style:name="co17" style:family="table-column">
      <style:table-column-properties fo:break-before="auto" style:column-width="2.51354166666667cm" style:use-optimal-column-width="true"/>
    </style:style>
    <style:style style:name="co18" style:family="table-column">
      <style:table-column-properties fo:break-before="auto" style:column-width="2.64583333333333cm" style:use-optimal-column-width="true"/>
    </style:style>
    <style:style style:name="co19" style:family="table-column">
      <style:table-column-properties fo:break-before="auto" style:column-width="2.72520833333333cm" style:use-optimal-column-width="true"/>
    </style:style>
    <style:style style:name="co20" style:family="table-column">
      <style:table-column-properties fo:break-before="auto" style:column-width="2.8575cm" style:use-optimal-column-width="true"/>
    </style:style>
    <style:style style:name="co21" style:family="table-column">
      <style:table-column-properties fo:break-before="auto" style:column-width="2.936875cm" style:use-optimal-column-width="true"/>
    </style:style>
    <style:style style:name="co22" style:family="table-column">
      <style:table-column-properties fo:break-before="auto" style:column-width="3.06916666666667cm" style:use-optimal-column-width="true"/>
    </style:style>
    <style:style style:name="co23" style:family="table-column">
      <style:table-column-properties fo:break-before="auto" style:column-width="3.254375cm" style:use-optimal-column-width="true"/>
    </style:style>
    <style:style style:name="co24" style:family="table-column">
      <style:table-column-properties fo:break-before="auto" style:column-width="3.38666666666667cm" style:use-optimal-column-width="true"/>
    </style:style>
    <style:style style:name="co25" style:family="table-column">
      <style:table-column-properties fo:break-before="auto" style:column-width="3.4925cm" style:use-optimal-column-width="true"/>
    </style:style>
    <style:style style:name="co26" style:family="table-column">
      <style:table-column-properties fo:break-before="auto" style:column-width="3.59833333333333cm" style:use-optimal-column-width="true"/>
    </style:style>
    <style:style style:name="ro1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mplie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Forma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B Fmt</text:p>
          </table:table-cell>
          <table:table-cell office:value-type="string" table:style-name="ce1">
            <text:p>VBA Fmt</text:p>
          </table:table-cell>
          <table:table-cell office:value-type="string" table:style-name="ce1">
            <text:p>Fmt</text:p>
          </table:table-cell>
          <table:table-cell office:value-type="string" table:style-name="ce1">
            <text:p>Macro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345.678900000001" table:style-name="ce1">
            <text:p>12345.6789</text:p>
          </table:table-cell>
          <table:table-cell office:value-type="float" office:value="0" table:formula="of:=NumFmt([.B2])" table:style-name="ce1">
            <text:p>#NAME?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345.678900000001" table:style-name="ce2">
            <text:p>12346</text:p>
          </table:table-cell>
          <table:table-cell office:value-type="float" office:value="0" table:formula="of:=NumFmt([.B3])" table:style-name="ce1">
            <text:p>#NAME?</text:p>
          </table:table-cell>
          <table:table-cell office:value-type="float" office:value="0" table:formula="of:=Dofmt([.B3];[.E3])" table:style-name="ce1">
            <text:p>#NAME?</text:p>
          </table:table-cell>
          <table:table-cell office:value-type="string" table:style-name="ce3">
            <text:p>0</text:p>
          </table:table-cell>
          <table:table-cell office:value-type="float" office:value="12345.678900000001" table:formula="of:=[.B3]" table:style-name="ce2">
            <text:p>12346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345.678900000001" table:style-name="ce4">
            <text:p>12345.68</text:p>
          </table:table-cell>
          <table:table-cell office:value-type="float" office:value="0" table:formula="of:=NumFmt([.B4])" table:style-name="ce1">
            <text:p>#NAME?</text:p>
          </table:table-cell>
          <table:table-cell office:value-type="float" office:value="0" table:formula="of:=Dofmt([.B4];[.E4])" table:style-name="ce1">
            <text:p>#NAME?</text:p>
          </table:table-cell>
          <table:table-cell office:value-type="string" table:style-name="ce3">
            <text:p>0.00</text:p>
          </table:table-cell>
          <table:table-cell office:value-type="float" office:value="12345.678900000001" table:formula="of:=[.B4]" table:style-name="ce4">
            <text:p>12345.68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345.678900000001" table:style-name="ce5">
            <text:p>12,346</text:p>
          </table:table-cell>
          <table:table-cell office:value-type="float" office:value="0" table:formula="of:=NumFmt([.B5])" table:style-name="ce1">
            <text:p>#NAME?</text:p>
          </table:table-cell>
          <table:table-cell office:value-type="float" office:value="0" table:formula="of:=Dofmt([.B5];[.E5])" table:style-name="ce1">
            <text:p>#NAME?</text:p>
          </table:table-cell>
          <table:table-cell office:value-type="string" table:style-name="ce1">
            <text:p>#,##0</text:p>
          </table:table-cell>
          <table:table-cell office:value-type="float" office:value="12345.678900000001" table:formula="of:=[.B5]" table:style-name="ce5">
            <text:p>12,346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345.678900000001" table:style-name="ce6">
            <text:p>12,345.68</text:p>
          </table:table-cell>
          <table:table-cell office:value-type="float" office:value="0" table:formula="of:=NumFmt([.B6])" table:style-name="ce1">
            <text:p>#NAME?</text:p>
          </table:table-cell>
          <table:table-cell office:value-type="float" office:value="0" table:formula="of:=Dofmt([.B6];[.E6])" table:style-name="ce1">
            <text:p>#NAME?</text:p>
          </table:table-cell>
          <table:table-cell office:value-type="string" table:style-name="ce1">
            <text:p>#,##0.00</text:p>
          </table:table-cell>
          <table:table-cell office:value-type="float" office:value="12345.678900000001" table:formula="of:=[.B6]" table:style-name="ce6">
            <text:p>12,345.68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percentage" office:value="12345.678900000001" table:style-name="ce7">
            <text:p>1234568%</text:p>
          </table:table-cell>
          <table:table-cell office:value-type="float" office:value="0" table:formula="of:=NumFmt([.B7])" table:style-name="ce1">
            <text:p>#NAME?</text:p>
          </table:table-cell>
          <table:table-cell office:value-type="float" office:value="0" table:formula="of:=Dofmt([.B7];[.E7])" table:style-name="ce1">
            <text:p>#NAME?</text:p>
          </table:table-cell>
          <table:table-cell office:value-type="string" table:style-name="ce3">
            <text:p>0%</text:p>
          </table:table-cell>
          <table:table-cell office:value-type="percentage" office:value="12345.678900000001" table:formula="of:=[.B7]" table:style-name="ce7">
            <text:p>1234568%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percentage" office:value="12345.678900000001" table:style-name="ce8">
            <text:p>1234567.89%</text:p>
          </table:table-cell>
          <table:table-cell office:value-type="float" office:value="0" table:formula="of:=NumFmt([.B8])" table:style-name="ce1">
            <text:p>#NAME?</text:p>
          </table:table-cell>
          <table:table-cell office:value-type="float" office:value="0" table:formula="of:=Dofmt([.B8];[.E8])" table:style-name="ce1">
            <text:p>#NAME?</text:p>
          </table:table-cell>
          <table:table-cell office:value-type="string" table:style-name="ce3">
            <text:p>0.00%</text:p>
          </table:table-cell>
          <table:table-cell office:value-type="percentage" office:value="12345.678900000001" table:formula="of:=[.B8]" table:style-name="ce8">
            <text:p>1234567.89%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345.678900000001" table:style-name="ce9">
            <text:p>1.23E+04</text:p>
          </table:table-cell>
          <table:table-cell office:value-type="float" office:value="0" table:formula="of:=NumFmt([.B9])" table:style-name="ce1">
            <text:p>#NAME?</text:p>
          </table:table-cell>
          <table:table-cell office:value-type="float" office:value="0" table:formula="of:=Dofmt([.B9];[.E9])" table:style-name="ce1">
            <text:p>#NAME?</text:p>
          </table:table-cell>
          <table:table-cell office:value-type="string" table:style-name="ce3">
            <text:p>0.00E+00</text:p>
          </table:table-cell>
          <table:table-cell office:value-type="float" office:value="12345.678900000001" table:formula="of:=[.B9]" table:style-name="ce9">
            <text:p>1.23E+04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345.678900000001" table:style-name="ce10">
            <text:p>12345 2/3</text:p>
          </table:table-cell>
          <table:table-cell office:value-type="float" office:value="0" table:formula="of:=NumFmt([.B10])" table:style-name="ce1">
            <text:p>#NAME?</text:p>
          </table:table-cell>
          <table:table-cell office:value-type="float" office:value="0" table:formula="of:=Dofmt([.B10];[.E10])" table:style-name="ce1">
            <text:p>#NAME?</text:p>
          </table:table-cell>
          <table:table-cell office:value-type="string" table:style-name="ce1">
            <text:p># ?/?</text:p>
          </table:table-cell>
          <table:table-cell office:value-type="float" office:value="12345.678900000001" table:formula="of:=[.B10]" table:style-name="ce10">
            <text:p>12345 2/3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45.678900000001" table:style-name="ce11">
            <text:p>12345 55/81</text:p>
          </table:table-cell>
          <table:table-cell office:value-type="float" office:value="0" table:formula="of:=NumFmt([.B11])" table:style-name="ce1">
            <text:p>#NAME?</text:p>
          </table:table-cell>
          <table:table-cell office:value-type="float" office:value="0" table:formula="of:=Dofmt([.B11];[.E11])" table:style-name="ce1">
            <text:p>#NAME?</text:p>
          </table:table-cell>
          <table:table-cell office:value-type="string" table:style-name="ce1">
            <text:p># ??/??</text:p>
          </table:table-cell>
          <table:table-cell office:value-type="float" office:value="12345.678900000001" table:formula="of:=[.B11]" table:style-name="ce11">
            <text:p>12345 55/81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date" office:date-value="1933-10-18T16:17:36" table:style-name="ce12">
            <text:p>10/18/1933</text:p>
          </table:table-cell>
          <table:table-cell office:value-type="float" office:value="0" table:formula="of:=NumFmt([.B12])" table:style-name="ce1">
            <text:p>#NAME?</text:p>
          </table:table-cell>
          <table:table-cell office:value-type="float" office:value="0" table:formula="of:=Dofmt([.B12];[.E12])" table:style-name="ce1">
            <text:p>#NAME?</text:p>
          </table:table-cell>
          <table:table-cell office:value-type="string" table:style-name="ce3">
            <text:p>m/d/yy</text:p>
          </table:table-cell>
          <table:table-cell office:value-type="date" office:date-value="1933-10-18T16:17:36" table:formula="of:=[.B12]" table:style-name="ce12">
            <text:p>10/18/1933</text:p>
          </table:table-cell>
          <table:table-cell office:value-type="string" table:style-name="ce1">
            <text:p>* What is this supposed to be?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1933-10-18T16:17:36" table:style-name="ce13">
            <text:p>18-Oct-33</text:p>
          </table:table-cell>
          <table:table-cell office:value-type="float" office:value="0" table:formula="of:=NumFmt([.B13])" table:style-name="ce1">
            <text:p>#NAME?</text:p>
          </table:table-cell>
          <table:table-cell office:value-type="float" office:value="0" table:formula="of:=Dofmt([.B13];[.E13])" table:style-name="ce1">
            <text:p>#NAME?</text:p>
          </table:table-cell>
          <table:table-cell office:value-type="string" table:style-name="ce3">
            <text:p>d-mmm-yy</text:p>
          </table:table-cell>
          <table:table-cell office:value-type="date" office:date-value="1933-10-18T16:17:36" table:formula="of:=[.B13]" table:style-name="ce13">
            <text:p>18-Oct-33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1933-10-18T16:17:36" table:style-name="ce14">
            <text:p>18-Oct</text:p>
          </table:table-cell>
          <table:table-cell office:value-type="float" office:value="0" table:formula="of:=NumFmt([.B14])" table:style-name="ce1">
            <text:p>#NAME?</text:p>
          </table:table-cell>
          <table:table-cell office:value-type="float" office:value="0" table:formula="of:=Dofmt([.B14];[.E14])" table:style-name="ce1">
            <text:p>#NAME?</text:p>
          </table:table-cell>
          <table:table-cell office:value-type="string" table:style-name="ce3">
            <text:p>d-mmm</text:p>
          </table:table-cell>
          <table:table-cell office:value-type="date" office:date-value="1933-10-18T16:17:36" table:formula="of:=[.B14]" table:style-name="ce14">
            <text:p>18-Oct</text:p>
          </table:table-cell>
          <table:table-cell table:number-columns-repeated="1637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date" office:date-value="1933-10-18T16:17:36" table:style-name="ce15">
            <text:p>Oct-33</text:p>
          </table:table-cell>
          <table:table-cell office:value-type="float" office:value="0" table:formula="of:=NumFmt([.B15])" table:style-name="ce1">
            <text:p>#NAME?</text:p>
          </table:table-cell>
          <table:table-cell office:value-type="float" office:value="0" table:formula="of:=Dofmt([.B15];[.E15])" table:style-name="ce1">
            <text:p>#NAME?</text:p>
          </table:table-cell>
          <table:table-cell office:value-type="string" table:style-name="ce3">
            <text:p>mmm-yy</text:p>
          </table:table-cell>
          <table:table-cell office:value-type="date" office:date-value="1933-10-18T16:17:36" table:formula="of:=[.B15]" table:style-name="ce15">
            <text:p>Oct-33</text:p>
          </table:table-cell>
          <table:table-cell table:number-columns-repeated="1637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296296H17M36S" table:style-name="ce16">
            <text:p>4:17 PM</text:p>
          </table:table-cell>
          <table:table-cell office:value-type="float" office:value="0" table:formula="of:=NumFmt([.B16])" table:style-name="ce1">
            <text:p>#NAME?</text:p>
          </table:table-cell>
          <table:table-cell office:value-type="float" office:value="0" table:formula="of:=Dofmt([.B16];[.E16])" table:style-name="ce1">
            <text:p>#NAME?</text:p>
          </table:table-cell>
          <table:table-cell office:value-type="string" table:style-name="ce1">
            <text:p>h:mm AM/PM</text:p>
          </table:table-cell>
          <table:table-cell office:value-type="time" office:time-value="PT296296H17M36S" table:formula="of:=[.B16]" table:style-name="ce16">
            <text:p>4:17 PM</text:p>
          </table:table-cell>
          <table:table-cell table:number-columns-repeated="1637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296296H17M36S" table:style-name="ce17">
            <text:p>4:17:37 PM</text:p>
          </table:table-cell>
          <table:table-cell office:value-type="float" office:value="0" table:formula="of:=NumFmt([.B17])" table:style-name="ce1">
            <text:p>#NAME?</text:p>
          </table:table-cell>
          <table:table-cell office:value-type="float" office:value="0" table:formula="of:=Dofmt([.B17];[.E17])" table:style-name="ce1">
            <text:p>#NAME?</text:p>
          </table:table-cell>
          <table:table-cell office:value-type="string" table:style-name="ce1">
            <text:p>h:mm:ss AM/PM</text:p>
          </table:table-cell>
          <table:table-cell office:value-type="time" office:time-value="PT296296H17M36S" table:formula="of:=[.B17]" table:style-name="ce17">
            <text:p>4:17:37 PM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296296H17M36S" table:style-name="ce18">
            <text:p>16:17</text:p>
          </table:table-cell>
          <table:table-cell office:value-type="float" office:value="0" table:formula="of:=NumFmt([.B18])" table:style-name="ce1">
            <text:p>#NAME?</text:p>
          </table:table-cell>
          <table:table-cell office:value-type="float" office:value="0" table:formula="of:=Dofmt([.B18];[.E18])" table:style-name="ce1">
            <text:p>#NAME?</text:p>
          </table:table-cell>
          <table:table-cell office:value-type="string" table:style-name="ce1">
            <text:p>h:mm</text:p>
          </table:table-cell>
          <table:table-cell office:value-type="time" office:time-value="PT296296H17M36S" table:formula="of:=[.B18]" table:style-name="ce18">
            <text:p>16:17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296296H17M36S" table:style-name="ce19">
            <text:p>16:17:37</text:p>
          </table:table-cell>
          <table:table-cell office:value-type="float" office:value="0" table:formula="of:=NumFmt([.B19])" table:style-name="ce1">
            <text:p>#NAME?</text:p>
          </table:table-cell>
          <table:table-cell office:value-type="float" office:value="0" table:formula="of:=Dofmt([.B19];[.E19])" table:style-name="ce1">
            <text:p>#NAME?</text:p>
          </table:table-cell>
          <table:table-cell office:value-type="string" table:style-name="ce1">
            <text:p>h:mm:ss</text:p>
          </table:table-cell>
          <table:table-cell office:value-type="time" office:time-value="PT296296H17M36S" table:formula="of:=[.B19]" table:style-name="ce19">
            <text:p>16:17:37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date" office:date-value="1933-10-18T16:17:36" table:style-name="ce20">
            <text:p>10/18/33 16:17</text:p>
          </table:table-cell>
          <table:table-cell office:value-type="float" office:value="0" table:formula="of:=NumFmt([.B20])" table:style-name="ce1">
            <text:p>#NAME?</text:p>
          </table:table-cell>
          <table:table-cell office:value-type="float" office:value="0" table:formula="of:=Dofmt([.B20];[.E20])" table:style-name="ce1">
            <text:p>#NAME?</text:p>
          </table:table-cell>
          <table:table-cell office:value-type="string" table:style-name="ce1">
            <text:p>m/d/yy h:mm</text:p>
          </table:table-cell>
          <table:table-cell office:value-type="date" office:date-value="1933-10-18T16:17:36" table:formula="of:=[.B20]" table:style-name="ce21">
            <text:p>10/18/1933 16:17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345.678900000001" table:style-name="ce22">
            <text:p>12,346<text:s/></text:p>
          </table:table-cell>
          <table:table-cell office:value-type="float" office:value="0" table:formula="of:=NumFmt([.B21])" table:style-name="ce1">
            <text:p>#NAME?</text:p>
          </table:table-cell>
          <table:table-cell office:value-type="float" office:value="0" table:formula="of:=Dofmt([.B21];[.E21])" table:style-name="ce1">
            <text:p>#NAME?</text:p>
          </table:table-cell>
          <table:table-cell office:value-type="string" table:style-name="ce1">
            <text:p>#,##0 ;(#,##0)</text:p>
          </table:table-cell>
          <table:table-cell office:value-type="float" office:value="12345.678900000001" table:formula="of:=[.B21]" table:style-name="ce22">
            <text:p>12,346<text:s/>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2345.678900000001" table:style-name="ce23">
            <text:p>12,346<text:s/></text:p>
          </table:table-cell>
          <table:table-cell office:value-type="float" office:value="0" table:formula="of:=NumFmt([.B22])" table:style-name="ce1">
            <text:p>#NAME?</text:p>
          </table:table-cell>
          <table:table-cell office:value-type="float" office:value="0" table:formula="of:=Dofmt([.B22];[.E22])" table:style-name="ce1">
            <text:p>#NAME?</text:p>
          </table:table-cell>
          <table:table-cell office:value-type="string" table:style-name="ce1">
            <text:p>#,##0 ;[Red](#,##0)</text:p>
          </table:table-cell>
          <table:table-cell office:value-type="float" office:value="12345.678900000001" table:formula="of:=[.B22]" table:style-name="ce23">
            <text:p>12,346<text:s/>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345.678900000001" table:style-name="ce24">
            <text:p>12,345.68</text:p>
          </table:table-cell>
          <table:table-cell office:value-type="float" office:value="0" table:formula="of:=NumFmt([.B23])" table:style-name="ce1">
            <text:p>#NAME?</text:p>
          </table:table-cell>
          <table:table-cell office:value-type="float" office:value="0" table:formula="of:=Dofmt([.B23];[.E23])" table:style-name="ce1">
            <text:p>#NAME?</text:p>
          </table:table-cell>
          <table:table-cell office:value-type="string" table:style-name="ce1">
            <text:p>#,##0.00;(#,##0.00)</text:p>
          </table:table-cell>
          <table:table-cell office:value-type="float" office:value="12345.678900000001" table:formula="of:=[.B23]" table:style-name="ce24">
            <text:p>12,345.68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2345.678900000001" table:style-name="ce25">
            <text:p>12,345.68</text:p>
          </table:table-cell>
          <table:table-cell office:value-type="float" office:value="0" table:formula="of:=NumFmt([.B24])" table:style-name="ce1">
            <text:p>#NAME?</text:p>
          </table:table-cell>
          <table:table-cell office:value-type="float" office:value="0" table:formula="of:=Dofmt([.B24];[.E24])" table:style-name="ce1">
            <text:p>#NAME?</text:p>
          </table:table-cell>
          <table:table-cell office:value-type="string" table:style-name="ce1">
            <text:p>#,##0.00;[Red](#,##0.00)</text:p>
          </table:table-cell>
          <table:table-cell office:value-type="float" office:value="12345.678900000001" table:formula="of:=[.B24]" table:style-name="ce25">
            <text:p>12,345.68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296296H17M36S" table:style-name="ce26">
            <text:p>17:37</text:p>
          </table:table-cell>
          <table:table-cell office:value-type="float" office:value="0" table:formula="of:=NumFmt([.B25])" table:style-name="ce1">
            <text:p>#NAME?</text:p>
          </table:table-cell>
          <table:table-cell office:value-type="float" office:value="0" table:formula="of:=Dofmt([.B25];[.E25])" table:style-name="ce1">
            <text:p>#NAME?</text:p>
          </table:table-cell>
          <table:table-cell office:value-type="string" table:style-name="ce1">
            <text:p>mm:ss</text:p>
          </table:table-cell>
          <table:table-cell office:value-type="time" office:time-value="PT296296H17M36S" table:formula="of:=[.B25]" table:style-name="ce26">
            <text:p>17:37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296296H17M36S" table:style-name="ce27">
            <text:p>296296:17:37</text:p>
          </table:table-cell>
          <table:table-cell office:value-type="float" office:value="0" table:formula="of:=NumFmt([.B26])" table:style-name="ce1">
            <text:p>#NAME?</text:p>
          </table:table-cell>
          <table:table-cell office:value-type="float" office:value="0" table:formula="of:=Dofmt([.B26];[.E26])" table:style-name="ce1">
            <text:p>#NAME?</text:p>
          </table:table-cell>
          <table:table-cell office:value-type="string" table:style-name="ce1">
            <text:p>[h]:mm:ss</text:p>
          </table:table-cell>
          <table:table-cell office:value-type="time" office:time-value="PT296296H17M36S" table:formula="of:=[.B26]" table:style-name="ce27">
            <text:p>296296:17:37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296296H17M36S" table:style-name="ce28">
            <text:p>1737.0</text:p>
          </table:table-cell>
          <table:table-cell office:value-type="float" office:value="0" table:formula="of:=NumFmt([.B27])" table:style-name="ce1">
            <text:p>#NAME?</text:p>
          </table:table-cell>
          <table:table-cell office:value-type="float" office:value="0" table:formula="of:=Dofmt([.B27];[.E27])" table:style-name="ce1">
            <text:p>#NAME?</text:p>
          </table:table-cell>
          <table:table-cell office:value-type="string" table:style-name="ce1">
            <text:p>mmss.0</text:p>
          </table:table-cell>
          <table:table-cell office:value-type="time" office:time-value="PT296296H17M36S" table:formula="of:=[.B27]" table:style-name="ce28">
            <text:p>1737.0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345.678900000001" table:style-name="ce29">
            <text:p>12.3E+3</text:p>
          </table:table-cell>
          <table:table-cell office:value-type="float" office:value="0" table:formula="of:=NumFmt([.B28])" table:style-name="ce1">
            <text:p>#NAME?</text:p>
          </table:table-cell>
          <table:table-cell office:value-type="float" office:value="0" table:formula="of:=Dofmt([.B28];[.E28])" table:style-name="ce1">
            <text:p>#NAME?</text:p>
          </table:table-cell>
          <table:table-cell office:value-type="string" table:style-name="ce1">
            <text:p>##0.0E+0</text:p>
          </table:table-cell>
          <table:table-cell office:value-type="float" office:value="12345.678900000001" table:formula="of:=[.B28]" table:style-name="ce29">
            <text:p>12.3E+3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2345.678900000001" table:style-name="ce30">
            <text:p>12345.6789</text:p>
          </table:table-cell>
          <table:table-cell office:value-type="float" office:value="0" table:formula="of:=NumFmt([.B29])" table:style-name="ce1">
            <text:p>#NAME?</text:p>
          </table:table-cell>
          <table:table-cell office:value-type="float" office:value="0" table:formula="of:=Dofmt([.B29];[.E29])" table:style-name="ce1">
            <text:p>#NAME?</text:p>
          </table:table-cell>
          <table:table-cell office:value-type="string" table:style-name="ce1">
            <text:p>@</text:p>
          </table:table-cell>
          <table:table-cell office:value-type="float" office:value="12345.678900000001" table:formula="of:=[.B29]" table:style-name="ce30">
            <text:p>12345.6789</text:p>
          </table:table-cell>
          <table:table-cell table:number-columns-repeated="16378"/>
        </table:table-row>
        <table:table-row table:number-rows-repeated="1048547" table:style-name="ro1">
          <table:table-cell table:number-columns-repeated="16384"/>
        </table:table-row>
      </table:table>
      <table:table table:name="ImpliedNegative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Forma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B Fmt</text:p>
          </table:table-cell>
          <table:table-cell office:value-type="string" table:style-name="ce1">
            <text:p>VBA Fmt</text:p>
          </table:table-cell>
          <table:table-cell office:value-type="string" table:style-name="ce1">
            <text:p>Fmt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12345.678900000001" table:style-name="ce1">
            <text:p>-12345.6789</text:p>
          </table:table-cell>
          <table:table-cell office:value-type="float" office:value="0" table:formula="of:=NumFmt([.B2])" table:style-name="ce1">
            <text:p>#NAME?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12345.678900000001" table:style-name="ce2">
            <text:p>-12346</text:p>
          </table:table-cell>
          <table:table-cell office:value-type="float" office:value="0" table:formula="of:=NumFmt([.B3])" table:style-name="ce1">
            <text:p>#NAME?</text:p>
          </table:table-cell>
          <table:table-cell office:value-type="float" office:value="0" table:formula="of:=Dofmt([.B3];[.E3])" table:style-name="ce1">
            <text:p>#NAME?</text:p>
          </table:table-cell>
          <table:table-cell office:value-type="string" table:style-name="ce3">
            <text:p>0</text:p>
          </table:table-cell>
          <table:table-cell office:value-type="float" office:value="0" table:formula="of:=[.E3]=[.C3]" table:style-name="ce1">
            <text:p>#NAME?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2345.678900000001" table:style-name="ce4">
            <text:p>-12345.68</text:p>
          </table:table-cell>
          <table:table-cell office:value-type="float" office:value="0" table:formula="of:=NumFmt([.B4])" table:style-name="ce1">
            <text:p>#NAME?</text:p>
          </table:table-cell>
          <table:table-cell office:value-type="float" office:value="0" table:formula="of:=Dofmt([.B4];[.E4])" table:style-name="ce1">
            <text:p>#NAME?</text:p>
          </table:table-cell>
          <table:table-cell office:value-type="string" table:style-name="ce3">
            <text:p>0.00</text:p>
          </table:table-cell>
          <table:table-cell office:value-type="float" office:value="0" table:formula="of:=[.E4]=[.C4]" table:style-name="ce1">
            <text:p>#NAME?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2345.678900000001" table:style-name="ce5">
            <text:p>-12,346</text:p>
          </table:table-cell>
          <table:table-cell office:value-type="float" office:value="0" table:formula="of:=NumFmt([.B5])" table:style-name="ce1">
            <text:p>#NAME?</text:p>
          </table:table-cell>
          <table:table-cell office:value-type="float" office:value="0" table:formula="of:=Dofmt([.B5];[.E5])" table:style-name="ce1">
            <text:p>#NAME?</text:p>
          </table:table-cell>
          <table:table-cell office:value-type="string" table:style-name="ce1">
            <text:p>#,##0</text:p>
          </table:table-cell>
          <table:table-cell office:value-type="float" office:value="0" table:formula="of:=[.E5]=[.C5]" table:style-name="ce1">
            <text:p>#NAME?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12345.678900000001" table:style-name="ce6">
            <text:p>-12,345.68</text:p>
          </table:table-cell>
          <table:table-cell office:value-type="float" office:value="0" table:formula="of:=NumFmt([.B6])" table:style-name="ce1">
            <text:p>#NAME?</text:p>
          </table:table-cell>
          <table:table-cell office:value-type="float" office:value="0" table:formula="of:=Dofmt([.B6];[.E6])" table:style-name="ce1">
            <text:p>#NAME?</text:p>
          </table:table-cell>
          <table:table-cell office:value-type="string" table:style-name="ce1">
            <text:p>#,##0.00</text:p>
          </table:table-cell>
          <table:table-cell office:value-type="float" office:value="0" table:formula="of:=[.E6]=[.C6]" table:style-name="ce1">
            <text:p>#NAME?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percentage" office:value="-12345.678900000001" table:style-name="ce7">
            <text:p>-1234568%</text:p>
          </table:table-cell>
          <table:table-cell office:value-type="float" office:value="0" table:formula="of:=NumFmt([.B7])" table:style-name="ce1">
            <text:p>#NAME?</text:p>
          </table:table-cell>
          <table:table-cell office:value-type="float" office:value="0" table:formula="of:=Dofmt([.B7];[.E7])" table:style-name="ce1">
            <text:p>#NAME?</text:p>
          </table:table-cell>
          <table:table-cell office:value-type="string" table:style-name="ce3">
            <text:p>0%</text:p>
          </table:table-cell>
          <table:table-cell office:value-type="float" office:value="0" table:formula="of:=[.E7]=[.C7]" table:style-name="ce1">
            <text:p>#NAME?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percentage" office:value="-12345.678900000001" table:style-name="ce8">
            <text:p>-1234567.89%</text:p>
          </table:table-cell>
          <table:table-cell office:value-type="float" office:value="0" table:formula="of:=NumFmt([.B8])" table:style-name="ce1">
            <text:p>#NAME?</text:p>
          </table:table-cell>
          <table:table-cell office:value-type="float" office:value="0" table:formula="of:=Dofmt([.B8];[.E8])" table:style-name="ce1">
            <text:p>#NAME?</text:p>
          </table:table-cell>
          <table:table-cell office:value-type="string" table:style-name="ce3">
            <text:p>0.00%</text:p>
          </table:table-cell>
          <table:table-cell office:value-type="float" office:value="0" table:formula="of:=[.E8]=[.C8]" table:style-name="ce1">
            <text:p>#NAME?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2345.678900000001" table:style-name="ce9">
            <text:p>-1.23E+04</text:p>
          </table:table-cell>
          <table:table-cell office:value-type="float" office:value="0" table:formula="of:=NumFmt([.B9])" table:style-name="ce1">
            <text:p>#NAME?</text:p>
          </table:table-cell>
          <table:table-cell office:value-type="float" office:value="0" table:formula="of:=Dofmt([.B9];[.E9])" table:style-name="ce1">
            <text:p>#NAME?</text:p>
          </table:table-cell>
          <table:table-cell office:value-type="string" table:style-name="ce3">
            <text:p>0.00E+00</text:p>
          </table:table-cell>
          <table:table-cell office:value-type="float" office:value="0" table:formula="of:=[.E9]=[.C9]" table:style-name="ce1">
            <text:p>#NAME?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12345.678900000001" table:style-name="ce10">
            <text:p>-12345 2/3</text:p>
          </table:table-cell>
          <table:table-cell office:value-type="float" office:value="0" table:formula="of:=NumFmt([.B10])" table:style-name="ce1">
            <text:p>#NAME?</text:p>
          </table:table-cell>
          <table:table-cell office:value-type="float" office:value="0" table:formula="of:=Dofmt([.B10];[.E10])" table:style-name="ce1">
            <text:p>#NAME?</text:p>
          </table:table-cell>
          <table:table-cell office:value-type="string" table:style-name="ce1">
            <text:p># ?/?</text:p>
          </table:table-cell>
          <table:table-cell office:value-type="float" office:value="0" table:formula="of:=[.E10]=[.C10]" table:style-name="ce1">
            <text:p>#NAME?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2345.678900000001" table:style-name="ce11">
            <text:p>-12345 55/81</text:p>
          </table:table-cell>
          <table:table-cell office:value-type="float" office:value="0" table:formula="of:=NumFmt([.B11])" table:style-name="ce1">
            <text:p>#NAME?</text:p>
          </table:table-cell>
          <table:table-cell office:value-type="float" office:value="0" table:formula="of:=Dofmt([.B11];[.E11])" table:style-name="ce1">
            <text:p>#NAME?</text:p>
          </table:table-cell>
          <table:table-cell office:value-type="string" table:style-name="ce1">
            <text:p># ??/??</text:p>
          </table:table-cell>
          <table:table-cell office:value-type="float" office:value="0" table:formula="of:=[.E11]=[.C11]" table:style-name="ce1">
            <text:p>#NAME?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2345.678899999999" table:style-name="ce12">
            <text:p>#######</text:p>
          </table:table-cell>
          <table:table-cell office:value-type="float" office:value="0" table:formula="of:=NumFmt([.B12])" table:style-name="ce1">
            <text:p>#NAME?</text:p>
          </table:table-cell>
          <table:table-cell office:value-type="float" office:value="0" table:formula="of:=Dofmt([.B12];[.E12])" table:style-name="ce1">
            <text:p>#NAME?</text:p>
          </table:table-cell>
          <table:table-cell office:value-type="string" table:style-name="ce3">
            <text:p>m/d/yy</text:p>
          </table:table-cell>
          <table:table-cell office:value-type="float" office:value="0" table:formula="of:=[.E12]=[.C12]" table:style-name="ce1">
            <text:p>#NAME?</text:p>
          </table:table-cell>
          <table:table-cell office:value-type="string" table:style-name="ce1">
            <text:p>* What is this supposed to be?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12345.678899999999" table:style-name="ce13">
            <text:p>#######</text:p>
          </table:table-cell>
          <table:table-cell office:value-type="float" office:value="0" table:formula="of:=NumFmt([.B13])" table:style-name="ce1">
            <text:p>#NAME?</text:p>
          </table:table-cell>
          <table:table-cell office:value-type="float" office:value="0" table:formula="of:=Dofmt([.B13];[.E13])" table:style-name="ce1">
            <text:p>#NAME?</text:p>
          </table:table-cell>
          <table:table-cell office:value-type="string" table:style-name="ce3">
            <text:p>d-mmm-yy</text:p>
          </table:table-cell>
          <table:table-cell office:value-type="float" office:value="0" table:formula="of:=[.E13]=[.C13]" table:style-name="ce1">
            <text:p>#NAME?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12345.678899999999" table:style-name="ce14">
            <text:p>#######</text:p>
          </table:table-cell>
          <table:table-cell office:value-type="float" office:value="0" table:formula="of:=NumFmt([.B14])" table:style-name="ce1">
            <text:p>#NAME?</text:p>
          </table:table-cell>
          <table:table-cell office:value-type="float" office:value="0" table:formula="of:=Dofmt([.B14];[.E14])" table:style-name="ce1">
            <text:p>#NAME?</text:p>
          </table:table-cell>
          <table:table-cell office:value-type="string" table:style-name="ce3">
            <text:p>d-mmm</text:p>
          </table:table-cell>
          <table:table-cell office:value-type="float" office:value="0" table:formula="of:=[.E14]=[.C14]" table:style-name="ce1">
            <text:p>#NAME?</text:p>
          </table:table-cell>
          <table:table-cell table:number-columns-repeated="1637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2345.678899999999" table:style-name="ce15">
            <text:p>#######</text:p>
          </table:table-cell>
          <table:table-cell office:value-type="float" office:value="0" table:formula="of:=NumFmt([.B15])" table:style-name="ce1">
            <text:p>#NAME?</text:p>
          </table:table-cell>
          <table:table-cell office:value-type="float" office:value="0" table:formula="of:=Dofmt([.B15];[.E15])" table:style-name="ce1">
            <text:p>#NAME?</text:p>
          </table:table-cell>
          <table:table-cell office:value-type="string" table:style-name="ce3">
            <text:p>mmm-yy</text:p>
          </table:table-cell>
          <table:table-cell office:value-type="float" office:value="0" table:formula="of:=[.E15]=[.C15]" table:style-name="ce1">
            <text:p>#NAME?</text:p>
          </table:table-cell>
          <table:table-cell table:number-columns-repeated="1637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2345.678899999999" table:style-name="ce16">
            <text:p>#######</text:p>
          </table:table-cell>
          <table:table-cell office:value-type="float" office:value="0" table:formula="of:=NumFmt([.B16])" table:style-name="ce1">
            <text:p>#NAME?</text:p>
          </table:table-cell>
          <table:table-cell office:value-type="float" office:value="0" table:formula="of:=Dofmt([.B16];[.E16])" table:style-name="ce1">
            <text:p>#NAME?</text:p>
          </table:table-cell>
          <table:table-cell office:value-type="string" table:style-name="ce1">
            <text:p>h:mm AM/PM</text:p>
          </table:table-cell>
          <table:table-cell office:value-type="float" office:value="0" table:formula="of:=[.E16]=[.C16]" table:style-name="ce1">
            <text:p>#NAME?</text:p>
          </table:table-cell>
          <table:table-cell table:number-columns-repeated="1637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2345.678899999999" table:style-name="ce17">
            <text:p>#######</text:p>
          </table:table-cell>
          <table:table-cell office:value-type="float" office:value="0" table:formula="of:=NumFmt([.B17])" table:style-name="ce1">
            <text:p>#NAME?</text:p>
          </table:table-cell>
          <table:table-cell office:value-type="float" office:value="0" table:formula="of:=Dofmt([.B17];[.E17])" table:style-name="ce1">
            <text:p>#NAME?</text:p>
          </table:table-cell>
          <table:table-cell office:value-type="string" table:style-name="ce1">
            <text:p>h:mm:ss AM/PM</text:p>
          </table:table-cell>
          <table:table-cell office:value-type="float" office:value="0" table:formula="of:=[.E17]=[.C17]" table:style-name="ce1">
            <text:p>#NAME?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12345.678899999999" table:style-name="ce18">
            <text:p>#######</text:p>
          </table:table-cell>
          <table:table-cell office:value-type="float" office:value="0" table:formula="of:=NumFmt([.B18])" table:style-name="ce1">
            <text:p>#NAME?</text:p>
          </table:table-cell>
          <table:table-cell office:value-type="float" office:value="0" table:formula="of:=Dofmt([.B18];[.E18])" table:style-name="ce1">
            <text:p>#NAME?</text:p>
          </table:table-cell>
          <table:table-cell office:value-type="string" table:style-name="ce1">
            <text:p>h:mm</text:p>
          </table:table-cell>
          <table:table-cell office:value-type="float" office:value="0" table:formula="of:=[.E18]=[.C18]" table:style-name="ce1">
            <text:p>#NAME?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2345.678899999999" table:style-name="ce19">
            <text:p>#######</text:p>
          </table:table-cell>
          <table:table-cell office:value-type="float" office:value="0" table:formula="of:=NumFmt([.B19])" table:style-name="ce1">
            <text:p>#NAME?</text:p>
          </table:table-cell>
          <table:table-cell office:value-type="float" office:value="0" table:formula="of:=Dofmt([.B19];[.E19])" table:style-name="ce1">
            <text:p>#NAME?</text:p>
          </table:table-cell>
          <table:table-cell office:value-type="string" table:style-name="ce1">
            <text:p>h:mm:ss</text:p>
          </table:table-cell>
          <table:table-cell office:value-type="float" office:value="0" table:formula="of:=[.E19]=[.C19]" table:style-name="ce1">
            <text:p>#NAME?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12345.678899999999" table:style-name="ce20">
            <text:p>#######</text:p>
          </table:table-cell>
          <table:table-cell office:value-type="float" office:value="0" table:formula="of:=NumFmt([.B20])" table:style-name="ce1">
            <text:p>#NAME?</text:p>
          </table:table-cell>
          <table:table-cell office:value-type="float" office:value="0" table:formula="of:=Dofmt([.B20];[.E20])" table:style-name="ce1">
            <text:p>#NAME?</text:p>
          </table:table-cell>
          <table:table-cell office:value-type="string" table:style-name="ce1">
            <text:p>m/d/yy h:mm</text:p>
          </table:table-cell>
          <table:table-cell office:value-type="float" office:value="0" table:formula="of:=[.E20]=[.C20]" table:style-name="ce1">
            <text:p>#NAME?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12345.678900000001" table:style-name="ce22">
            <text:p>(12,346)</text:p>
          </table:table-cell>
          <table:table-cell office:value-type="float" office:value="0" table:formula="of:=NumFmt([.B21])" table:style-name="ce1">
            <text:p>#NAME?</text:p>
          </table:table-cell>
          <table:table-cell office:value-type="float" office:value="0" table:formula="of:=Dofmt([.B21];[.E21])" table:style-name="ce1">
            <text:p>#NAME?</text:p>
          </table:table-cell>
          <table:table-cell office:value-type="string" table:style-name="ce1">
            <text:p>#,##0 ;(#,##0)</text:p>
          </table:table-cell>
          <table:table-cell office:value-type="float" office:value="0" table:formula="of:=[.E21]=[.C21]" table:style-name="ce1">
            <text:p>#NAME?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-12345.678900000001" table:style-name="ce23">
            <text:p>(12,346)</text:p>
          </table:table-cell>
          <table:table-cell office:value-type="float" office:value="0" table:formula="of:=NumFmt([.B22])" table:style-name="ce1">
            <text:p>#NAME?</text:p>
          </table:table-cell>
          <table:table-cell office:value-type="float" office:value="0" table:formula="of:=Dofmt([.B22];[.E22])" table:style-name="ce1">
            <text:p>#NAME?</text:p>
          </table:table-cell>
          <table:table-cell office:value-type="string" table:style-name="ce1">
            <text:p>#,##0 ;[Red](#,##0)</text:p>
          </table:table-cell>
          <table:table-cell office:value-type="float" office:value="0" table:formula="of:=[.E22]=[.C22]" table:style-name="ce1">
            <text:p>#NAME?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-12345.678900000001" table:style-name="ce24">
            <text:p>(12,345.68)</text:p>
          </table:table-cell>
          <table:table-cell office:value-type="float" office:value="0" table:formula="of:=NumFmt([.B23])" table:style-name="ce1">
            <text:p>#NAME?</text:p>
          </table:table-cell>
          <table:table-cell office:value-type="float" office:value="0" table:formula="of:=Dofmt([.B23];[.E23])" table:style-name="ce1">
            <text:p>#NAME?</text:p>
          </table:table-cell>
          <table:table-cell office:value-type="string" table:style-name="ce1">
            <text:p>#,##0.00;(#,##0.00)</text:p>
          </table:table-cell>
          <table:table-cell office:value-type="float" office:value="0" table:formula="of:=[.E23]=[.C23]" table:style-name="ce1">
            <text:p>#NAME?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12345.678900000001" table:style-name="ce25">
            <text:p>(12,345.68)</text:p>
          </table:table-cell>
          <table:table-cell office:value-type="float" office:value="0" table:formula="of:=NumFmt([.B24])" table:style-name="ce1">
            <text:p>#NAME?</text:p>
          </table:table-cell>
          <table:table-cell office:value-type="float" office:value="0" table:formula="of:=Dofmt([.B24];[.E24])" table:style-name="ce1">
            <text:p>#NAME?</text:p>
          </table:table-cell>
          <table:table-cell office:value-type="string" table:style-name="ce1">
            <text:p>#,##0.00;[Red](#,##0.00)</text:p>
          </table:table-cell>
          <table:table-cell office:value-type="float" office:value="0" table:formula="of:=[.E24]=[.C24]" table:style-name="ce1">
            <text:p>#NAME?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12345.678899999999" table:style-name="ce26">
            <text:p>#######</text:p>
          </table:table-cell>
          <table:table-cell office:value-type="float" office:value="0" table:formula="of:=NumFmt([.B25])" table:style-name="ce1">
            <text:p>#NAME?</text:p>
          </table:table-cell>
          <table:table-cell office:value-type="float" office:value="0" table:formula="of:=Dofmt([.B25];[.E25])" table:style-name="ce1">
            <text:p>#NAME?</text:p>
          </table:table-cell>
          <table:table-cell office:value-type="string" table:style-name="ce1">
            <text:p>mm:ss</text:p>
          </table:table-cell>
          <table:table-cell office:value-type="float" office:value="0" table:formula="of:=[.E25]=[.C25]" table:style-name="ce1">
            <text:p>#NAME?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12345.678899999999" table:style-name="ce27">
            <text:p>#######</text:p>
          </table:table-cell>
          <table:table-cell office:value-type="float" office:value="0" table:formula="of:=NumFmt([.B26])" table:style-name="ce1">
            <text:p>#NAME?</text:p>
          </table:table-cell>
          <table:table-cell office:value-type="float" office:value="0" table:formula="of:=Dofmt([.B26];[.E26])" table:style-name="ce1">
            <text:p>#NAME?</text:p>
          </table:table-cell>
          <table:table-cell office:value-type="string" table:style-name="ce1">
            <text:p>[h]:mm:ss</text:p>
          </table:table-cell>
          <table:table-cell office:value-type="float" office:value="0" table:formula="of:=[.E26]=[.C26]" table:style-name="ce1">
            <text:p>#NAME?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12345.678899999999" table:style-name="ce28">
            <text:p>#######</text:p>
          </table:table-cell>
          <table:table-cell office:value-type="float" office:value="0" table:formula="of:=NumFmt([.B27])" table:style-name="ce1">
            <text:p>#NAME?</text:p>
          </table:table-cell>
          <table:table-cell office:value-type="float" office:value="0" table:formula="of:=Dofmt([.B27];[.E27])" table:style-name="ce1">
            <text:p>#NAME?</text:p>
          </table:table-cell>
          <table:table-cell office:value-type="string" table:style-name="ce1">
            <text:p>mmss.0</text:p>
          </table:table-cell>
          <table:table-cell office:value-type="float" office:value="0" table:formula="of:=[.E27]=[.C27]" table:style-name="ce1">
            <text:p>#NAME?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2345.678900000001" table:style-name="ce29">
            <text:p>-12.3E+3</text:p>
          </table:table-cell>
          <table:table-cell office:value-type="float" office:value="0" table:formula="of:=NumFmt([.B28])" table:style-name="ce1">
            <text:p>#NAME?</text:p>
          </table:table-cell>
          <table:table-cell office:value-type="float" office:value="0" table:formula="of:=Dofmt([.B28];[.E28])" table:style-name="ce1">
            <text:p>#NAME?</text:p>
          </table:table-cell>
          <table:table-cell office:value-type="string" table:style-name="ce1">
            <text:p>##0.0E+0</text:p>
          </table:table-cell>
          <table:table-cell office:value-type="float" office:value="0" table:formula="of:=[.E28]=[.C28]" table:style-name="ce1">
            <text:p>#NAME?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12345.678900000001" table:style-name="ce30">
            <text:p>-12345.6789</text:p>
          </table:table-cell>
          <table:table-cell office:value-type="float" office:value="0" table:formula="of:=NumFmt([.B29])" table:style-name="ce1">
            <text:p>#NAME?</text:p>
          </table:table-cell>
          <table:table-cell office:value-type="float" office:value="0" table:formula="of:=Dofmt([.B29];[.E29])" table:style-name="ce1">
            <text:p>#NAME?</text:p>
          </table:table-cell>
          <table:table-cell office:value-type="string" table:style-name="ce1">
            <text:p>@</text:p>
          </table:table-cell>
          <table:table-cell office:value-type="float" office:value="0" table:formula="of:=[.E29]=[.C29]" table:style-name="ce1">
            <text:p>#NAME?</text:p>
          </table:table-cell>
          <table:table-cell table:number-columns-repeated="16378"/>
        </table:table-row>
        <table:table-row table:number-rows-repeated="1048547" table:style-name="ro1">
          <table:table-cell table:number-columns-repeated="16384"/>
        </table:table-row>
      </table:table>
      <table:table table:name="2011" table:style-name="ta1"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General</text:p>
          </table:table-cell>
          <table:table-cell office:value-type="float" office:value="1" table:style-name="ce1">
            <text:p>1</text:p>
          </table:table-cell>
          <table:table-cell office:value-type="float" office:value="-1.2" table:style-name="ce1">
            <text:p>-1.2</text:p>
          </table:table-cell>
          <table:table-cell office:value-type="float" office:value="12.3" table:style-name="ce1">
            <text:p>12.3</text:p>
          </table:table-cell>
          <table:table-cell office:value-type="float" office:value="-12.34" table:style-name="ce1">
            <text:p>-12.34</text:p>
          </table:table-cell>
          <table:table-cell office:value-type="float" office:value="123.45" table:style-name="ce1">
            <text:p>123.45</text:p>
          </table:table-cell>
          <table:table-cell office:value-type="float" office:value="-123.456" table:style-name="ce1">
            <text:p>-123.456</text:p>
          </table:table-cell>
          <table:table-cell office:value-type="float" office:value="1234.567" table:style-name="ce1">
            <text:p>1234.567</text:p>
          </table:table-cell>
          <table:table-cell office:value-type="float" office:value="-1234.5678" table:style-name="ce1">
            <text:p>-1234.5678</text:p>
          </table:table-cell>
          <table:table-cell office:value-type="float" office:value="12345.678900000001" table:style-name="ce1">
            <text:p>12345.6789</text:p>
          </table:table-cell>
          <table:table-cell office:value-type="float" office:value="-12345.678910000001" table:style-name="ce1">
            <text:p>-12345.6789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umber</text:p>
          </table:table-cell>
          <table:table-cell office:value-type="float" office:value="1" table:style-name="ce2">
            <text:p>1</text:p>
          </table:table-cell>
          <table:table-cell office:value-type="float" office:value="-1.2" table:style-name="ce2">
            <text:p>-1</text:p>
          </table:table-cell>
          <table:table-cell office:value-type="float" office:value="12.3" table:style-name="ce2">
            <text:p>12</text:p>
          </table:table-cell>
          <table:table-cell office:value-type="float" office:value="-12.34" table:style-name="ce2">
            <text:p>-12</text:p>
          </table:table-cell>
          <table:table-cell office:value-type="float" office:value="123.45" table:style-name="ce2">
            <text:p>123</text:p>
          </table:table-cell>
          <table:table-cell office:value-type="float" office:value="-123.456" table:style-name="ce2">
            <text:p>-123</text:p>
          </table:table-cell>
          <table:table-cell office:value-type="float" office:value="1234.567" table:style-name="ce2">
            <text:p>1235</text:p>
          </table:table-cell>
          <table:table-cell office:value-type="float" office:value="-1234.5678" table:style-name="ce2">
            <text:p>-1235</text:p>
          </table:table-cell>
          <table:table-cell office:value-type="float" office:value="12345.678900000001" table:style-name="ce2">
            <text:p>12346</text:p>
          </table:table-cell>
          <table:table-cell office:value-type="float" office:value="-12345.678910000001" table:style-name="ce2">
            <text:p>-12346</text:p>
          </table:table-cell>
          <table:table-cell table:number-columns-repeated="16373" table:style-name="ce2"/>
        </table:table-row>
        <table:table-row table:style-name="ro1">
          <table:table-cell table:style-name="ce31"/>
          <table:table-cell office:value-type="float" office:value="1" table:style-name="ce31">
            <text:p>1</text:p>
          </table:table-cell>
          <table:table-cell office:value-type="float" office:value="-1.2" table:style-name="ce31">
            <text:p>1</text:p>
          </table:table-cell>
          <table:table-cell office:value-type="float" office:value="12.3" table:style-name="ce31">
            <text:p>12</text:p>
          </table:table-cell>
          <table:table-cell office:value-type="float" office:value="-12.34" table:style-name="ce31">
            <text:p>12</text:p>
          </table:table-cell>
          <table:table-cell office:value-type="float" office:value="123.45" table:style-name="ce31">
            <text:p>123</text:p>
          </table:table-cell>
          <table:table-cell office:value-type="float" office:value="-123.456" table:style-name="ce31">
            <text:p>123</text:p>
          </table:table-cell>
          <table:table-cell office:value-type="float" office:value="1234.567" table:style-name="ce31">
            <text:p>1235</text:p>
          </table:table-cell>
          <table:table-cell office:value-type="float" office:value="-1234.5678" table:style-name="ce31">
            <text:p>1235</text:p>
          </table:table-cell>
          <table:table-cell office:value-type="float" office:value="12345.678900000001" table:style-name="ce31">
            <text:p>12346</text:p>
          </table:table-cell>
          <table:table-cell office:value-type="float" office:value="-12345.678910000001" table:style-name="ce31">
            <text:p>12346</text:p>
          </table:table-cell>
          <table:table-cell table:number-columns-repeated="16373" table:style-name="ce31"/>
        </table:table-row>
        <table:table-row table:style-name="ro1">
          <table:table-cell table:style-name="ce32"/>
          <table:table-cell office:value-type="float" office:value="1" table:style-name="ce32">
            <text:p>1<text:s/></text:p>
          </table:table-cell>
          <table:table-cell office:value-type="float" office:value="-1.2" table:style-name="ce32">
            <text:p>(1)</text:p>
          </table:table-cell>
          <table:table-cell office:value-type="float" office:value="12.3" table:style-name="ce32">
            <text:p>12<text:s/></text:p>
          </table:table-cell>
          <table:table-cell office:value-type="float" office:value="-12.34" table:style-name="ce32">
            <text:p>(12)</text:p>
          </table:table-cell>
          <table:table-cell office:value-type="float" office:value="123.45" table:style-name="ce32">
            <text:p>123<text:s/></text:p>
          </table:table-cell>
          <table:table-cell office:value-type="float" office:value="-123.456" table:style-name="ce32">
            <text:p>(123)</text:p>
          </table:table-cell>
          <table:table-cell office:value-type="float" office:value="1234.567" table:style-name="ce32">
            <text:p>1235<text:s/></text:p>
          </table:table-cell>
          <table:table-cell office:value-type="float" office:value="-1234.5678" table:style-name="ce32">
            <text:p>(1235)</text:p>
          </table:table-cell>
          <table:table-cell office:value-type="float" office:value="12345.678900000001" table:style-name="ce32">
            <text:p>12346<text:s/></text:p>
          </table:table-cell>
          <table:table-cell office:value-type="float" office:value="-12345.678910000001" table:style-name="ce32">
            <text:p>(12346)</text:p>
          </table:table-cell>
          <table:table-cell table:number-columns-repeated="16373" table:style-name="ce32"/>
        </table:table-row>
        <table:table-row table:style-name="ro1">
          <table:table-cell table:style-name="ce33"/>
          <table:table-cell office:value-type="float" office:value="1" table:style-name="ce33">
            <text:p>1<text:s/></text:p>
          </table:table-cell>
          <table:table-cell office:value-type="float" office:value="-1.2" table:style-name="ce33">
            <text:p>(1)</text:p>
          </table:table-cell>
          <table:table-cell office:value-type="float" office:value="12.3" table:style-name="ce33">
            <text:p>12<text:s/></text:p>
          </table:table-cell>
          <table:table-cell office:value-type="float" office:value="-12.34" table:style-name="ce33">
            <text:p>(12)</text:p>
          </table:table-cell>
          <table:table-cell office:value-type="float" office:value="123.45" table:style-name="ce33">
            <text:p>123<text:s/></text:p>
          </table:table-cell>
          <table:table-cell office:value-type="float" office:value="-123.456" table:style-name="ce33">
            <text:p>(123)</text:p>
          </table:table-cell>
          <table:table-cell office:value-type="float" office:value="1234.567" table:style-name="ce33">
            <text:p>1235<text:s/></text:p>
          </table:table-cell>
          <table:table-cell office:value-type="float" office:value="-1234.5678" table:style-name="ce33">
            <text:p>(1235)</text:p>
          </table:table-cell>
          <table:table-cell office:value-type="float" office:value="12345.678900000001" table:style-name="ce33">
            <text:p>12346<text:s/></text:p>
          </table:table-cell>
          <table:table-cell office:value-type="float" office:value="-12345.678910000001" table:style-name="ce33">
            <text:p>(12346)</text:p>
          </table:table-cell>
          <table:table-cell table:number-columns-repeated="16373" table:style-name="ce33"/>
        </table:table-row>
        <table:table-row table:style-name="ro1">
          <table:table-cell table:style-name="ce4"/>
          <table:table-cell office:value-type="float" office:value="1" table:style-name="ce4">
            <text:p>1.00</text:p>
          </table:table-cell>
          <table:table-cell office:value-type="float" office:value="-1.2" table:style-name="ce4">
            <text:p>-1.20</text:p>
          </table:table-cell>
          <table:table-cell office:value-type="float" office:value="12.3" table:style-name="ce4">
            <text:p>12.30</text:p>
          </table:table-cell>
          <table:table-cell office:value-type="float" office:value="-12.34" table:style-name="ce4">
            <text:p>-12.34</text:p>
          </table:table-cell>
          <table:table-cell office:value-type="float" office:value="123.45" table:style-name="ce4">
            <text:p>123.45</text:p>
          </table:table-cell>
          <table:table-cell office:value-type="float" office:value="-123.456" table:style-name="ce4">
            <text:p>-123.46</text:p>
          </table:table-cell>
          <table:table-cell office:value-type="float" office:value="1234.567" table:style-name="ce4">
            <text:p>1234.57</text:p>
          </table:table-cell>
          <table:table-cell office:value-type="float" office:value="-1234.5678" table:style-name="ce4">
            <text:p>-1234.57</text:p>
          </table:table-cell>
          <table:table-cell office:value-type="float" office:value="12345.678900000001" table:style-name="ce4">
            <text:p>12345.68</text:p>
          </table:table-cell>
          <table:table-cell office:value-type="float" office:value="-12345.678910000001" table:style-name="ce4">
            <text:p>-12345.68</text:p>
          </table:table-cell>
          <table:table-cell table:number-columns-repeated="16373" table:style-name="ce4"/>
        </table:table-row>
        <table:table-row table:style-name="ro1">
          <table:table-cell table:style-name="ce34"/>
          <table:table-cell office:value-type="float" office:value="1" table:style-name="ce34">
            <text:p>1.00</text:p>
          </table:table-cell>
          <table:table-cell office:value-type="float" office:value="-1.2" table:style-name="ce34">
            <text:p>1.20</text:p>
          </table:table-cell>
          <table:table-cell office:value-type="float" office:value="12.3" table:style-name="ce34">
            <text:p>12.30</text:p>
          </table:table-cell>
          <table:table-cell office:value-type="float" office:value="-12.34" table:style-name="ce34">
            <text:p>12.34</text:p>
          </table:table-cell>
          <table:table-cell office:value-type="float" office:value="123.45" table:style-name="ce34">
            <text:p>123.45</text:p>
          </table:table-cell>
          <table:table-cell office:value-type="float" office:value="-123.456" table:style-name="ce34">
            <text:p>123.46</text:p>
          </table:table-cell>
          <table:table-cell office:value-type="float" office:value="1234.567" table:style-name="ce34">
            <text:p>1234.57</text:p>
          </table:table-cell>
          <table:table-cell office:value-type="float" office:value="-1234.5678" table:style-name="ce34">
            <text:p>1234.57</text:p>
          </table:table-cell>
          <table:table-cell office:value-type="float" office:value="12345.678900000001" table:style-name="ce34">
            <text:p>12345.68</text:p>
          </table:table-cell>
          <table:table-cell office:value-type="float" office:value="-12345.678910000001" table:style-name="ce34">
            <text:p>12345.68</text:p>
          </table:table-cell>
          <table:table-cell table:number-columns-repeated="16373" table:style-name="ce34"/>
        </table:table-row>
        <table:table-row table:style-name="ro1">
          <table:table-cell table:style-name="ce35"/>
          <table:table-cell office:value-type="float" office:value="1" table:style-name="ce35">
            <text:p>1.00<text:s/></text:p>
          </table:table-cell>
          <table:table-cell office:value-type="float" office:value="-1.2" table:style-name="ce35">
            <text:p>(1.20)</text:p>
          </table:table-cell>
          <table:table-cell office:value-type="float" office:value="12.3" table:style-name="ce35">
            <text:p>12.30<text:s/></text:p>
          </table:table-cell>
          <table:table-cell office:value-type="float" office:value="-12.34" table:style-name="ce35">
            <text:p>(12.34)</text:p>
          </table:table-cell>
          <table:table-cell office:value-type="float" office:value="123.45" table:style-name="ce35">
            <text:p>123.45<text:s/></text:p>
          </table:table-cell>
          <table:table-cell office:value-type="float" office:value="-123.456" table:style-name="ce35">
            <text:p>(123.46)</text:p>
          </table:table-cell>
          <table:table-cell office:value-type="float" office:value="1234.567" table:style-name="ce35">
            <text:p>1234.57<text:s/></text:p>
          </table:table-cell>
          <table:table-cell office:value-type="float" office:value="-1234.5678" table:style-name="ce35">
            <text:p>(1234.57)</text:p>
          </table:table-cell>
          <table:table-cell office:value-type="float" office:value="12345.678900000001" table:style-name="ce35">
            <text:p>12345.68<text:s/></text:p>
          </table:table-cell>
          <table:table-cell office:value-type="float" office:value="-12345.678910000001" table:style-name="ce35">
            <text:p>(12345.68)</text:p>
          </table:table-cell>
          <table:table-cell table:number-columns-repeated="16373" table:style-name="ce35"/>
        </table:table-row>
        <table:table-row table:style-name="ro1">
          <table:table-cell table:style-name="ce36"/>
          <table:table-cell office:value-type="float" office:value="1" table:style-name="ce36">
            <text:p>1.00<text:s/></text:p>
          </table:table-cell>
          <table:table-cell office:value-type="float" office:value="-1.2" table:style-name="ce36">
            <text:p>(1.20)</text:p>
          </table:table-cell>
          <table:table-cell office:value-type="float" office:value="12.3" table:style-name="ce36">
            <text:p>12.30<text:s/></text:p>
          </table:table-cell>
          <table:table-cell office:value-type="float" office:value="-12.34" table:style-name="ce36">
            <text:p>(12.34)</text:p>
          </table:table-cell>
          <table:table-cell office:value-type="float" office:value="123.45" table:style-name="ce36">
            <text:p>123.45<text:s/></text:p>
          </table:table-cell>
          <table:table-cell office:value-type="float" office:value="-123.456" table:style-name="ce36">
            <text:p>(123.46)</text:p>
          </table:table-cell>
          <table:table-cell office:value-type="float" office:value="1234.567" table:style-name="ce36">
            <text:p>1234.57<text:s/></text:p>
          </table:table-cell>
          <table:table-cell office:value-type="float" office:value="-1234.5678" table:style-name="ce36">
            <text:p>(1234.57)</text:p>
          </table:table-cell>
          <table:table-cell office:value-type="float" office:value="12345.678900000001" table:style-name="ce36">
            <text:p>12345.68<text:s/></text:p>
          </table:table-cell>
          <table:table-cell office:value-type="float" office:value="-12345.678910000001" table:style-name="ce36">
            <text:p>(12345.68)</text:p>
          </table:table-cell>
          <table:table-cell table:number-columns-repeated="16373" table:style-name="ce36"/>
        </table:table-row>
        <table:table-row table:style-name="ro1">
          <table:table-cell table:style-name="ce37"/>
          <table:table-cell office:value-type="float" office:value="1" table:style-name="ce37">
            <text:p>1.0</text:p>
          </table:table-cell>
          <table:table-cell office:value-type="float" office:value="-1.2" table:style-name="ce37">
            <text:p>-1.2</text:p>
          </table:table-cell>
          <table:table-cell office:value-type="float" office:value="12.3" table:style-name="ce37">
            <text:p>12.3</text:p>
          </table:table-cell>
          <table:table-cell office:value-type="float" office:value="-12.34" table:style-name="ce37">
            <text:p>-12.3</text:p>
          </table:table-cell>
          <table:table-cell office:value-type="float" office:value="123.45" table:style-name="ce37">
            <text:p>123.5</text:p>
          </table:table-cell>
          <table:table-cell office:value-type="float" office:value="-123.456" table:style-name="ce37">
            <text:p>-123.5</text:p>
          </table:table-cell>
          <table:table-cell office:value-type="float" office:value="1234.567" table:style-name="ce37">
            <text:p>1,234.6</text:p>
          </table:table-cell>
          <table:table-cell office:value-type="float" office:value="-1234.5678" table:style-name="ce37">
            <text:p>-1,234.6</text:p>
          </table:table-cell>
          <table:table-cell office:value-type="float" office:value="12345.678900000001" table:style-name="ce37">
            <text:p>12,345.7</text:p>
          </table:table-cell>
          <table:table-cell office:value-type="float" office:value="-12345.678910000001" table:style-name="ce37">
            <text:p>-12,345.7</text:p>
          </table:table-cell>
          <table:table-cell table:number-columns-repeated="16373" table:style-name="ce37"/>
        </table:table-row>
        <table:table-row table:style-name="ro1">
          <table:table-cell table:style-name="ce38"/>
          <table:table-cell office:value-type="float" office:value="1" table:style-name="ce38">
            <text:p>1.0</text:p>
          </table:table-cell>
          <table:table-cell office:value-type="float" office:value="-1.2" table:style-name="ce38">
            <text:p>1.2</text:p>
          </table:table-cell>
          <table:table-cell office:value-type="float" office:value="12.3" table:style-name="ce38">
            <text:p>12.3</text:p>
          </table:table-cell>
          <table:table-cell office:value-type="float" office:value="-12.34" table:style-name="ce38">
            <text:p>12.3</text:p>
          </table:table-cell>
          <table:table-cell office:value-type="float" office:value="123.45" table:style-name="ce38">
            <text:p>123.5</text:p>
          </table:table-cell>
          <table:table-cell office:value-type="float" office:value="-123.456" table:style-name="ce38">
            <text:p>123.5</text:p>
          </table:table-cell>
          <table:table-cell office:value-type="float" office:value="1234.567" table:style-name="ce38">
            <text:p>1,234.6</text:p>
          </table:table-cell>
          <table:table-cell office:value-type="float" office:value="-1234.5678" table:style-name="ce38">
            <text:p>1,234.6</text:p>
          </table:table-cell>
          <table:table-cell office:value-type="float" office:value="12345.678900000001" table:style-name="ce38">
            <text:p>12,345.7</text:p>
          </table:table-cell>
          <table:table-cell office:value-type="float" office:value="-12345.678910000001" table:style-name="ce38">
            <text:p>12,345.7</text:p>
          </table:table-cell>
          <table:table-cell table:number-columns-repeated="16373" table:style-name="ce38"/>
        </table:table-row>
        <table:table-row table:style-name="ro1">
          <table:table-cell table:style-name="ce39"/>
          <table:table-cell office:value-type="float" office:value="1" table:style-name="ce39">
            <text:p>1.0<text:s/></text:p>
          </table:table-cell>
          <table:table-cell office:value-type="float" office:value="-1.2" table:style-name="ce39">
            <text:p>(1.2)</text:p>
          </table:table-cell>
          <table:table-cell office:value-type="float" office:value="12.3" table:style-name="ce39">
            <text:p>12.3<text:s/></text:p>
          </table:table-cell>
          <table:table-cell office:value-type="float" office:value="-12.34" table:style-name="ce39">
            <text:p>(12.3)</text:p>
          </table:table-cell>
          <table:table-cell office:value-type="float" office:value="123.45" table:style-name="ce39">
            <text:p>123.5<text:s/></text:p>
          </table:table-cell>
          <table:table-cell office:value-type="float" office:value="-123.456" table:style-name="ce39">
            <text:p>(123.5)</text:p>
          </table:table-cell>
          <table:table-cell office:value-type="float" office:value="1234.567" table:style-name="ce39">
            <text:p>1,234.6<text:s/></text:p>
          </table:table-cell>
          <table:table-cell office:value-type="float" office:value="-1234.5678" table:style-name="ce39">
            <text:p>(1,234.6)</text:p>
          </table:table-cell>
          <table:table-cell office:value-type="float" office:value="12345.678900000001" table:style-name="ce39">
            <text:p>12,345.7<text:s/></text:p>
          </table:table-cell>
          <table:table-cell office:value-type="float" office:value="-12345.678910000001" table:style-name="ce39">
            <text:p>(12,345.7)</text:p>
          </table:table-cell>
          <table:table-cell table:number-columns-repeated="16373" table:style-name="ce39"/>
        </table:table-row>
        <table:table-row table:style-name="ro1">
          <table:table-cell table:style-name="ce40"/>
          <table:table-cell office:value-type="float" office:value="1" table:style-name="ce40">
            <text:p>1.0<text:s/></text:p>
          </table:table-cell>
          <table:table-cell office:value-type="float" office:value="-1.2" table:style-name="ce40">
            <text:p>(1.2)</text:p>
          </table:table-cell>
          <table:table-cell office:value-type="float" office:value="12.3" table:style-name="ce40">
            <text:p>12.3<text:s/></text:p>
          </table:table-cell>
          <table:table-cell office:value-type="float" office:value="-12.34" table:style-name="ce40">
            <text:p>(12.3)</text:p>
          </table:table-cell>
          <table:table-cell office:value-type="float" office:value="123.45" table:style-name="ce40">
            <text:p>123.5<text:s/></text:p>
          </table:table-cell>
          <table:table-cell office:value-type="float" office:value="-123.456" table:style-name="ce40">
            <text:p>(123.5)</text:p>
          </table:table-cell>
          <table:table-cell office:value-type="float" office:value="1234.567" table:style-name="ce40">
            <text:p>1,234.6<text:s/></text:p>
          </table:table-cell>
          <table:table-cell office:value-type="float" office:value="-1234.5678" table:style-name="ce40">
            <text:p>(1,234.6)</text:p>
          </table:table-cell>
          <table:table-cell office:value-type="float" office:value="12345.678900000001" table:style-name="ce40">
            <text:p>12,345.7<text:s/></text:p>
          </table:table-cell>
          <table:table-cell office:value-type="float" office:value="-12345.678910000001" table:style-name="ce40">
            <text:p>(12,345.7)</text:p>
          </table:table-cell>
          <table:table-cell table:number-columns-repeated="16373" table:style-name="ce40"/>
        </table:table-row>
        <table:table-row table:style-name="ro1">
          <table:table-cell table:number-columns-repeated="16384" table:style-name="ce40"/>
        </table:table-row>
        <table:table-row table:style-name="ro1">
          <table:table-cell office:value-type="string" table:style-name="ce41">
            <text:p>Currency</text:p>
          </table:table-cell>
          <table:table-cell office:value-type="currency" office:value="1" table:style-name="ce41">
            <text:p>$1.00</text:p>
          </table:table-cell>
          <table:table-cell office:value-type="currency" office:value="-1.2" table:style-name="ce41">
            <text:p>-$1.20</text:p>
          </table:table-cell>
          <table:table-cell office:value-type="currency" office:value="12.3" table:style-name="ce41">
            <text:p>$12.30</text:p>
          </table:table-cell>
          <table:table-cell office:value-type="currency" office:value="-12.34" table:style-name="ce41">
            <text:p>-$12.34</text:p>
          </table:table-cell>
          <table:table-cell office:value-type="currency" office:value="123.45" table:style-name="ce41">
            <text:p>$123.45</text:p>
          </table:table-cell>
          <table:table-cell office:value-type="currency" office:value="-123.456" table:style-name="ce41">
            <text:p>-$123.46</text:p>
          </table:table-cell>
          <table:table-cell office:value-type="currency" office:value="1234.567" table:style-name="ce41">
            <text:p>$1,234.57</text:p>
          </table:table-cell>
          <table:table-cell office:value-type="currency" office:value="-1234.5678" table:style-name="ce41">
            <text:p>-$1,234.57</text:p>
          </table:table-cell>
          <table:table-cell office:value-type="currency" office:value="12345.678900000001" table:style-name="ce41">
            <text:p>$12,345.68</text:p>
          </table:table-cell>
          <table:table-cell office:value-type="currency" office:value="-12345.678910000001" table:style-name="ce41">
            <text:p>-$12,345.68</text:p>
          </table:table-cell>
          <table:table-cell table:number-columns-repeated="16373" table:style-name="ce41"/>
        </table:table-row>
        <table:table-row table:style-name="ro1">
          <table:table-cell table:style-name="ce42"/>
          <table:table-cell office:value-type="currency" office:value="1" table:style-name="ce42">
            <text:p>£1.00</text:p>
          </table:table-cell>
          <table:table-cell office:value-type="currency" office:value="-1.2" table:style-name="ce42">
            <text:p>£1.20</text:p>
          </table:table-cell>
          <table:table-cell office:value-type="currency" office:value="12.3" table:style-name="ce42">
            <text:p>£12.30</text:p>
          </table:table-cell>
          <table:table-cell office:value-type="currency" office:value="-12.34" table:style-name="ce42">
            <text:p>£12.34</text:p>
          </table:table-cell>
          <table:table-cell office:value-type="currency" office:value="123.45" table:style-name="ce42">
            <text:p>£123.45</text:p>
          </table:table-cell>
          <table:table-cell office:value-type="currency" office:value="-123.456" table:style-name="ce42">
            <text:p>£123.46</text:p>
          </table:table-cell>
          <table:table-cell office:value-type="currency" office:value="1234.567" table:style-name="ce42">
            <text:p>£1,234.57</text:p>
          </table:table-cell>
          <table:table-cell office:value-type="currency" office:value="-1234.5678" table:style-name="ce42">
            <text:p>£1,234.57</text:p>
          </table:table-cell>
          <table:table-cell office:value-type="currency" office:value="12345.678900000001" table:style-name="ce42">
            <text:p>£12,345.68</text:p>
          </table:table-cell>
          <table:table-cell office:value-type="currency" office:value="-12345.678910000001" table:style-name="ce42">
            <text:p>£12,345.68</text:p>
          </table:table-cell>
          <table:table-cell table:number-columns-repeated="16373" table:style-name="ce42"/>
        </table:table-row>
        <table:table-row table:style-name="ro1">
          <table:table-cell table:style-name="ce43"/>
          <table:table-cell office:value-type="currency" office:value="1" table:style-name="ce43">
            <text:p>¥1.00</text:p>
          </table:table-cell>
          <table:table-cell office:value-type="currency" office:value="-1.2" table:style-name="ce43">
            <text:p>-¥1.20</text:p>
          </table:table-cell>
          <table:table-cell office:value-type="currency" office:value="12.3" table:style-name="ce43">
            <text:p>¥12.30</text:p>
          </table:table-cell>
          <table:table-cell office:value-type="currency" office:value="-12.34" table:style-name="ce43">
            <text:p>-¥12.34</text:p>
          </table:table-cell>
          <table:table-cell office:value-type="currency" office:value="123.45" table:style-name="ce43">
            <text:p>¥123.45</text:p>
          </table:table-cell>
          <table:table-cell office:value-type="currency" office:value="-123.456" table:style-name="ce43">
            <text:p>-¥123.46</text:p>
          </table:table-cell>
          <table:table-cell office:value-type="currency" office:value="1234.567" table:style-name="ce43">
            <text:p>¥1,234.57</text:p>
          </table:table-cell>
          <table:table-cell office:value-type="currency" office:value="-1234.5678" table:style-name="ce43">
            <text:p>-¥1,234.57</text:p>
          </table:table-cell>
          <table:table-cell office:value-type="currency" office:value="12345.678900000001" table:style-name="ce43">
            <text:p>¥12,345.68</text:p>
          </table:table-cell>
          <table:table-cell office:value-type="currency" office:value="-12345.678910000001" table:style-name="ce43">
            <text:p>-¥12,345.68</text:p>
          </table:table-cell>
          <table:table-cell table:number-columns-repeated="16373" table:style-name="ce43"/>
        </table:table-row>
        <table:table-row table:style-name="ro1">
          <table:table-cell table:style-name="ce44"/>
          <table:table-cell office:value-type="currency" office:value="1" table:style-name="ce44">
            <text:p>¥1.00</text:p>
          </table:table-cell>
          <table:table-cell office:value-type="currency" office:value="-1.2" table:style-name="ce44">
            <text:p>-¥1.20</text:p>
          </table:table-cell>
          <table:table-cell office:value-type="currency" office:value="12.3" table:style-name="ce44">
            <text:p>¥12.30</text:p>
          </table:table-cell>
          <table:table-cell office:value-type="currency" office:value="-12.34" table:style-name="ce44">
            <text:p>-¥12.34</text:p>
          </table:table-cell>
          <table:table-cell office:value-type="currency" office:value="123.45" table:style-name="ce44">
            <text:p>¥123.45</text:p>
          </table:table-cell>
          <table:table-cell office:value-type="currency" office:value="-123.456" table:style-name="ce44">
            <text:p>-¥123.46</text:p>
          </table:table-cell>
          <table:table-cell office:value-type="currency" office:value="1234.567" table:style-name="ce44">
            <text:p>¥1,234.57</text:p>
          </table:table-cell>
          <table:table-cell office:value-type="currency" office:value="-1234.5678" table:style-name="ce44">
            <text:p>-¥1,234.57</text:p>
          </table:table-cell>
          <table:table-cell office:value-type="currency" office:value="12345.678900000001" table:style-name="ce44">
            <text:p>¥12,345.68</text:p>
          </table:table-cell>
          <table:table-cell office:value-type="currency" office:value="-12345.678910000001" table:style-name="ce44">
            <text:p>-¥12,345.68</text:p>
          </table:table-cell>
          <table:table-cell table:number-columns-repeated="16373" table:style-name="ce44"/>
        </table:table-row>
        <table:table-row table:style-name="ro1">
          <table:table-cell table:style-name="ce45"/>
          <table:table-cell office:value-type="currency" office:value="1" table:style-name="ce45">
            <text:p>1.00 €</text:p>
          </table:table-cell>
          <table:table-cell office:value-type="currency" office:value="-1.2" table:style-name="ce45">
            <text:p>-1.20 €</text:p>
          </table:table-cell>
          <table:table-cell office:value-type="currency" office:value="12.3" table:style-name="ce45">
            <text:p>12.30 €</text:p>
          </table:table-cell>
          <table:table-cell office:value-type="currency" office:value="-12.34" table:style-name="ce45">
            <text:p>-12.34 €</text:p>
          </table:table-cell>
          <table:table-cell office:value-type="currency" office:value="123.45" table:style-name="ce45">
            <text:p>123.45 €</text:p>
          </table:table-cell>
          <table:table-cell office:value-type="currency" office:value="-123.456" table:style-name="ce45">
            <text:p>-123.46 €</text:p>
          </table:table-cell>
          <table:table-cell office:value-type="currency" office:value="1234.567" table:style-name="ce45">
            <text:p>1,234.57 €</text:p>
          </table:table-cell>
          <table:table-cell office:value-type="currency" office:value="-1234.5678" table:style-name="ce45">
            <text:p>-1,234.57 €</text:p>
          </table:table-cell>
          <table:table-cell office:value-type="currency" office:value="12345.678900000001" table:style-name="ce45">
            <text:p>12,345.68 €</text:p>
          </table:table-cell>
          <table:table-cell office:value-type="currency" office:value="-12345.678910000001" table:style-name="ce45">
            <text:p>-12,345.68 €</text:p>
          </table:table-cell>
          <table:table-cell table:number-columns-repeated="16373" table:style-name="ce45"/>
        </table:table-row>
        <table:table-row table:style-name="ro1">
          <table:table-cell table:style-name="ce46"/>
          <table:table-cell office:value-type="currency" office:value="1" table:style-name="ce46">
            <text:p>1.00₹<text:s/></text:p>
          </table:table-cell>
          <table:table-cell office:value-type="currency" office:value="-1.2" table:style-name="ce46">
            <text:p>(1.20₹)</text:p>
          </table:table-cell>
          <table:table-cell office:value-type="currency" office:value="12.3" table:style-name="ce46">
            <text:p>12.30₹<text:s/></text:p>
          </table:table-cell>
          <table:table-cell office:value-type="currency" office:value="-12.34" table:style-name="ce46">
            <text:p>(12.34₹)</text:p>
          </table:table-cell>
          <table:table-cell office:value-type="currency" office:value="123.45" table:style-name="ce46">
            <text:p>123.45₹<text:s/></text:p>
          </table:table-cell>
          <table:table-cell office:value-type="currency" office:value="-123.456" table:style-name="ce46">
            <text:p>(123.46₹)</text:p>
          </table:table-cell>
          <table:table-cell office:value-type="currency" office:value="1234.567" table:style-name="ce46">
            <text:p>1,234.57₹<text:s/></text:p>
          </table:table-cell>
          <table:table-cell office:value-type="currency" office:value="-1234.5678" table:style-name="ce46">
            <text:p>(1,234.57₹)</text:p>
          </table:table-cell>
          <table:table-cell office:value-type="currency" office:value="12345.678900000001" table:style-name="ce46">
            <text:p>12,345.68₹<text:s/></text:p>
          </table:table-cell>
          <table:table-cell office:value-type="currency" office:value="-12345.678910000001" table:style-name="ce46">
            <text:p>(12,345.68₹)</text:p>
          </table:table-cell>
          <table:table-cell table:number-columns-repeated="16373" table:style-name="ce46"/>
        </table:table-row>
        <table:table-row table:style-name="ro1">
          <table:table-cell table:number-columns-repeated="16384" table:style-name="ce46"/>
        </table:table-row>
        <table:table-row table:style-name="ro1">
          <table:table-cell office:value-type="string" table:style-name="ce47">
            <text:p>Accounting</text:p>
          </table:table-cell>
          <table:table-cell office:value-type="currency" office:value="1" table:style-name="ce47">
            <text:p><text:s/>$1.00<text:s/></text:p>
          </table:table-cell>
          <table:table-cell office:value-type="currency" office:value="-1.2" table:style-name="ce47">
            <text:p><text:s/>$(1.20)</text:p>
          </table:table-cell>
          <table:table-cell office:value-type="currency" office:value="12.3" table:style-name="ce47">
            <text:p><text:s/>$12.30<text:s/></text:p>
          </table:table-cell>
          <table:table-cell office:value-type="currency" office:value="-12.34" table:style-name="ce47">
            <text:p><text:s/>$(12.34)</text:p>
          </table:table-cell>
          <table:table-cell office:value-type="currency" office:value="123.45" table:style-name="ce47">
            <text:p><text:s/>$123.45<text:s/></text:p>
          </table:table-cell>
          <table:table-cell office:value-type="currency" office:value="-123.456" table:style-name="ce47">
            <text:p><text:s/>$(123.46)</text:p>
          </table:table-cell>
          <table:table-cell office:value-type="currency" office:value="1234.567" table:style-name="ce47">
            <text:p><text:s/>$1,234.57<text:s/></text:p>
          </table:table-cell>
          <table:table-cell office:value-type="currency" office:value="-1234.5678" table:style-name="ce47">
            <text:p><text:s/>$(1,234.57)</text:p>
          </table:table-cell>
          <table:table-cell office:value-type="currency" office:value="12345.678900000001" table:style-name="ce47">
            <text:p><text:s/>$12,345.68<text:s/></text:p>
          </table:table-cell>
          <table:table-cell office:value-type="currency" office:value="-12345.678910000001" table:style-name="ce47">
            <text:p><text:s/>$(12,345.68)</text:p>
          </table:table-cell>
          <table:table-cell table:number-columns-repeated="16373" table:style-name="ce47"/>
        </table:table-row>
        <table:table-row table:style-name="ro1">
          <table:table-cell table:style-name="ce48"/>
          <table:table-cell office:value-type="currency" office:value="1" table:style-name="ce48">
            <text:p><text:s/>1.00 ﷼<text:s/></text:p>
          </table:table-cell>
          <table:table-cell office:value-type="currency" office:value="-1.2" table:style-name="ce48">
            <text:p><text:s/>(1.20)﷼<text:s/></text:p>
          </table:table-cell>
          <table:table-cell office:value-type="currency" office:value="12.3" table:style-name="ce48">
            <text:p><text:s/>12.30 ﷼<text:s/></text:p>
          </table:table-cell>
          <table:table-cell office:value-type="currency" office:value="-12.34" table:style-name="ce48">
            <text:p><text:s/>(12.34)﷼<text:s/></text:p>
          </table:table-cell>
          <table:table-cell office:value-type="currency" office:value="123.45" table:style-name="ce48">
            <text:p><text:s/>123.45 ﷼<text:s/></text:p>
          </table:table-cell>
          <table:table-cell office:value-type="currency" office:value="-123.456" table:style-name="ce48">
            <text:p><text:s/>(123.46)﷼<text:s/></text:p>
          </table:table-cell>
          <table:table-cell office:value-type="currency" office:value="1234.567" table:style-name="ce48">
            <text:p><text:s/>1,234.57 ﷼<text:s/></text:p>
          </table:table-cell>
          <table:table-cell office:value-type="currency" office:value="-1234.5678" table:style-name="ce48">
            <text:p><text:s/>(1,234.57)﷼<text:s/></text:p>
          </table:table-cell>
          <table:table-cell office:value-type="currency" office:value="12345.678900000001" table:style-name="ce48">
            <text:p><text:s/>12,345.68 ﷼<text:s/></text:p>
          </table:table-cell>
          <table:table-cell office:value-type="currency" office:value="-12345.678910000001" table:style-name="ce48">
            <text:p><text:s/>(12,345.68)﷼<text:s/></text:p>
          </table:table-cell>
          <table:table-cell table:number-columns-repeated="16373" table:style-name="ce48"/>
        </table:table-row>
        <table:table-row table:style-name="ro1">
          <table:table-cell table:style-name="ce49"/>
          <table:table-cell office:value-type="currency" office:value="1" table:style-name="ce49">
            <text:p><text:s/>ANG 1.0<text:s/></text:p>
          </table:table-cell>
          <table:table-cell office:value-type="currency" office:value="-1.2" table:style-name="ce49">
            <text:p><text:s/>ANG (1.2)</text:p>
          </table:table-cell>
          <table:table-cell office:value-type="currency" office:value="12.3" table:style-name="ce49">
            <text:p><text:s/>ANG 12.3<text:s/></text:p>
          </table:table-cell>
          <table:table-cell office:value-type="currency" office:value="-12.34" table:style-name="ce49">
            <text:p><text:s/>ANG (12.3)</text:p>
          </table:table-cell>
          <table:table-cell office:value-type="currency" office:value="123.45" table:style-name="ce49">
            <text:p><text:s/>ANG 123.5<text:s/></text:p>
          </table:table-cell>
          <table:table-cell office:value-type="currency" office:value="-123.456" table:style-name="ce49">
            <text:p><text:s/>ANG (123.5)</text:p>
          </table:table-cell>
          <table:table-cell office:value-type="currency" office:value="1234.567" table:style-name="ce49">
            <text:p><text:s/>ANG 1,234.6<text:s/></text:p>
          </table:table-cell>
          <table:table-cell office:value-type="currency" office:value="-1234.5678" table:style-name="ce49">
            <text:p><text:s/>ANG (1,234.6)</text:p>
          </table:table-cell>
          <table:table-cell office:value-type="currency" office:value="12345.678900000001" table:style-name="ce49">
            <text:p><text:s/>ANG 12,345.7<text:s/></text:p>
          </table:table-cell>
          <table:table-cell office:value-type="currency" office:value="-12345.678910000001" table:style-name="ce49">
            <text:p><text:s/>ANG (12,345.7)</text:p>
          </table:table-cell>
          <table:table-cell table:number-columns-repeated="16373" table:style-name="ce49"/>
        </table:table-row>
        <table:table-row table:style-name="ro1">
          <table:table-cell table:number-columns-repeated="16384" table:style-name="ce50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1900-01-01T00:00:00" table:style-name="ce12">
            <text:p>1/1/1900</text:p>
          </table:table-cell>
          <table:table-cell office:value-type="float" office:value="-1.2000000000116415" table:style-name="ce12">
            <text:p>#######</text:p>
          </table:table-cell>
          <table:table-cell office:value-type="date" office:date-value="1900-01-12T07:12:00" table:style-name="ce12">
            <text:p>1/12/1900</text:p>
          </table:table-cell>
          <table:table-cell office:value-type="float" office:value="-12.339999999996508" table:style-name="ce12">
            <text:p>#######</text:p>
          </table:table-cell>
          <table:table-cell office:value-type="date" office:date-value="1900-05-02T10:48:00" table:style-name="ce12">
            <text:p>5/2/1900</text:p>
          </table:table-cell>
          <table:table-cell office:value-type="float" office:value="-123.45600000000559" table:style-name="ce12">
            <text:p>#######</text:p>
          </table:table-cell>
          <table:table-cell office:value-type="date" office:date-value="1903-05-18T13:36:28" table:style-name="ce12">
            <text:p>5/18/1903</text:p>
          </table:table-cell>
          <table:table-cell office:value-type="float" office:value="-1234.5677999999898" table:style-name="ce12">
            <text:p>#######</text:p>
          </table:table-cell>
          <table:table-cell office:value-type="date" office:date-value="1933-10-18T16:17:36" table:style-name="ce12">
            <text:p>10/18/1933</text:p>
          </table:table-cell>
          <table:table-cell office:value-type="float" office:value="-12345.678909999988" table:style-name="ce12">
            <text:p>#######</text:p>
          </table:table-cell>
          <table:table-cell table:number-columns-repeated="16373"/>
        </table:table-row>
        <table:table-row table:style-name="ro1">
          <table:table-cell table:style-name="ce51"/>
          <table:table-cell office:value-type="date" office:date-value="1900-01-01T00:00:00" table:style-name="ce51">
            <text:p>Sunday, January 01, 1900</text:p>
          </table:table-cell>
          <table:table-cell office:value-type="float" office:value="-1.2000000000116415" table:style-name="ce51">
            <text:p>#######</text:p>
          </table:table-cell>
          <table:table-cell office:value-type="date" office:date-value="1900-01-12T07:12:00" table:style-name="ce51">
            <text:p>Thursday, January 12, 1900</text:p>
          </table:table-cell>
          <table:table-cell office:value-type="float" office:value="-12.339999999996508" table:style-name="ce51">
            <text:p>#######</text:p>
          </table:table-cell>
          <table:table-cell office:value-type="date" office:date-value="1900-05-02T10:48:00" table:style-name="ce51">
            <text:p>Wednesday, May 02, 1900</text:p>
          </table:table-cell>
          <table:table-cell office:value-type="float" office:value="-123.45600000000559" table:style-name="ce51">
            <text:p>#######</text:p>
          </table:table-cell>
          <table:table-cell office:value-type="date" office:date-value="1903-05-18T13:36:28" table:style-name="ce51">
            <text:p>Monday, May 18, 1903</text:p>
          </table:table-cell>
          <table:table-cell office:value-type="float" office:value="-1234.5677999999898" table:style-name="ce51">
            <text:p>#######</text:p>
          </table:table-cell>
          <table:table-cell office:value-type="date" office:date-value="1933-10-18T16:17:36" table:style-name="ce51">
            <text:p>Wednesday, October 18, 1933</text:p>
          </table:table-cell>
          <table:table-cell office:value-type="float" office:value="-12345.678909999988" table:style-name="ce51">
            <text:p>#######</text:p>
          </table:table-cell>
          <table:table-cell table:number-columns-repeated="16373" table:style-name="ce51"/>
        </table:table-row>
        <table:table-row table:style-name="ro1">
          <table:table-cell table:style-name="ce52"/>
          <table:table-cell office:value-type="date" office:date-value="1900-01-01T00:00:00" table:style-name="ce52">
            <text:p>1/1</text:p>
          </table:table-cell>
          <table:table-cell office:value-type="float" office:value="-1.2000000000116415" table:style-name="ce52">
            <text:p>#######</text:p>
          </table:table-cell>
          <table:table-cell office:value-type="date" office:date-value="1900-01-12T07:12:00" table:style-name="ce52">
            <text:p>1/12</text:p>
          </table:table-cell>
          <table:table-cell office:value-type="float" office:value="-12.339999999996508" table:style-name="ce52">
            <text:p>#######</text:p>
          </table:table-cell>
          <table:table-cell office:value-type="date" office:date-value="1900-05-02T10:48:00" table:style-name="ce52">
            <text:p>5/2</text:p>
          </table:table-cell>
          <table:table-cell office:value-type="float" office:value="-123.45600000000559" table:style-name="ce52">
            <text:p>#######</text:p>
          </table:table-cell>
          <table:table-cell office:value-type="date" office:date-value="1903-05-18T13:36:28" table:style-name="ce52">
            <text:p>5/18</text:p>
          </table:table-cell>
          <table:table-cell office:value-type="float" office:value="-1234.5677999999898" table:style-name="ce52">
            <text:p>#######</text:p>
          </table:table-cell>
          <table:table-cell office:value-type="date" office:date-value="1933-10-18T16:17:36" table:style-name="ce52">
            <text:p>10/18</text:p>
          </table:table-cell>
          <table:table-cell office:value-type="float" office:value="-12345.678909999988" table:style-name="ce52">
            <text:p>#######</text:p>
          </table:table-cell>
          <table:table-cell table:number-columns-repeated="16373" table:style-name="ce52"/>
        </table:table-row>
        <table:table-row table:style-name="ro1">
          <table:table-cell table:style-name="ce53"/>
          <table:table-cell office:value-type="date" office:date-value="1900-01-01T00:00:00" table:style-name="ce53">
            <text:p>1/1/00</text:p>
          </table:table-cell>
          <table:table-cell office:value-type="float" office:value="-1.2000000000116415" table:style-name="ce53">
            <text:p>#######</text:p>
          </table:table-cell>
          <table:table-cell office:value-type="date" office:date-value="1900-01-12T07:12:00" table:style-name="ce53">
            <text:p>1/12/00</text:p>
          </table:table-cell>
          <table:table-cell office:value-type="float" office:value="-12.339999999996508" table:style-name="ce53">
            <text:p>#######</text:p>
          </table:table-cell>
          <table:table-cell office:value-type="date" office:date-value="1900-05-02T10:48:00" table:style-name="ce53">
            <text:p>5/2/00</text:p>
          </table:table-cell>
          <table:table-cell office:value-type="float" office:value="-123.45600000000559" table:style-name="ce53">
            <text:p>#######</text:p>
          </table:table-cell>
          <table:table-cell office:value-type="date" office:date-value="1903-05-18T13:36:28" table:style-name="ce53">
            <text:p>5/18/03</text:p>
          </table:table-cell>
          <table:table-cell office:value-type="float" office:value="-1234.5677999999898" table:style-name="ce53">
            <text:p>#######</text:p>
          </table:table-cell>
          <table:table-cell office:value-type="date" office:date-value="1933-10-18T16:17:36" table:style-name="ce53">
            <text:p>10/18/33</text:p>
          </table:table-cell>
          <table:table-cell office:value-type="float" office:value="-12345.678909999988" table:style-name="ce53">
            <text:p>#######</text:p>
          </table:table-cell>
          <table:table-cell table:number-columns-repeated="16373" table:style-name="ce53"/>
        </table:table-row>
        <table:table-row table:style-name="ro1">
          <table:table-cell table:style-name="ce54"/>
          <table:table-cell office:value-type="date" office:date-value="1900-01-01T00:00:00" table:style-name="ce54">
            <text:p>01/01/00</text:p>
          </table:table-cell>
          <table:table-cell office:value-type="float" office:value="-1.2000000000116415" table:style-name="ce54">
            <text:p>#######</text:p>
          </table:table-cell>
          <table:table-cell office:value-type="date" office:date-value="1900-01-12T07:12:00" table:style-name="ce54">
            <text:p>01/12/00</text:p>
          </table:table-cell>
          <table:table-cell office:value-type="float" office:value="-12.339999999996508" table:style-name="ce54">
            <text:p>#######</text:p>
          </table:table-cell>
          <table:table-cell office:value-type="date" office:date-value="1900-05-02T10:48:00" table:style-name="ce54">
            <text:p>05/02/00</text:p>
          </table:table-cell>
          <table:table-cell office:value-type="float" office:value="-123.45600000000559" table:style-name="ce54">
            <text:p>#######</text:p>
          </table:table-cell>
          <table:table-cell office:value-type="date" office:date-value="1903-05-18T13:36:28" table:style-name="ce54">
            <text:p>05/18/03</text:p>
          </table:table-cell>
          <table:table-cell office:value-type="float" office:value="-1234.5677999999898" table:style-name="ce54">
            <text:p>#######</text:p>
          </table:table-cell>
          <table:table-cell office:value-type="date" office:date-value="1933-10-18T16:17:36" table:style-name="ce54">
            <text:p>10/18/33</text:p>
          </table:table-cell>
          <table:table-cell office:value-type="float" office:value="-12345.678909999988" table:style-name="ce54">
            <text:p>#######</text:p>
          </table:table-cell>
          <table:table-cell table:number-columns-repeated="16373" table:style-name="ce54"/>
        </table:table-row>
        <table:table-row table:style-name="ro1">
          <table:table-cell table:style-name="ce55"/>
          <table:table-cell office:value-type="date" office:date-value="1900-01-01T00:00:00" table:style-name="ce55">
            <text:p>1-Jan</text:p>
          </table:table-cell>
          <table:table-cell office:value-type="float" office:value="-1.2000000000116415" table:style-name="ce55">
            <text:p>#######</text:p>
          </table:table-cell>
          <table:table-cell office:value-type="date" office:date-value="1900-01-12T07:12:00" table:style-name="ce55">
            <text:p>12-Jan</text:p>
          </table:table-cell>
          <table:table-cell office:value-type="float" office:value="-12.339999999996508" table:style-name="ce55">
            <text:p>#######</text:p>
          </table:table-cell>
          <table:table-cell office:value-type="date" office:date-value="1900-05-02T10:48:00" table:style-name="ce55">
            <text:p>2-May</text:p>
          </table:table-cell>
          <table:table-cell office:value-type="float" office:value="-123.45600000000559" table:style-name="ce55">
            <text:p>#######</text:p>
          </table:table-cell>
          <table:table-cell office:value-type="date" office:date-value="1903-05-18T13:36:28" table:style-name="ce55">
            <text:p>18-May</text:p>
          </table:table-cell>
          <table:table-cell office:value-type="float" office:value="-1234.5677999999898" table:style-name="ce55">
            <text:p>#######</text:p>
          </table:table-cell>
          <table:table-cell office:value-type="date" office:date-value="1933-10-18T16:17:36" table:style-name="ce55">
            <text:p>18-Oct</text:p>
          </table:table-cell>
          <table:table-cell office:value-type="float" office:value="-12345.678909999988" table:style-name="ce55">
            <text:p>#######</text:p>
          </table:table-cell>
          <table:table-cell table:number-columns-repeated="16373" table:style-name="ce55"/>
        </table:table-row>
        <table:table-row table:style-name="ro1">
          <table:table-cell table:style-name="ce56"/>
          <table:table-cell office:value-type="date" office:date-value="1900-01-01T00:00:00" table:style-name="ce56">
            <text:p>1-Jan-00</text:p>
          </table:table-cell>
          <table:table-cell office:value-type="float" office:value="-1.2000000000116415" table:style-name="ce56">
            <text:p>#######</text:p>
          </table:table-cell>
          <table:table-cell office:value-type="date" office:date-value="1900-01-12T07:12:00" table:style-name="ce56">
            <text:p>12-Jan-00</text:p>
          </table:table-cell>
          <table:table-cell office:value-type="float" office:value="-12.339999999996508" table:style-name="ce56">
            <text:p>#######</text:p>
          </table:table-cell>
          <table:table-cell office:value-type="date" office:date-value="1900-05-02T10:48:00" table:style-name="ce56">
            <text:p>2-May-00</text:p>
          </table:table-cell>
          <table:table-cell office:value-type="float" office:value="-123.45600000000559" table:style-name="ce56">
            <text:p>#######</text:p>
          </table:table-cell>
          <table:table-cell office:value-type="date" office:date-value="1903-05-18T13:36:28" table:style-name="ce56">
            <text:p>18-May-03</text:p>
          </table:table-cell>
          <table:table-cell office:value-type="float" office:value="-1234.5677999999898" table:style-name="ce56">
            <text:p>#######</text:p>
          </table:table-cell>
          <table:table-cell office:value-type="date" office:date-value="1933-10-18T16:17:36" table:style-name="ce56">
            <text:p>18-Oct-33</text:p>
          </table:table-cell>
          <table:table-cell office:value-type="float" office:value="-12345.678909999988" table:style-name="ce56">
            <text:p>#######</text:p>
          </table:table-cell>
          <table:table-cell table:number-columns-repeated="16373" table:style-name="ce56"/>
        </table:table-row>
        <table:table-row table:style-name="ro1">
          <table:table-cell table:style-name="ce57"/>
          <table:table-cell office:value-type="date" office:date-value="1900-01-01T00:00:00" table:style-name="ce57">
            <text:p>01-Jan-00</text:p>
          </table:table-cell>
          <table:table-cell office:value-type="float" office:value="-1.2000000000116415" table:style-name="ce57">
            <text:p>#######</text:p>
          </table:table-cell>
          <table:table-cell office:value-type="date" office:date-value="1900-01-12T07:12:00" table:style-name="ce57">
            <text:p>12-Jan-00</text:p>
          </table:table-cell>
          <table:table-cell office:value-type="float" office:value="-12.339999999996508" table:style-name="ce57">
            <text:p>#######</text:p>
          </table:table-cell>
          <table:table-cell office:value-type="date" office:date-value="1900-05-02T10:48:00" table:style-name="ce57">
            <text:p>02-May-00</text:p>
          </table:table-cell>
          <table:table-cell office:value-type="float" office:value="-123.45600000000559" table:style-name="ce57">
            <text:p>#######</text:p>
          </table:table-cell>
          <table:table-cell office:value-type="date" office:date-value="1903-05-18T13:36:28" table:style-name="ce57">
            <text:p>18-May-03</text:p>
          </table:table-cell>
          <table:table-cell office:value-type="float" office:value="-1234.5677999999898" table:style-name="ce57">
            <text:p>#######</text:p>
          </table:table-cell>
          <table:table-cell office:value-type="date" office:date-value="1933-10-18T16:17:36" table:style-name="ce57">
            <text:p>18-Oct-33</text:p>
          </table:table-cell>
          <table:table-cell office:value-type="float" office:value="-12345.678909999988" table:style-name="ce57">
            <text:p>#######</text:p>
          </table:table-cell>
          <table:table-cell table:number-columns-repeated="16373" table:style-name="ce57"/>
        </table:table-row>
        <table:table-row table:style-name="ro1">
          <table:table-cell table:style-name="ce58"/>
          <table:table-cell office:value-type="date" office:date-value="1900-01-01T00:00:00" table:style-name="ce58">
            <text:p>Jan-00</text:p>
          </table:table-cell>
          <table:table-cell office:value-type="float" office:value="-1.2000000000116415" table:style-name="ce58">
            <text:p>#######</text:p>
          </table:table-cell>
          <table:table-cell office:value-type="date" office:date-value="1900-01-12T07:12:00" table:style-name="ce58">
            <text:p>Jan-00</text:p>
          </table:table-cell>
          <table:table-cell office:value-type="float" office:value="-12.339999999996508" table:style-name="ce58">
            <text:p>#######</text:p>
          </table:table-cell>
          <table:table-cell office:value-type="date" office:date-value="1900-05-02T10:48:00" table:style-name="ce58">
            <text:p>May-00</text:p>
          </table:table-cell>
          <table:table-cell office:value-type="float" office:value="-123.45600000000559" table:style-name="ce58">
            <text:p>#######</text:p>
          </table:table-cell>
          <table:table-cell office:value-type="date" office:date-value="1903-05-18T13:36:28" table:style-name="ce58">
            <text:p>May-03</text:p>
          </table:table-cell>
          <table:table-cell office:value-type="float" office:value="-1234.5677999999898" table:style-name="ce58">
            <text:p>#######</text:p>
          </table:table-cell>
          <table:table-cell office:value-type="date" office:date-value="1933-10-18T16:17:36" table:style-name="ce58">
            <text:p>Oct-33</text:p>
          </table:table-cell>
          <table:table-cell office:value-type="float" office:value="-12345.678909999988" table:style-name="ce58">
            <text:p>#######</text:p>
          </table:table-cell>
          <table:table-cell table:number-columns-repeated="16373" table:style-name="ce58"/>
        </table:table-row>
        <table:table-row table:style-name="ro1">
          <table:table-cell table:style-name="ce59"/>
          <table:table-cell office:value-type="date" office:date-value="1900-01-01T00:00:00" table:style-name="ce59">
            <text:p>January-00</text:p>
          </table:table-cell>
          <table:table-cell office:value-type="float" office:value="-1.2000000000116415" table:style-name="ce59">
            <text:p>#######</text:p>
          </table:table-cell>
          <table:table-cell office:value-type="date" office:date-value="1900-01-12T07:12:00" table:style-name="ce59">
            <text:p>January-00</text:p>
          </table:table-cell>
          <table:table-cell office:value-type="float" office:value="-12.339999999996508" table:style-name="ce59">
            <text:p>#######</text:p>
          </table:table-cell>
          <table:table-cell office:value-type="date" office:date-value="1900-05-02T10:48:00" table:style-name="ce59">
            <text:p>May-00</text:p>
          </table:table-cell>
          <table:table-cell office:value-type="float" office:value="-123.45600000000559" table:style-name="ce59">
            <text:p>#######</text:p>
          </table:table-cell>
          <table:table-cell office:value-type="date" office:date-value="1903-05-18T13:36:28" table:style-name="ce59">
            <text:p>May-03</text:p>
          </table:table-cell>
          <table:table-cell office:value-type="float" office:value="-1234.5677999999898" table:style-name="ce59">
            <text:p>#######</text:p>
          </table:table-cell>
          <table:table-cell office:value-type="date" office:date-value="1933-10-18T16:17:36" table:style-name="ce59">
            <text:p>October-33</text:p>
          </table:table-cell>
          <table:table-cell office:value-type="float" office:value="-12345.678909999988" table:style-name="ce59">
            <text:p>#######</text:p>
          </table:table-cell>
          <table:table-cell table:number-columns-repeated="16373" table:style-name="ce59"/>
        </table:table-row>
        <table:table-row table:style-name="ro1">
          <table:table-cell table:style-name="ce60"/>
          <table:table-cell office:value-type="date" office:date-value="1900-01-01T00:00:00" table:style-name="ce60">
            <text:p>January 1, 1900</text:p>
          </table:table-cell>
          <table:table-cell office:value-type="float" office:value="-1.2000000000116415" table:style-name="ce60">
            <text:p>#######</text:p>
          </table:table-cell>
          <table:table-cell office:value-type="date" office:date-value="1900-01-12T07:12:00" table:style-name="ce60">
            <text:p>January 12, 1900</text:p>
          </table:table-cell>
          <table:table-cell office:value-type="float" office:value="-12.339999999996508" table:style-name="ce60">
            <text:p>#######</text:p>
          </table:table-cell>
          <table:table-cell office:value-type="date" office:date-value="1900-05-02T10:48:00" table:style-name="ce60">
            <text:p>May 2, 1900</text:p>
          </table:table-cell>
          <table:table-cell office:value-type="float" office:value="-123.45600000000559" table:style-name="ce60">
            <text:p>#######</text:p>
          </table:table-cell>
          <table:table-cell office:value-type="date" office:date-value="1903-05-18T13:36:28" table:style-name="ce60">
            <text:p>May 18, 1903</text:p>
          </table:table-cell>
          <table:table-cell office:value-type="float" office:value="-1234.5677999999898" table:style-name="ce60">
            <text:p>#######</text:p>
          </table:table-cell>
          <table:table-cell office:value-type="date" office:date-value="1933-10-18T16:17:36" table:style-name="ce60">
            <text:p>October 18, 1933</text:p>
          </table:table-cell>
          <table:table-cell office:value-type="float" office:value="-12345.678909999988" table:style-name="ce60">
            <text:p>#######</text:p>
          </table:table-cell>
          <table:table-cell table:number-columns-repeated="16373" table:style-name="ce60"/>
        </table:table-row>
        <table:table-row table:style-name="ro1">
          <table:table-cell table:style-name="ce61"/>
          <table:table-cell office:value-type="date" office:date-value="1900-01-01T00:00:00" table:style-name="ce61">
            <text:p>1/1/00 12:00 AM</text:p>
          </table:table-cell>
          <table:table-cell office:value-type="float" office:value="-1.2000000000116415" table:style-name="ce61">
            <text:p>#######</text:p>
          </table:table-cell>
          <table:table-cell office:value-type="date" office:date-value="1900-01-12T07:12:00" table:style-name="ce61">
            <text:p>1/12/00 7:12 AM</text:p>
          </table:table-cell>
          <table:table-cell office:value-type="float" office:value="-12.339999999996508" table:style-name="ce61">
            <text:p>#######</text:p>
          </table:table-cell>
          <table:table-cell office:value-type="date" office:date-value="1900-05-02T10:48:00" table:style-name="ce61">
            <text:p>5/2/00 10:48 AM</text:p>
          </table:table-cell>
          <table:table-cell office:value-type="float" office:value="-123.45600000000559" table:style-name="ce61">
            <text:p>#######</text:p>
          </table:table-cell>
          <table:table-cell office:value-type="date" office:date-value="1903-05-18T13:36:28" table:style-name="ce61">
            <text:p>5/18/03 1:36 PM</text:p>
          </table:table-cell>
          <table:table-cell office:value-type="float" office:value="-1234.5677999999898" table:style-name="ce61">
            <text:p>#######</text:p>
          </table:table-cell>
          <table:table-cell office:value-type="date" office:date-value="1933-10-18T16:17:36" table:style-name="ce61">
            <text:p>10/18/33 4:17 PM</text:p>
          </table:table-cell>
          <table:table-cell office:value-type="float" office:value="-12345.678909999988" table:style-name="ce61">
            <text:p>#######</text:p>
          </table:table-cell>
          <table:table-cell table:number-columns-repeated="16373" table:style-name="ce61"/>
        </table:table-row>
        <table:table-row table:style-name="ro1">
          <table:table-cell table:style-name="ce62"/>
          <table:table-cell office:value-type="date" office:date-value="1900-01-01T00:00:00" table:style-name="ce62">
            <text:p>1/1/00 0:00</text:p>
          </table:table-cell>
          <table:table-cell office:value-type="float" office:value="-1.2000000000116415" table:style-name="ce62">
            <text:p>#######</text:p>
          </table:table-cell>
          <table:table-cell office:value-type="date" office:date-value="1900-01-12T07:12:00" table:style-name="ce62">
            <text:p>1/12/00 7:12</text:p>
          </table:table-cell>
          <table:table-cell office:value-type="float" office:value="-12.339999999996508" table:style-name="ce62">
            <text:p>#######</text:p>
          </table:table-cell>
          <table:table-cell office:value-type="date" office:date-value="1900-05-02T10:48:00" table:style-name="ce62">
            <text:p>5/2/00 10:48</text:p>
          </table:table-cell>
          <table:table-cell office:value-type="float" office:value="-123.45600000000559" table:style-name="ce62">
            <text:p>#######</text:p>
          </table:table-cell>
          <table:table-cell office:value-type="date" office:date-value="1903-05-18T13:36:28" table:style-name="ce62">
            <text:p>5/18/03 13:36</text:p>
          </table:table-cell>
          <table:table-cell office:value-type="float" office:value="-1234.5677999999898" table:style-name="ce62">
            <text:p>#######</text:p>
          </table:table-cell>
          <table:table-cell office:value-type="date" office:date-value="1933-10-18T16:17:36" table:style-name="ce62">
            <text:p>10/18/33 16:17</text:p>
          </table:table-cell>
          <table:table-cell office:value-type="float" office:value="-12345.678909999988" table:style-name="ce62">
            <text:p>#######</text:p>
          </table:table-cell>
          <table:table-cell table:number-columns-repeated="16373" table:style-name="ce62"/>
        </table:table-row>
        <table:table-row table:style-name="ro1">
          <table:table-cell table:style-name="ce63"/>
          <table:table-cell office:value-type="date" office:date-value="1900-01-01T00:00:00" table:style-name="ce63">
            <text:p>J</text:p>
          </table:table-cell>
          <table:table-cell office:value-type="float" office:value="-1.2000000000116415" table:style-name="ce63">
            <text:p>#######</text:p>
          </table:table-cell>
          <table:table-cell office:value-type="date" office:date-value="1900-01-12T07:12:00" table:style-name="ce63">
            <text:p>J</text:p>
          </table:table-cell>
          <table:table-cell office:value-type="float" office:value="-12.339999999996508" table:style-name="ce63">
            <text:p>#######</text:p>
          </table:table-cell>
          <table:table-cell office:value-type="date" office:date-value="1900-05-02T10:48:00" table:style-name="ce63">
            <text:p>M</text:p>
          </table:table-cell>
          <table:table-cell office:value-type="float" office:value="-123.45600000000559" table:style-name="ce63">
            <text:p>#######</text:p>
          </table:table-cell>
          <table:table-cell office:value-type="date" office:date-value="1903-05-18T13:36:28" table:style-name="ce63">
            <text:p>M</text:p>
          </table:table-cell>
          <table:table-cell office:value-type="float" office:value="-1234.5677999999898" table:style-name="ce63">
            <text:p>#######</text:p>
          </table:table-cell>
          <table:table-cell office:value-type="date" office:date-value="1933-10-18T16:17:36" table:style-name="ce63">
            <text:p>O</text:p>
          </table:table-cell>
          <table:table-cell office:value-type="float" office:value="-12345.678909999988" table:style-name="ce63">
            <text:p>#######</text:p>
          </table:table-cell>
          <table:table-cell table:number-columns-repeated="16373" table:style-name="ce63"/>
        </table:table-row>
        <table:table-row table:style-name="ro1">
          <table:table-cell table:style-name="ce64"/>
          <table:table-cell office:value-type="date" office:date-value="1900-01-01T00:00:00" table:style-name="ce64">
            <text:p>J-00</text:p>
          </table:table-cell>
          <table:table-cell office:value-type="float" office:value="-1.2000000000116415" table:style-name="ce64">
            <text:p>#######</text:p>
          </table:table-cell>
          <table:table-cell office:value-type="date" office:date-value="1900-01-12T07:12:00" table:style-name="ce64">
            <text:p>J-00</text:p>
          </table:table-cell>
          <table:table-cell office:value-type="float" office:value="-12.339999999996508" table:style-name="ce64">
            <text:p>#######</text:p>
          </table:table-cell>
          <table:table-cell office:value-type="date" office:date-value="1900-05-02T10:48:00" table:style-name="ce64">
            <text:p>M-00</text:p>
          </table:table-cell>
          <table:table-cell office:value-type="float" office:value="-123.45600000000559" table:style-name="ce64">
            <text:p>#######</text:p>
          </table:table-cell>
          <table:table-cell office:value-type="date" office:date-value="1903-05-18T13:36:28" table:style-name="ce64">
            <text:p>M-03</text:p>
          </table:table-cell>
          <table:table-cell office:value-type="float" office:value="-1234.5677999999898" table:style-name="ce64">
            <text:p>#######</text:p>
          </table:table-cell>
          <table:table-cell office:value-type="date" office:date-value="1933-10-18T16:17:36" table:style-name="ce64">
            <text:p>O-33</text:p>
          </table:table-cell>
          <table:table-cell office:value-type="float" office:value="-12345.678909999988" table:style-name="ce64">
            <text:p>#######</text:p>
          </table:table-cell>
          <table:table-cell table:number-columns-repeated="16373" table:style-name="ce64"/>
        </table:table-row>
        <table:table-row table:style-name="ro1">
          <table:table-cell table:style-name="ce65"/>
          <table:table-cell office:value-type="date" office:date-value="1900-01-01T00:00:00" table:style-name="ce65">
            <text:p>1/1/1900</text:p>
          </table:table-cell>
          <table:table-cell office:value-type="float" office:value="-1.2000000000116415" table:style-name="ce65">
            <text:p>#######</text:p>
          </table:table-cell>
          <table:table-cell office:value-type="date" office:date-value="1900-01-12T07:12:00" table:style-name="ce65">
            <text:p>1/12/1900</text:p>
          </table:table-cell>
          <table:table-cell office:value-type="float" office:value="-12.339999999996508" table:style-name="ce65">
            <text:p>#######</text:p>
          </table:table-cell>
          <table:table-cell office:value-type="date" office:date-value="1900-05-02T10:48:00" table:style-name="ce65">
            <text:p>5/2/1900</text:p>
          </table:table-cell>
          <table:table-cell office:value-type="float" office:value="-123.45600000000559" table:style-name="ce65">
            <text:p>#######</text:p>
          </table:table-cell>
          <table:table-cell office:value-type="date" office:date-value="1903-05-18T13:36:28" table:style-name="ce65">
            <text:p>5/18/1903</text:p>
          </table:table-cell>
          <table:table-cell office:value-type="float" office:value="-1234.5677999999898" table:style-name="ce65">
            <text:p>#######</text:p>
          </table:table-cell>
          <table:table-cell office:value-type="date" office:date-value="1933-10-18T16:17:36" table:style-name="ce65">
            <text:p>10/18/1933</text:p>
          </table:table-cell>
          <table:table-cell office:value-type="float" office:value="-12345.678909999988" table:style-name="ce65">
            <text:p>#######</text:p>
          </table:table-cell>
          <table:table-cell table:number-columns-repeated="16373" table:style-name="ce65"/>
        </table:table-row>
        <table:table-row table:style-name="ro1">
          <table:table-cell table:style-name="ce66"/>
          <table:table-cell office:value-type="date" office:date-value="1900-01-01T00:00:00" table:style-name="ce66">
            <text:p>1-Jan-1900</text:p>
          </table:table-cell>
          <table:table-cell office:value-type="float" office:value="-1.2000000000116415" table:style-name="ce66">
            <text:p>#######</text:p>
          </table:table-cell>
          <table:table-cell office:value-type="date" office:date-value="1900-01-12T07:12:00" table:style-name="ce66">
            <text:p>12-Jan-1900</text:p>
          </table:table-cell>
          <table:table-cell office:value-type="float" office:value="-12.339999999996508" table:style-name="ce66">
            <text:p>#######</text:p>
          </table:table-cell>
          <table:table-cell office:value-type="date" office:date-value="1900-05-02T10:48:00" table:style-name="ce66">
            <text:p>2-May-1900</text:p>
          </table:table-cell>
          <table:table-cell office:value-type="float" office:value="-123.45600000000559" table:style-name="ce66">
            <text:p>#######</text:p>
          </table:table-cell>
          <table:table-cell office:value-type="date" office:date-value="1903-05-18T13:36:28" table:style-name="ce66">
            <text:p>18-May-1903</text:p>
          </table:table-cell>
          <table:table-cell office:value-type="float" office:value="-1234.5677999999898" table:style-name="ce66">
            <text:p>#######</text:p>
          </table:table-cell>
          <table:table-cell office:value-type="date" office:date-value="1933-10-18T16:17:36" table:style-name="ce66">
            <text:p>18-Oct-1933</text:p>
          </table:table-cell>
          <table:table-cell office:value-type="float" office:value="-12345.678909999988" table:style-name="ce66">
            <text:p>#######</text:p>
          </table:table-cell>
          <table:table-cell table:number-columns-repeated="16373" table:style-name="ce66"/>
        </table:table-row>
        <table:table-row table:style-name="ro1">
          <table:table-cell table:number-columns-repeated="16384" table:style-name="ce49"/>
        </table:table-row>
        <table:table-row table:style-name="ro1">
          <table:table-cell office:value-type="string" table:style-name="ce67">
            <text:p>Time</text:p>
          </table:table-cell>
          <table:table-cell office:value-type="time" office:time-value="PT24H0M0S" table:style-name="ce67">
            <text:p>12:00:00 AM</text:p>
          </table:table-cell>
          <table:table-cell office:value-type="float" office:value="-1.2000000000116415" table:style-name="ce67">
            <text:p>#######</text:p>
          </table:table-cell>
          <table:table-cell office:value-type="time" office:time-value="PT295H12M0S" table:style-name="ce67">
            <text:p>7:12:00 AM</text:p>
          </table:table-cell>
          <table:table-cell office:value-type="float" office:value="-12.339999999996508" table:style-name="ce67">
            <text:p>#######</text:p>
          </table:table-cell>
          <table:table-cell office:value-type="time" office:time-value="PT2962H48M0S" table:style-name="ce67">
            <text:p>10:48:00 AM</text:p>
          </table:table-cell>
          <table:table-cell office:value-type="float" office:value="-123.45600000000559" table:style-name="ce67">
            <text:p>#######</text:p>
          </table:table-cell>
          <table:table-cell office:value-type="time" office:time-value="PT29629H36M28S" table:style-name="ce67">
            <text:p>1:36:29 PM</text:p>
          </table:table-cell>
          <table:table-cell office:value-type="float" office:value="-1234.5677999999898" table:style-name="ce67">
            <text:p>#######</text:p>
          </table:table-cell>
          <table:table-cell office:value-type="time" office:time-value="PT296296H17M36S" table:style-name="ce67">
            <text:p>4:17:37 PM</text:p>
          </table:table-cell>
          <table:table-cell office:value-type="float" office:value="-12345.678909999988" table:style-name="ce67">
            <text:p>#######</text:p>
          </table:table-cell>
          <table:table-cell table:number-columns-repeated="16373" table:style-name="ce67"/>
        </table:table-row>
        <table:table-row table:style-name="ro1">
          <table:table-cell table:style-name="ce68"/>
          <table:table-cell office:value-type="time" office:time-value="PT24H0M0S" table:style-name="ce68">
            <text:p>0:00</text:p>
          </table:table-cell>
          <table:table-cell office:value-type="float" office:value="-1.2000000000116415" table:style-name="ce68">
            <text:p>#######</text:p>
          </table:table-cell>
          <table:table-cell office:value-type="time" office:time-value="PT295H12M0S" table:style-name="ce68">
            <text:p>7:12</text:p>
          </table:table-cell>
          <table:table-cell office:value-type="float" office:value="-12.339999999996508" table:style-name="ce68">
            <text:p>#######</text:p>
          </table:table-cell>
          <table:table-cell office:value-type="time" office:time-value="PT2962H48M0S" table:style-name="ce68">
            <text:p>10:48</text:p>
          </table:table-cell>
          <table:table-cell office:value-type="float" office:value="-123.45600000000559" table:style-name="ce68">
            <text:p>#######</text:p>
          </table:table-cell>
          <table:table-cell office:value-type="time" office:time-value="PT29629H36M28S" table:style-name="ce68">
            <text:p>13:36</text:p>
          </table:table-cell>
          <table:table-cell office:value-type="float" office:value="-1234.5677999999898" table:style-name="ce68">
            <text:p>#######</text:p>
          </table:table-cell>
          <table:table-cell office:value-type="time" office:time-value="PT296296H17M36S" table:style-name="ce68">
            <text:p>16:17</text:p>
          </table:table-cell>
          <table:table-cell office:value-type="float" office:value="-12345.678909999988" table:style-name="ce68">
            <text:p>#######</text:p>
          </table:table-cell>
          <table:table-cell table:number-columns-repeated="16373" table:style-name="ce68"/>
        </table:table-row>
        <table:table-row table:style-name="ro1">
          <table:table-cell table:style-name="ce69"/>
          <table:table-cell office:value-type="time" office:time-value="PT24H0M0S" table:style-name="ce69">
            <text:p>12:00 AM</text:p>
          </table:table-cell>
          <table:table-cell office:value-type="float" office:value="-1.2000000000116415" table:style-name="ce69">
            <text:p>#######</text:p>
          </table:table-cell>
          <table:table-cell office:value-type="time" office:time-value="PT295H12M0S" table:style-name="ce69">
            <text:p>7:12 AM</text:p>
          </table:table-cell>
          <table:table-cell office:value-type="float" office:value="-12.339999999996508" table:style-name="ce69">
            <text:p>#######</text:p>
          </table:table-cell>
          <table:table-cell office:value-type="time" office:time-value="PT2962H48M0S" table:style-name="ce69">
            <text:p>10:48 AM</text:p>
          </table:table-cell>
          <table:table-cell office:value-type="float" office:value="-123.45600000000559" table:style-name="ce69">
            <text:p>#######</text:p>
          </table:table-cell>
          <table:table-cell office:value-type="time" office:time-value="PT29629H36M28S" table:style-name="ce69">
            <text:p>1:36 PM</text:p>
          </table:table-cell>
          <table:table-cell office:value-type="float" office:value="-1234.5677999999898" table:style-name="ce69">
            <text:p>#######</text:p>
          </table:table-cell>
          <table:table-cell office:value-type="time" office:time-value="PT296296H17M36S" table:style-name="ce69">
            <text:p>4:17 PM</text:p>
          </table:table-cell>
          <table:table-cell office:value-type="float" office:value="-12345.678909999988" table:style-name="ce69">
            <text:p>#######</text:p>
          </table:table-cell>
          <table:table-cell table:number-columns-repeated="16373" table:style-name="ce69"/>
        </table:table-row>
        <table:table-row table:style-name="ro1">
          <table:table-cell table:style-name="ce70"/>
          <table:table-cell office:value-type="time" office:time-value="PT24H0M0S" table:style-name="ce70">
            <text:p>0:00:00</text:p>
          </table:table-cell>
          <table:table-cell office:value-type="float" office:value="-1.2000000000116415" table:style-name="ce70">
            <text:p>#######</text:p>
          </table:table-cell>
          <table:table-cell office:value-type="time" office:time-value="PT295H12M0S" table:style-name="ce70">
            <text:p>7:12:00</text:p>
          </table:table-cell>
          <table:table-cell office:value-type="float" office:value="-12.339999999996508" table:style-name="ce70">
            <text:p>#######</text:p>
          </table:table-cell>
          <table:table-cell office:value-type="time" office:time-value="PT2962H48M0S" table:style-name="ce70">
            <text:p>10:48:00</text:p>
          </table:table-cell>
          <table:table-cell office:value-type="float" office:value="-123.45600000000559" table:style-name="ce70">
            <text:p>#######</text:p>
          </table:table-cell>
          <table:table-cell office:value-type="time" office:time-value="PT29629H36M28S" table:style-name="ce70">
            <text:p>13:36:29</text:p>
          </table:table-cell>
          <table:table-cell office:value-type="float" office:value="-1234.5677999999898" table:style-name="ce70">
            <text:p>#######</text:p>
          </table:table-cell>
          <table:table-cell office:value-type="time" office:time-value="PT296296H17M36S" table:style-name="ce70">
            <text:p>16:17:37</text:p>
          </table:table-cell>
          <table:table-cell office:value-type="float" office:value="-12345.678909999988" table:style-name="ce70">
            <text:p>#######</text:p>
          </table:table-cell>
          <table:table-cell table:number-columns-repeated="16373" table:style-name="ce70"/>
        </table:table-row>
        <table:table-row table:style-name="ro1">
          <table:table-cell table:style-name="ce71"/>
          <table:table-cell office:value-type="time" office:time-value="PT24H0M0S" table:style-name="ce71">
            <text:p>12:00:00 AM</text:p>
          </table:table-cell>
          <table:table-cell office:value-type="float" office:value="-1.2000000000116415" table:style-name="ce71">
            <text:p>#######</text:p>
          </table:table-cell>
          <table:table-cell office:value-type="time" office:time-value="PT295H12M0S" table:style-name="ce71">
            <text:p>7:12:00 AM</text:p>
          </table:table-cell>
          <table:table-cell office:value-type="float" office:value="-12.339999999996508" table:style-name="ce71">
            <text:p>#######</text:p>
          </table:table-cell>
          <table:table-cell office:value-type="time" office:time-value="PT2962H48M0S" table:style-name="ce71">
            <text:p>10:48:00 AM</text:p>
          </table:table-cell>
          <table:table-cell office:value-type="float" office:value="-123.45600000000559" table:style-name="ce71">
            <text:p>#######</text:p>
          </table:table-cell>
          <table:table-cell office:value-type="time" office:time-value="PT29629H36M28S" table:style-name="ce71">
            <text:p>1:36:29 PM</text:p>
          </table:table-cell>
          <table:table-cell office:value-type="float" office:value="-1234.5677999999898" table:style-name="ce71">
            <text:p>#######</text:p>
          </table:table-cell>
          <table:table-cell office:value-type="time" office:time-value="PT296296H17M36S" table:style-name="ce71">
            <text:p>4:17:37 PM</text:p>
          </table:table-cell>
          <table:table-cell office:value-type="float" office:value="-12345.678909999988" table:style-name="ce71">
            <text:p>#######</text:p>
          </table:table-cell>
          <table:table-cell table:number-columns-repeated="16373" table:style-name="ce71"/>
        </table:table-row>
        <table:table-row table:style-name="ro1">
          <table:table-cell table:style-name="ce72"/>
          <table:table-cell office:value-type="time" office:time-value="PT24H0M0S" table:style-name="ce72">
            <text:p>00:00.0</text:p>
          </table:table-cell>
          <table:table-cell office:value-type="float" office:value="-1.2000000000116415" table:style-name="ce72">
            <text:p>#######</text:p>
          </table:table-cell>
          <table:table-cell office:value-type="time" office:time-value="PT295H12M0S" table:style-name="ce72">
            <text:p>12:00.0</text:p>
          </table:table-cell>
          <table:table-cell office:value-type="float" office:value="-12.339999999996508" table:style-name="ce72">
            <text:p>#######</text:p>
          </table:table-cell>
          <table:table-cell office:value-type="time" office:time-value="PT2962H48M0S" table:style-name="ce72">
            <text:p>48:00.0</text:p>
          </table:table-cell>
          <table:table-cell office:value-type="float" office:value="-123.45600000000559" table:style-name="ce72">
            <text:p>#######</text:p>
          </table:table-cell>
          <table:table-cell office:value-type="time" office:time-value="PT29629H36M28S" table:style-name="ce72">
            <text:p>36:28.8</text:p>
          </table:table-cell>
          <table:table-cell office:value-type="float" office:value="-1234.5677999999898" table:style-name="ce72">
            <text:p>#######</text:p>
          </table:table-cell>
          <table:table-cell office:value-type="time" office:time-value="PT296296H17M36S" table:style-name="ce72">
            <text:p>17:37.0</text:p>
          </table:table-cell>
          <table:table-cell office:value-type="float" office:value="-12345.678909999988" table:style-name="ce72">
            <text:p>#######</text:p>
          </table:table-cell>
          <table:table-cell table:number-columns-repeated="16373" table:style-name="ce72"/>
        </table:table-row>
        <table:table-row table:style-name="ro1">
          <table:table-cell table:style-name="ce73"/>
          <table:table-cell office:value-type="time" office:time-value="PT24H0M0S" table:style-name="ce73">
            <text:p>24:00:00</text:p>
          </table:table-cell>
          <table:table-cell office:value-type="float" office:value="-1.2000000000116415" table:style-name="ce73">
            <text:p>#######</text:p>
          </table:table-cell>
          <table:table-cell office:value-type="time" office:time-value="PT295H12M0S" table:style-name="ce73">
            <text:p>295:12:00</text:p>
          </table:table-cell>
          <table:table-cell office:value-type="float" office:value="-12.339999999996508" table:style-name="ce73">
            <text:p>#######</text:p>
          </table:table-cell>
          <table:table-cell office:value-type="time" office:time-value="PT2962H48M0S" table:style-name="ce73">
            <text:p>2962:48:00</text:p>
          </table:table-cell>
          <table:table-cell office:value-type="float" office:value="-123.45600000000559" table:style-name="ce73">
            <text:p>#######</text:p>
          </table:table-cell>
          <table:table-cell office:value-type="time" office:time-value="PT29629H36M28S" table:style-name="ce73">
            <text:p>29629:36:29</text:p>
          </table:table-cell>
          <table:table-cell office:value-type="float" office:value="-1234.5677999999898" table:style-name="ce73">
            <text:p>#######</text:p>
          </table:table-cell>
          <table:table-cell office:value-type="time" office:time-value="PT296296H17M36S" table:style-name="ce73">
            <text:p>296296:17:37</text:p>
          </table:table-cell>
          <table:table-cell office:value-type="float" office:value="-12345.678909999988" table:style-name="ce73">
            <text:p>#######</text:p>
          </table:table-cell>
          <table:table-cell table:number-columns-repeated="16373" table:style-name="ce73"/>
        </table:table-row>
        <table:table-row table:style-name="ro1">
          <table:table-cell table:style-name="ce61"/>
          <table:table-cell office:value-type="date" office:date-value="1900-01-01T00:00:00" table:style-name="ce61">
            <text:p>1/1/00 12:00 AM</text:p>
          </table:table-cell>
          <table:table-cell office:value-type="float" office:value="-1.2000000000116415" table:style-name="ce61">
            <text:p>#######</text:p>
          </table:table-cell>
          <table:table-cell office:value-type="date" office:date-value="1900-01-12T07:12:00" table:style-name="ce61">
            <text:p>1/12/00 7:12 AM</text:p>
          </table:table-cell>
          <table:table-cell office:value-type="float" office:value="-12.339999999996508" table:style-name="ce61">
            <text:p>#######</text:p>
          </table:table-cell>
          <table:table-cell office:value-type="date" office:date-value="1900-05-02T10:48:00" table:style-name="ce61">
            <text:p>5/2/00 10:48 AM</text:p>
          </table:table-cell>
          <table:table-cell office:value-type="float" office:value="-123.45600000000559" table:style-name="ce61">
            <text:p>#######</text:p>
          </table:table-cell>
          <table:table-cell office:value-type="date" office:date-value="1903-05-18T13:36:28" table:style-name="ce61">
            <text:p>5/18/03 1:36 PM</text:p>
          </table:table-cell>
          <table:table-cell office:value-type="float" office:value="-1234.5677999999898" table:style-name="ce61">
            <text:p>#######</text:p>
          </table:table-cell>
          <table:table-cell office:value-type="date" office:date-value="1933-10-18T16:17:36" table:style-name="ce61">
            <text:p>10/18/33 4:17 PM</text:p>
          </table:table-cell>
          <table:table-cell office:value-type="float" office:value="-12345.678909999988" table:style-name="ce61">
            <text:p>#######</text:p>
          </table:table-cell>
          <table:table-cell table:number-columns-repeated="16373" table:style-name="ce61"/>
        </table:table-row>
        <table:table-row table:style-name="ro1">
          <table:table-cell table:style-name="ce62"/>
          <table:table-cell office:value-type="date" office:date-value="1900-01-01T00:00:00" table:style-name="ce62">
            <text:p>1/1/00 0:00</text:p>
          </table:table-cell>
          <table:table-cell office:value-type="float" office:value="-1.2000000000116415" table:style-name="ce62">
            <text:p>#######</text:p>
          </table:table-cell>
          <table:table-cell office:value-type="date" office:date-value="1900-01-12T07:12:00" table:style-name="ce62">
            <text:p>1/12/00 7:12</text:p>
          </table:table-cell>
          <table:table-cell office:value-type="float" office:value="-12.339999999996508" table:style-name="ce62">
            <text:p>#######</text:p>
          </table:table-cell>
          <table:table-cell office:value-type="date" office:date-value="1900-05-02T10:48:00" table:style-name="ce62">
            <text:p>5/2/00 10:48</text:p>
          </table:table-cell>
          <table:table-cell office:value-type="float" office:value="-123.45600000000559" table:style-name="ce62">
            <text:p>#######</text:p>
          </table:table-cell>
          <table:table-cell office:value-type="date" office:date-value="1903-05-18T13:36:28" table:style-name="ce62">
            <text:p>5/18/03 13:36</text:p>
          </table:table-cell>
          <table:table-cell office:value-type="float" office:value="-1234.5677999999898" table:style-name="ce62">
            <text:p>#######</text:p>
          </table:table-cell>
          <table:table-cell office:value-type="date" office:date-value="1933-10-18T16:17:36" table:style-name="ce62">
            <text:p>10/18/33 16:17</text:p>
          </table:table-cell>
          <table:table-cell office:value-type="float" office:value="-12345.678909999988" table:style-name="ce62">
            <text:p>#######</text:p>
          </table:table-cell>
          <table:table-cell table:number-columns-repeated="16373" table:style-name="ce62"/>
        </table:table-row>
        <table:table-row table:style-name="ro1">
          <table:table-cell table:number-columns-repeated="16384" table:style-name="ce62"/>
        </table:table-row>
        <table:table-row table:style-name="ro1">
          <table:table-cell office:value-type="string" table:style-name="ce74">
            <text:p>Percentage</text:p>
          </table:table-cell>
          <table:table-cell office:value-type="percentage" office:value="1" table:style-name="ce74">
            <text:p>100.000%</text:p>
          </table:table-cell>
          <table:table-cell office:value-type="percentage" office:value="-1.2" table:style-name="ce74">
            <text:p>-120.000%</text:p>
          </table:table-cell>
          <table:table-cell office:value-type="percentage" office:value="12.3" table:style-name="ce74">
            <text:p>1230.000%</text:p>
          </table:table-cell>
          <table:table-cell office:value-type="percentage" office:value="-12.34" table:style-name="ce74">
            <text:p>-1234.000%</text:p>
          </table:table-cell>
          <table:table-cell office:value-type="percentage" office:value="123.45" table:style-name="ce74">
            <text:p>12345.000%</text:p>
          </table:table-cell>
          <table:table-cell office:value-type="percentage" office:value="-123.456" table:style-name="ce74">
            <text:p>-12345.600%</text:p>
          </table:table-cell>
          <table:table-cell office:value-type="percentage" office:value="1234.567" table:style-name="ce74">
            <text:p>123456.700%</text:p>
          </table:table-cell>
          <table:table-cell office:value-type="percentage" office:value="-1234.5678" table:style-name="ce74">
            <text:p>-123456.780%</text:p>
          </table:table-cell>
          <table:table-cell office:value-type="percentage" office:value="12345.678900000001" table:style-name="ce74">
            <text:p>1234567.890%</text:p>
          </table:table-cell>
          <table:table-cell office:value-type="percentage" office:value="-12345.678910000001" table:style-name="ce74">
            <text:p>-1234567.891%</text:p>
          </table:table-cell>
          <table:table-cell table:number-columns-repeated="16373" table:style-name="ce74"/>
        </table:table-row>
        <table:table-row table:style-name="ro1">
          <table:table-cell table:number-columns-repeated="16384" table:style-name="ce74"/>
        </table:table-row>
        <table:table-row table:style-name="ro1">
          <table:table-cell office:value-type="string" table:style-name="ce10">
            <text:p>Fraction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-1.2" table:style-name="ce10">
            <text:p>-1 1/5</text:p>
          </table:table-cell>
          <table:table-cell office:value-type="float" office:value="12.3" table:style-name="ce10">
            <text:p>12 1/3</text:p>
          </table:table-cell>
          <table:table-cell office:value-type="float" office:value="-12.34" table:style-name="ce10">
            <text:p>-12 1/3</text:p>
          </table:table-cell>
          <table:table-cell office:value-type="float" office:value="123.45" table:style-name="ce10">
            <text:p>123 4/9</text:p>
          </table:table-cell>
          <table:table-cell office:value-type="float" office:value="-123.456" table:style-name="ce10">
            <text:p>-123 1/2</text:p>
          </table:table-cell>
          <table:table-cell office:value-type="float" office:value="1234.567" table:style-name="ce10">
            <text:p>1234 4/7</text:p>
          </table:table-cell>
          <table:table-cell office:value-type="float" office:value="-1234.5678" table:style-name="ce10">
            <text:p>-1234 4/7</text:p>
          </table:table-cell>
          <table:table-cell office:value-type="float" office:value="12345.678900000001" table:style-name="ce10">
            <text:p>12345 2/3</text:p>
          </table:table-cell>
          <table:table-cell office:value-type="float" office:value="-12345.678910000001" table:style-name="ce10">
            <text:p>-12345 2/3</text:p>
          </table:table-cell>
          <table:table-cell table:number-columns-repeated="16373" table:style-name="ce10"/>
        </table:table-row>
        <table:table-row table:style-name="ro1">
          <table:table-cell table:style-name="ce11"/>
          <table:table-cell office:value-type="float" office:value="1" table:style-name="ce11">
            <text:p>1<text:s text:c="6"/></text:p>
          </table:table-cell>
          <table:table-cell office:value-type="float" office:value="-1.2" table:style-name="ce11">
            <text:p>-1 <text:s/>1/5<text:s/></text:p>
          </table:table-cell>
          <table:table-cell office:value-type="float" office:value="12.3" table:style-name="ce11">
            <text:p>12 <text:s/>3/10</text:p>
          </table:table-cell>
          <table:table-cell office:value-type="float" office:value="-12.34" table:style-name="ce11">
            <text:p>-12 17/50</text:p>
          </table:table-cell>
          <table:table-cell office:value-type="float" office:value="123.45" table:style-name="ce11">
            <text:p>123 <text:s/>9/20</text:p>
          </table:table-cell>
          <table:table-cell office:value-type="float" office:value="-123.456" table:style-name="ce11">
            <text:p>-123 26/57</text:p>
          </table:table-cell>
          <table:table-cell office:value-type="float" office:value="1234.567" table:style-name="ce11">
            <text:p>1234 55/97</text:p>
          </table:table-cell>
          <table:table-cell office:value-type="float" office:value="-1234.5678" table:style-name="ce11">
            <text:p>-1234 46/81</text:p>
          </table:table-cell>
          <table:table-cell office:value-type="float" office:value="12345.678900000001" table:style-name="ce11">
            <text:p>12345 55/81</text:p>
          </table:table-cell>
          <table:table-cell office:value-type="float" office:value="-12345.678910000001" table:style-name="ce11">
            <text:p>-12345 55/81</text:p>
          </table:table-cell>
          <table:table-cell table:number-columns-repeated="16373" table:style-name="ce11"/>
        </table:table-row>
        <table:table-row table:style-name="ro1">
          <table:table-cell table:style-name="ce75"/>
          <table:table-cell office:value-type="float" office:value="1" table:style-name="ce75">
            <text:p>1<text:s text:c="8"/></text:p>
          </table:table-cell>
          <table:table-cell office:value-type="float" office:value="-1.2" table:style-name="ce75">
            <text:p>-1 <text:s text:c="2"/>1/5<text:s text:c="2"/></text:p>
          </table:table-cell>
          <table:table-cell office:value-type="float" office:value="12.3" table:style-name="ce75">
            <text:p>12 <text:s text:c="2"/>3/10<text:s/></text:p>
          </table:table-cell>
          <table:table-cell office:value-type="float" office:value="-12.34" table:style-name="ce75">
            <text:p>-12 <text:s/>17/50<text:s/></text:p>
          </table:table-cell>
          <table:table-cell office:value-type="float" office:value="123.45" table:style-name="ce75">
            <text:p>123 <text:s text:c="2"/>9/20<text:s/></text:p>
          </table:table-cell>
          <table:table-cell office:value-type="float" office:value="-123.456" table:style-name="ce75">
            <text:p>-123 <text:s/>57/125</text:p>
          </table:table-cell>
          <table:table-cell office:value-type="float" office:value="1234.567" table:style-name="ce75">
            <text:p>1234 <text:s/>55/97<text:s/></text:p>
          </table:table-cell>
          <table:table-cell office:value-type="float" office:value="-1234.5678" table:style-name="ce75">
            <text:p>-1234 <text:s/>67/118</text:p>
          </table:table-cell>
          <table:table-cell office:value-type="float" office:value="12345.678900000001" table:style-name="ce75">
            <text:p>12345 <text:s/>74/109</text:p>
          </table:table-cell>
          <table:table-cell office:value-type="float" office:value="-12345.678910000001" table:style-name="ce75">
            <text:p>-12345 573/844</text:p>
          </table:table-cell>
          <table:table-cell table:number-columns-repeated="16373" table:style-name="ce75"/>
        </table:table-row>
        <table:table-row table:style-name="ro1">
          <table:table-cell table:style-name="ce76"/>
          <table:table-cell office:value-type="float" office:value="1" table:style-name="ce76">
            <text:p>1<text:s text:c="4"/></text:p>
          </table:table-cell>
          <table:table-cell office:value-type="float" office:value="-1.2" table:style-name="ce76">
            <text:p>-1<text:s text:c="4"/></text:p>
          </table:table-cell>
          <table:table-cell office:value-type="float" office:value="12.3" table:style-name="ce76">
            <text:p>12 1/2</text:p>
          </table:table-cell>
          <table:table-cell office:value-type="float" office:value="-12.34" table:style-name="ce76">
            <text:p>-12 1/2</text:p>
          </table:table-cell>
          <table:table-cell office:value-type="float" office:value="123.45" table:style-name="ce76">
            <text:p>123 1/2</text:p>
          </table:table-cell>
          <table:table-cell office:value-type="float" office:value="-123.456" table:style-name="ce76">
            <text:p>-123 1/2</text:p>
          </table:table-cell>
          <table:table-cell office:value-type="float" office:value="1234.567" table:style-name="ce76">
            <text:p>1234 1/2</text:p>
          </table:table-cell>
          <table:table-cell office:value-type="float" office:value="-1234.5678" table:style-name="ce76">
            <text:p>-1234 1/2</text:p>
          </table:table-cell>
          <table:table-cell office:value-type="float" office:value="12345.678900000001" table:style-name="ce76">
            <text:p>12345 1/2</text:p>
          </table:table-cell>
          <table:table-cell office:value-type="float" office:value="-12345.678910000001" table:style-name="ce76">
            <text:p>-12345 1/2</text:p>
          </table:table-cell>
          <table:table-cell table:number-columns-repeated="16373" table:style-name="ce76"/>
        </table:table-row>
        <table:table-row table:style-name="ro1">
          <table:table-cell table:style-name="ce77"/>
          <table:table-cell office:value-type="float" office:value="1" table:style-name="ce77">
            <text:p>1<text:s text:c="4"/></text:p>
          </table:table-cell>
          <table:table-cell office:value-type="float" office:value="-1.2" table:style-name="ce77">
            <text:p>-1 1/4</text:p>
          </table:table-cell>
          <table:table-cell office:value-type="float" office:value="12.3" table:style-name="ce77">
            <text:p>12 1/4</text:p>
          </table:table-cell>
          <table:table-cell office:value-type="float" office:value="-12.34" table:style-name="ce77">
            <text:p>-12 1/4</text:p>
          </table:table-cell>
          <table:table-cell office:value-type="float" office:value="123.45" table:style-name="ce77">
            <text:p>123 2/4</text:p>
          </table:table-cell>
          <table:table-cell office:value-type="float" office:value="-123.456" table:style-name="ce77">
            <text:p>-123 2/4</text:p>
          </table:table-cell>
          <table:table-cell office:value-type="float" office:value="1234.567" table:style-name="ce77">
            <text:p>1234 2/4</text:p>
          </table:table-cell>
          <table:table-cell office:value-type="float" office:value="-1234.5678" table:style-name="ce77">
            <text:p>-1234 2/4</text:p>
          </table:table-cell>
          <table:table-cell office:value-type="float" office:value="12345.678900000001" table:style-name="ce77">
            <text:p>12345 3/4</text:p>
          </table:table-cell>
          <table:table-cell office:value-type="float" office:value="-12345.678910000001" table:style-name="ce77">
            <text:p>-12345 3/4</text:p>
          </table:table-cell>
          <table:table-cell table:number-columns-repeated="16373" table:style-name="ce77"/>
        </table:table-row>
        <table:table-row table:style-name="ro1">
          <table:table-cell table:style-name="ce78"/>
          <table:table-cell office:value-type="float" office:value="1" table:style-name="ce78">
            <text:p>1<text:s text:c="4"/></text:p>
          </table:table-cell>
          <table:table-cell office:value-type="float" office:value="-1.2" table:style-name="ce78">
            <text:p>-1 2/8</text:p>
          </table:table-cell>
          <table:table-cell office:value-type="float" office:value="12.3" table:style-name="ce78">
            <text:p>12 2/8</text:p>
          </table:table-cell>
          <table:table-cell office:value-type="float" office:value="-12.34" table:style-name="ce78">
            <text:p>-12 3/8</text:p>
          </table:table-cell>
          <table:table-cell office:value-type="float" office:value="123.45" table:style-name="ce78">
            <text:p>123 4/8</text:p>
          </table:table-cell>
          <table:table-cell office:value-type="float" office:value="-123.456" table:style-name="ce78">
            <text:p>-123 4/8</text:p>
          </table:table-cell>
          <table:table-cell office:value-type="float" office:value="1234.567" table:style-name="ce78">
            <text:p>1234 5/8</text:p>
          </table:table-cell>
          <table:table-cell office:value-type="float" office:value="-1234.5678" table:style-name="ce78">
            <text:p>-1234 5/8</text:p>
          </table:table-cell>
          <table:table-cell office:value-type="float" office:value="12345.678900000001" table:style-name="ce78">
            <text:p>12345 5/8</text:p>
          </table:table-cell>
          <table:table-cell office:value-type="float" office:value="-12345.678910000001" table:style-name="ce78">
            <text:p>-12345 5/8</text:p>
          </table:table-cell>
          <table:table-cell table:number-columns-repeated="16373" table:style-name="ce78"/>
        </table:table-row>
        <table:table-row table:style-name="ro1">
          <table:table-cell table:style-name="ce79"/>
          <table:table-cell office:value-type="float" office:value="1" table:style-name="ce79">
            <text:p>1<text:s text:c="6"/></text:p>
          </table:table-cell>
          <table:table-cell office:value-type="float" office:value="-1.2" table:style-name="ce79">
            <text:p>-1 <text:s/>3/16</text:p>
          </table:table-cell>
          <table:table-cell office:value-type="float" office:value="12.3" table:style-name="ce79">
            <text:p>12 <text:s/>5/16</text:p>
          </table:table-cell>
          <table:table-cell office:value-type="float" office:value="-12.34" table:style-name="ce79">
            <text:p>-12 <text:s/>5/16</text:p>
          </table:table-cell>
          <table:table-cell office:value-type="float" office:value="123.45" table:style-name="ce79">
            <text:p>123 <text:s/>7/16</text:p>
          </table:table-cell>
          <table:table-cell office:value-type="float" office:value="-123.456" table:style-name="ce79">
            <text:p>-123 <text:s/>7/16</text:p>
          </table:table-cell>
          <table:table-cell office:value-type="float" office:value="1234.567" table:style-name="ce79">
            <text:p>1234 <text:s/>9/16</text:p>
          </table:table-cell>
          <table:table-cell office:value-type="float" office:value="-1234.5678" table:style-name="ce79">
            <text:p>-1234 <text:s/>9/16</text:p>
          </table:table-cell>
          <table:table-cell office:value-type="float" office:value="12345.678900000001" table:style-name="ce79">
            <text:p>12345 11/16</text:p>
          </table:table-cell>
          <table:table-cell office:value-type="float" office:value="-12345.678910000001" table:style-name="ce79">
            <text:p>-12345 11/16</text:p>
          </table:table-cell>
          <table:table-cell table:number-columns-repeated="16373" table:style-name="ce79"/>
        </table:table-row>
        <table:table-row table:style-name="ro1">
          <table:table-cell table:style-name="ce80"/>
          <table:table-cell office:value-type="float" office:value="1" table:style-name="ce80">
            <text:p>1<text:s text:c="5"/></text:p>
          </table:table-cell>
          <table:table-cell office:value-type="float" office:value="-1.2" table:style-name="ce80">
            <text:p>-1 2/10</text:p>
          </table:table-cell>
          <table:table-cell office:value-type="float" office:value="12.3" table:style-name="ce80">
            <text:p>12 3/10</text:p>
          </table:table-cell>
          <table:table-cell office:value-type="float" office:value="-12.34" table:style-name="ce80">
            <text:p>-12 3/10</text:p>
          </table:table-cell>
          <table:table-cell office:value-type="float" office:value="123.45" table:style-name="ce80">
            <text:p>123 5/10</text:p>
          </table:table-cell>
          <table:table-cell office:value-type="float" office:value="-123.456" table:style-name="ce80">
            <text:p>-123 5/10</text:p>
          </table:table-cell>
          <table:table-cell office:value-type="float" office:value="1234.567" table:style-name="ce80">
            <text:p>1234 6/10</text:p>
          </table:table-cell>
          <table:table-cell office:value-type="float" office:value="-1234.5678" table:style-name="ce80">
            <text:p>-1234 6/10</text:p>
          </table:table-cell>
          <table:table-cell office:value-type="float" office:value="12345.678900000001" table:style-name="ce80">
            <text:p>12345 7/10</text:p>
          </table:table-cell>
          <table:table-cell office:value-type="float" office:value="-12345.678910000001" table:style-name="ce80">
            <text:p>-12345 7/10</text:p>
          </table:table-cell>
          <table:table-cell table:number-columns-repeated="16373" table:style-name="ce80"/>
        </table:table-row>
        <table:table-row table:style-name="ro1">
          <table:table-cell table:style-name="ce81"/>
          <table:table-cell office:value-type="float" office:value="1" table:style-name="ce81">
            <text:p>1<text:s text:c="7"/></text:p>
          </table:table-cell>
          <table:table-cell office:value-type="float" office:value="-1.2" table:style-name="ce81">
            <text:p>-1 20/100</text:p>
          </table:table-cell>
          <table:table-cell office:value-type="float" office:value="12.3" table:style-name="ce81">
            <text:p>12 30/100</text:p>
          </table:table-cell>
          <table:table-cell office:value-type="float" office:value="-12.34" table:style-name="ce81">
            <text:p>-12 34/100</text:p>
          </table:table-cell>
          <table:table-cell office:value-type="float" office:value="123.45" table:style-name="ce81">
            <text:p>123 45/100</text:p>
          </table:table-cell>
          <table:table-cell office:value-type="float" office:value="-123.456" table:style-name="ce81">
            <text:p>-123 46/100</text:p>
          </table:table-cell>
          <table:table-cell office:value-type="float" office:value="1234.567" table:style-name="ce81">
            <text:p>1234 57/100</text:p>
          </table:table-cell>
          <table:table-cell office:value-type="float" office:value="-1234.5678" table:style-name="ce81">
            <text:p>-1234 57/100</text:p>
          </table:table-cell>
          <table:table-cell office:value-type="float" office:value="12345.678900000001" table:style-name="ce81">
            <text:p>12345 68/100</text:p>
          </table:table-cell>
          <table:table-cell office:value-type="float" office:value="-12345.678910000001" table:style-name="ce81">
            <text:p>-12345 68/100</text:p>
          </table:table-cell>
          <table:table-cell table:number-columns-repeated="16373" table:style-name="ce81"/>
        </table:table-row>
        <table:table-row table:style-name="ro1">
          <table:table-cell table:number-columns-repeated="16384" table:style-name="ce81"/>
        </table:table-row>
        <table:table-row table:style-name="ro1">
          <table:table-cell office:value-type="string" table:style-name="ce82">
            <text:p>Scientific</text:p>
          </table:table-cell>
          <table:table-cell office:value-type="float" office:value="1" table:style-name="ce82">
            <text:p>1.0000E+00</text:p>
          </table:table-cell>
          <table:table-cell office:value-type="float" office:value="-1.2" table:style-name="ce82">
            <text:p>-1.2000E+00</text:p>
          </table:table-cell>
          <table:table-cell office:value-type="float" office:value="12.3" table:style-name="ce82">
            <text:p>1.2300E+01</text:p>
          </table:table-cell>
          <table:table-cell office:value-type="float" office:value="-12.34" table:style-name="ce82">
            <text:p>-1.2340E+01</text:p>
          </table:table-cell>
          <table:table-cell office:value-type="float" office:value="123.45" table:style-name="ce82">
            <text:p>1.2345E+02</text:p>
          </table:table-cell>
          <table:table-cell office:value-type="float" office:value="-123.456" table:style-name="ce82">
            <text:p>-1.2346E+02</text:p>
          </table:table-cell>
          <table:table-cell office:value-type="float" office:value="1234.567" table:style-name="ce82">
            <text:p>1.2346E+03</text:p>
          </table:table-cell>
          <table:table-cell office:value-type="float" office:value="-1234.5678" table:style-name="ce82">
            <text:p>-1.2346E+03</text:p>
          </table:table-cell>
          <table:table-cell office:value-type="float" office:value="12345.678900000001" table:style-name="ce82">
            <text:p>1.2346E+04</text:p>
          </table:table-cell>
          <table:table-cell office:value-type="float" office:value="-12345.678910000001" table:style-name="ce82">
            <text:p>-1.2346E+04</text:p>
          </table:table-cell>
          <table:table-cell table:number-columns-repeated="16373" table:style-name="ce82"/>
        </table:table-row>
        <table:table-row table:style-name="ro1">
          <table:table-cell table:number-columns-repeated="16384" table:style-name="ce82"/>
        </table:table-row>
        <table:table-row table:style-name="ro1">
          <table:table-cell office:value-type="string" table:style-name="ce30">
            <text:p>Text</text:p>
          </table:table-cell>
          <table:table-cell office:value-type="float" office:value="1" table:style-name="ce30">
            <text:p>1</text:p>
          </table:table-cell>
          <table:table-cell office:value-type="float" office:value="-1.2" table:style-name="ce30">
            <text:p>-1.2</text:p>
          </table:table-cell>
          <table:table-cell office:value-type="float" office:value="12.3" table:style-name="ce30">
            <text:p>12.3</text:p>
          </table:table-cell>
          <table:table-cell office:value-type="float" office:value="-12.34" table:style-name="ce30">
            <text:p>-12.34</text:p>
          </table:table-cell>
          <table:table-cell office:value-type="float" office:value="123.45" table:style-name="ce30">
            <text:p>123.45</text:p>
          </table:table-cell>
          <table:table-cell office:value-type="float" office:value="-123.456" table:style-name="ce30">
            <text:p>-123.456</text:p>
          </table:table-cell>
          <table:table-cell office:value-type="float" office:value="1234.567" table:style-name="ce30">
            <text:p>1234.567</text:p>
          </table:table-cell>
          <table:table-cell office:value-type="float" office:value="-1234.5678" table:style-name="ce30">
            <text:p>-1234.5678</text:p>
          </table:table-cell>
          <table:table-cell office:value-type="float" office:value="12345.678900000001" table:style-name="ce30">
            <text:p>12345.6789</text:p>
          </table:table-cell>
          <table:table-cell office:value-type="float" office:value="-12345.678910000001" table:style-name="ce30">
            <text:p>-12345.67891</text:p>
          </table:table-cell>
          <table:table-cell table:number-columns-repeated="16373" table:style-name="ce30"/>
        </table:table-row>
        <table:table-row table:style-name="ro1">
          <table:table-cell table:number-columns-repeated="16384" table:style-name="ce30"/>
        </table:table-row>
        <table:table-row table:style-name="ro1">
          <table:table-cell office:value-type="string" table:style-name="ce83">
            <text:p>Special</text:p>
          </table:table-cell>
          <table:table-cell office:value-type="float" office:value="1" table:style-name="ce83">
            <text:p>00001</text:p>
          </table:table-cell>
          <table:table-cell office:value-type="float" office:value="-1.2" table:style-name="ce83">
            <text:p>-00001</text:p>
          </table:table-cell>
          <table:table-cell office:value-type="float" office:value="12.3" table:style-name="ce83">
            <text:p>00012</text:p>
          </table:table-cell>
          <table:table-cell office:value-type="float" office:value="-12.34" table:style-name="ce83">
            <text:p>-00012</text:p>
          </table:table-cell>
          <table:table-cell office:value-type="float" office:value="123.45" table:style-name="ce83">
            <text:p>00123</text:p>
          </table:table-cell>
          <table:table-cell office:value-type="float" office:value="-123.456" table:style-name="ce83">
            <text:p>-00123</text:p>
          </table:table-cell>
          <table:table-cell office:value-type="float" office:value="1234.567" table:style-name="ce83">
            <text:p>01235</text:p>
          </table:table-cell>
          <table:table-cell office:value-type="float" office:value="-1234.5678" table:style-name="ce83">
            <text:p>-01235</text:p>
          </table:table-cell>
          <table:table-cell office:value-type="float" office:value="12345.678900000001" table:style-name="ce83">
            <text:p>12346</text:p>
          </table:table-cell>
          <table:table-cell office:value-type="float" office:value="-12345.678910000001" table:style-name="ce83">
            <text:p>-12346</text:p>
          </table:table-cell>
          <table:table-cell table:number-columns-repeated="16373" table:style-name="ce83"/>
        </table:table-row>
        <table:table-row table:style-name="ro1">
          <table:table-cell table:style-name="ce84"/>
          <table:table-cell office:value-type="float" office:value="1" table:style-name="ce84">
            <text:p>00000-0001</text:p>
          </table:table-cell>
          <table:table-cell office:value-type="float" office:value="-1.2" table:style-name="ce84">
            <text:p>-00000-0001</text:p>
          </table:table-cell>
          <table:table-cell office:value-type="float" office:value="12.3" table:style-name="ce84">
            <text:p>00000-0012</text:p>
          </table:table-cell>
          <table:table-cell office:value-type="float" office:value="-12.34" table:style-name="ce84">
            <text:p>-00000-0012</text:p>
          </table:table-cell>
          <table:table-cell office:value-type="float" office:value="123.45" table:style-name="ce84">
            <text:p>00000-0123</text:p>
          </table:table-cell>
          <table:table-cell office:value-type="float" office:value="-123.456" table:style-name="ce84">
            <text:p>-00000-0123</text:p>
          </table:table-cell>
          <table:table-cell office:value-type="float" office:value="1234.567" table:style-name="ce84">
            <text:p>00000-1235</text:p>
          </table:table-cell>
          <table:table-cell office:value-type="float" office:value="-1234.5678" table:style-name="ce84">
            <text:p>-00000-1235</text:p>
          </table:table-cell>
          <table:table-cell office:value-type="float" office:value="12345.678900000001" table:style-name="ce84">
            <text:p>00001-2346</text:p>
          </table:table-cell>
          <table:table-cell office:value-type="float" office:value="-12345.678910000001" table:style-name="ce84">
            <text:p>-00001-2346</text:p>
          </table:table-cell>
          <table:table-cell table:number-columns-repeated="16373" table:style-name="ce84"/>
        </table:table-row>
        <table:table-row table:style-name="ro1">
          <table:table-cell table:style-name="ce85"/>
          <table:table-cell office:value-type="float" office:value="1" table:style-name="ce85">
            <text:p>-1</text:p>
          </table:table-cell>
          <table:table-cell office:value-type="float" office:value="-1.2" table:style-name="ce85">
            <text:p>--1</text:p>
          </table:table-cell>
          <table:table-cell office:value-type="float" office:value="12.3" table:style-name="ce85">
            <text:p>-12</text:p>
          </table:table-cell>
          <table:table-cell office:value-type="float" office:value="-12.34" table:style-name="ce85">
            <text:p>--12</text:p>
          </table:table-cell>
          <table:table-cell office:value-type="float" office:value="123.45" table:style-name="ce85">
            <text:p>-123</text:p>
          </table:table-cell>
          <table:table-cell office:value-type="float" office:value="-123.456" table:style-name="ce85">
            <text:p>--123</text:p>
          </table:table-cell>
          <table:table-cell office:value-type="float" office:value="1234.567" table:style-name="ce85">
            <text:p>-1235</text:p>
          </table:table-cell>
          <table:table-cell office:value-type="float" office:value="-1234.5678" table:style-name="ce85">
            <text:p>--1235</text:p>
          </table:table-cell>
          <table:table-cell office:value-type="float" office:value="12345.678900000001" table:style-name="ce85">
            <text:p>1-2346</text:p>
          </table:table-cell>
          <table:table-cell office:value-type="float" office:value="-12345.678910000001" table:style-name="ce85">
            <text:p>-1-2346</text:p>
          </table:table-cell>
          <table:table-cell table:number-columns-repeated="16373" table:style-name="ce85"/>
        </table:table-row>
        <table:table-row table:style-name="ro1">
          <table:table-cell table:style-name="ce50"/>
          <table:table-cell office:value-type="float" office:value="1" table:style-name="ce50">
            <text:p>000-00-0001</text:p>
          </table:table-cell>
          <table:table-cell office:value-type="float" office:value="-1.2" table:style-name="ce50">
            <text:p>-000-00-0001</text:p>
          </table:table-cell>
          <table:table-cell office:value-type="float" office:value="12.3" table:style-name="ce50">
            <text:p>000-00-0012</text:p>
          </table:table-cell>
          <table:table-cell office:value-type="float" office:value="-12.34" table:style-name="ce50">
            <text:p>-000-00-0012</text:p>
          </table:table-cell>
          <table:table-cell office:value-type="float" office:value="123.45" table:style-name="ce50">
            <text:p>000-00-0123</text:p>
          </table:table-cell>
          <table:table-cell office:value-type="float" office:value="-123.456" table:style-name="ce50">
            <text:p>-000-00-0123</text:p>
          </table:table-cell>
          <table:table-cell office:value-type="float" office:value="1234.567" table:style-name="ce50">
            <text:p>000-00-1235</text:p>
          </table:table-cell>
          <table:table-cell office:value-type="float" office:value="-1234.5678" table:style-name="ce50">
            <text:p>-000-00-1235</text:p>
          </table:table-cell>
          <table:table-cell office:value-type="float" office:value="12345.678900000001" table:style-name="ce50">
            <text:p>000-01-2346</text:p>
          </table:table-cell>
          <table:table-cell office:value-type="float" office:value="-12345.678910000001" table:style-name="ce50">
            <text:p>-000-01-2346</text:p>
          </table:table-cell>
          <table:table-cell table:number-columns-repeated="16373" table:style-name="ce50"/>
        </table:table-row>
        <table:table-row table:number-rows-repeated="1048502" table:style-name="ro1">
          <table:table-cell table:number-columns-repeated="16384"/>
        </table:table-row>
      </table:table>
      <table:table table:name="Miscellany" table:style-name="ta2">
        <table:table-column table:style-name="co16" table:default-cell-style-name="ce1"/>
        <table:table-column table:style-name="co6" table:number-columns-repeated="16383" table:default-cell-style-name="ce1"/>
        <table:table-row table:number-rows-repeated="2" table:style-name="ro1">
          <table:table-cell office:value-type="currency" office:value="1" table:style-name="ce86">
            <text:p><text:s/>$1<text:s/></text:p>
          </table:table-cell>
          <table:table-cell table:number-columns-repeated="16383" table:style-name="ce1"/>
        </table:table-row>
        <table:table-row table:style-name="ro1">
          <table:table-cell office:value-type="currency" office:value="10" table:style-name="ce86">
            <text:p><text:s/>$10<text:s/></text:p>
          </table:table-cell>
          <table:table-cell table:number-columns-repeated="16383" table:style-name="ce1"/>
        </table:table-row>
        <table:table-row table:style-name="ro1">
          <table:table-cell office:value-type="currency" office:value="100" table:style-name="ce86">
            <text:p><text:s/>$100<text:s/></text:p>
          </table:table-cell>
          <table:table-cell table:number-columns-repeated="16383" table:style-name="ce1"/>
        </table:table-row>
        <table:table-row table:style-name="ro1">
          <table:table-cell office:value-type="currency" office:value="1000" table:style-name="ce86">
            <text:p><text:s/>$1,000<text:s/></text:p>
          </table:table-cell>
          <table:table-cell table:style-name="ce87"/>
          <table:table-cell table:number-columns-repeated="16382"/>
        </table:table-row>
        <table:table-row table:style-name="ro1">
          <table:table-cell office:value-type="currency" office:value="10000" table:style-name="ce86">
            <text:p><text:s/>$10,000<text:s/></text:p>
          </table:table-cell>
          <table:table-cell table:number-columns-repeated="16383" table:style-name="ce1"/>
        </table:table-row>
        <table:table-row table:style-name="ro1">
          <table:table-cell office:value-type="currency" office:value="100000" table:style-name="ce86">
            <text:p><text:s/>$100,000<text:s/></text:p>
          </table:table-cell>
          <table:table-cell table:number-columns-repeated="16383" table:style-name="ce1"/>
        </table:table-row>
        <table:table-row table:style-name="ro1">
          <table:table-cell office:value-type="currency" office:value="1000000" table:style-name="ce86">
            <text:p><text:s/>$1,000,000<text:s/></text:p>
          </table:table-cell>
          <table:table-cell table:number-columns-repeated="16383" table:style-name="ce1"/>
        </table:table-row>
        <table:table-row table:style-name="ro1">
          <table:table-cell office:value-type="currency" office:value="10000000" table:style-name="ce86">
            <text:p><text:s/>$10,000,000<text:s/></text:p>
          </table:table-cell>
          <table:table-cell table:number-columns-repeated="16383" table:style-name="ce1"/>
        </table:table-row>
        <table:table-row table:number-rows-repeated="6" table:style-name="ro1">
          <table:table-cell table:style-name="ce86"/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SSF" table:style-name="ta1">
        <table:table-column table:style-name="co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General</text:p>
          </table:table-cell>
          <table:table-cell office:value-type="float" office:value="1" table:style-name="ce1">
            <text:p>1</text:p>
          </table:table-cell>
          <table:table-cell office:value-type="float" office:value="-1.2" table:style-name="ce1">
            <text:p>-1.2</text:p>
          </table:table-cell>
          <table:table-cell office:value-type="float" office:value="12.3" table:style-name="ce1">
            <text:p>12.3</text:p>
          </table:table-cell>
          <table:table-cell office:value-type="float" office:value="-12.34" table:style-name="ce1">
            <text:p>-12.34</text:p>
          </table:table-cell>
          <table:table-cell office:value-type="float" office:value="123.45" table:style-name="ce1">
            <text:p>123.45</text:p>
          </table:table-cell>
          <table:table-cell office:value-type="float" office:value="-123.456" table:style-name="ce1">
            <text:p>-123.456</text:p>
          </table:table-cell>
          <table:table-cell office:value-type="float" office:value="1234.567" table:style-name="ce1">
            <text:p>1234.567</text:p>
          </table:table-cell>
          <table:table-cell office:value-type="float" office:value="-1234.5678" table:style-name="ce1">
            <text:p>-1234.5678</text:p>
          </table:table-cell>
          <table:table-cell office:value-type="float" office:value="12345.678900000001" table:style-name="ce1">
            <text:p>12345.6789</text:p>
          </table:table-cell>
          <table:table-cell office:value-type="float" office:value="-12345.678910000001" table:style-name="ce1">
            <text:p>-12345.678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##0.0E+0</text:p>
          </table:table-cell>
          <table:table-cell office:value-type="float" office:value="1" table:style-name="ce29">
            <text:p>1.0E+0</text:p>
          </table:table-cell>
          <table:table-cell office:value-type="float" office:value="-1.2" table:style-name="ce29">
            <text:p>-1.2E+0</text:p>
          </table:table-cell>
          <table:table-cell office:value-type="float" office:value="12.3" table:style-name="ce29">
            <text:p>12.3E+0</text:p>
          </table:table-cell>
          <table:table-cell office:value-type="float" office:value="-12.34" table:style-name="ce29">
            <text:p>-12.3E+0</text:p>
          </table:table-cell>
          <table:table-cell office:value-type="float" office:value="123.45" table:style-name="ce29">
            <text:p>123.5E+0</text:p>
          </table:table-cell>
          <table:table-cell office:value-type="float" office:value="-123.456" table:style-name="ce29">
            <text:p>-123.5E+0</text:p>
          </table:table-cell>
          <table:table-cell office:value-type="float" office:value="1234.567" table:style-name="ce29">
            <text:p>1.2E+3</text:p>
          </table:table-cell>
          <table:table-cell office:value-type="float" office:value="-1234.5678" table:style-name="ce29">
            <text:p>-1.2E+3</text:p>
          </table:table-cell>
          <table:table-cell office:value-type="float" office:value="12345.678900000001" table:style-name="ce29">
            <text:p>12.3E+3</text:p>
          </table:table-cell>
          <table:table-cell office:value-type="float" office:value="-12345.678910000001" table:style-name="ce29">
            <text:p>-12.3E+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#,##0</text:p>
          </table:table-cell>
          <table:table-cell office:value-type="float" office:value="1" table:style-name="ce5">
            <text:p>1</text:p>
          </table:table-cell>
          <table:table-cell office:value-type="float" office:value="-1.2" table:style-name="ce5">
            <text:p>-1</text:p>
          </table:table-cell>
          <table:table-cell office:value-type="float" office:value="12.3" table:style-name="ce5">
            <text:p>12</text:p>
          </table:table-cell>
          <table:table-cell office:value-type="float" office:value="-12.34" table:style-name="ce5">
            <text:p>-12</text:p>
          </table:table-cell>
          <table:table-cell office:value-type="float" office:value="123.45" table:style-name="ce5">
            <text:p>123</text:p>
          </table:table-cell>
          <table:table-cell office:value-type="float" office:value="-123.456" table:style-name="ce5">
            <text:p>-123</text:p>
          </table:table-cell>
          <table:table-cell office:value-type="float" office:value="1234.567" table:style-name="ce5">
            <text:p>1,235</text:p>
          </table:table-cell>
          <table:table-cell office:value-type="float" office:value="-1234.5678" table:style-name="ce5">
            <text:p>-1,235</text:p>
          </table:table-cell>
          <table:table-cell office:value-type="float" office:value="12345.678900000001" table:style-name="ce5">
            <text:p>12,346</text:p>
          </table:table-cell>
          <table:table-cell office:value-type="float" office:value="-12345.678910000001" table:style-name="ce5">
            <text:p>-12,3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#,##0.0</text:p>
          </table:table-cell>
          <table:table-cell office:value-type="float" office:value="1" table:style-name="ce37">
            <text:p>1.0</text:p>
          </table:table-cell>
          <table:table-cell office:value-type="float" office:value="-1.2" table:style-name="ce37">
            <text:p>-1.2</text:p>
          </table:table-cell>
          <table:table-cell office:value-type="float" office:value="12.3" table:style-name="ce37">
            <text:p>12.3</text:p>
          </table:table-cell>
          <table:table-cell office:value-type="float" office:value="-12.34" table:style-name="ce37">
            <text:p>-12.3</text:p>
          </table:table-cell>
          <table:table-cell office:value-type="float" office:value="123.45" table:style-name="ce37">
            <text:p>123.5</text:p>
          </table:table-cell>
          <table:table-cell office:value-type="float" office:value="-123.456" table:style-name="ce37">
            <text:p>-123.5</text:p>
          </table:table-cell>
          <table:table-cell office:value-type="float" office:value="1234.567" table:style-name="ce37">
            <text:p>1,234.6</text:p>
          </table:table-cell>
          <table:table-cell office:value-type="float" office:value="-1234.5678" table:style-name="ce37">
            <text:p>-1,234.6</text:p>
          </table:table-cell>
          <table:table-cell office:value-type="float" office:value="12345.678900000001" table:style-name="ce37">
            <text:p>12,345.7</text:p>
          </table:table-cell>
          <table:table-cell office:value-type="float" office:value="-12345.678910000001" table:style-name="ce37">
            <text:p>-12,345.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#,##0.00</text:p>
          </table:table-cell>
          <table:table-cell office:value-type="float" office:value="1" table:style-name="ce6">
            <text:p>1.00</text:p>
          </table:table-cell>
          <table:table-cell office:value-type="float" office:value="-1.2" table:style-name="ce6">
            <text:p>-1.20</text:p>
          </table:table-cell>
          <table:table-cell office:value-type="float" office:value="12.3" table:style-name="ce6">
            <text:p>12.30</text:p>
          </table:table-cell>
          <table:table-cell office:value-type="float" office:value="-12.34" table:style-name="ce6">
            <text:p>-12.34</text:p>
          </table:table-cell>
          <table:table-cell office:value-type="float" office:value="123.45" table:style-name="ce6">
            <text:p>123.45</text:p>
          </table:table-cell>
          <table:table-cell office:value-type="float" office:value="-123.456" table:style-name="ce6">
            <text:p>-123.46</text:p>
          </table:table-cell>
          <table:table-cell office:value-type="float" office:value="1234.567" table:style-name="ce6">
            <text:p>1,234.57</text:p>
          </table:table-cell>
          <table:table-cell office:value-type="float" office:value="-1234.5678" table:style-name="ce6">
            <text:p>-1,234.57</text:p>
          </table:table-cell>
          <table:table-cell office:value-type="float" office:value="12345.678900000001" table:style-name="ce6">
            <text:p>12,345.68</text:p>
          </table:table-cell>
          <table:table-cell office:value-type="float" office:value="-12345.678910000001" table:style-name="ce6">
            <text:p>-12,345.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#,##0.000</text:p>
          </table:table-cell>
          <table:table-cell office:value-type="float" office:value="1" table:style-name="ce88">
            <text:p>1.000</text:p>
          </table:table-cell>
          <table:table-cell office:value-type="float" office:value="-1.2" table:style-name="ce88">
            <text:p>-1.200</text:p>
          </table:table-cell>
          <table:table-cell office:value-type="float" office:value="12.3" table:style-name="ce88">
            <text:p>12.300</text:p>
          </table:table-cell>
          <table:table-cell office:value-type="float" office:value="-12.34" table:style-name="ce88">
            <text:p>-12.340</text:p>
          </table:table-cell>
          <table:table-cell office:value-type="float" office:value="123.45" table:style-name="ce88">
            <text:p>123.450</text:p>
          </table:table-cell>
          <table:table-cell office:value-type="float" office:value="-123.456" table:style-name="ce88">
            <text:p>-123.456</text:p>
          </table:table-cell>
          <table:table-cell office:value-type="float" office:value="1234.567" table:style-name="ce88">
            <text:p>1,234.567</text:p>
          </table:table-cell>
          <table:table-cell office:value-type="float" office:value="-1234.5678" table:style-name="ce88">
            <text:p>-1,234.568</text:p>
          </table:table-cell>
          <table:table-cell office:value-type="float" office:value="12345.678900000001" table:style-name="ce88">
            <text:p>12,345.679</text:p>
          </table:table-cell>
          <table:table-cell office:value-type="float" office:value="-12345.678910000001" table:style-name="ce88">
            <text:p>-12,345.6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#,##0.0000</text:p>
          </table:table-cell>
          <table:table-cell office:value-type="float" office:value="1" table:style-name="ce89">
            <text:p>1.0000</text:p>
          </table:table-cell>
          <table:table-cell office:value-type="float" office:value="-1.2" table:style-name="ce89">
            <text:p>-1.2000</text:p>
          </table:table-cell>
          <table:table-cell office:value-type="float" office:value="12.3" table:style-name="ce89">
            <text:p>12.3000</text:p>
          </table:table-cell>
          <table:table-cell office:value-type="float" office:value="-12.34" table:style-name="ce89">
            <text:p>-12.3400</text:p>
          </table:table-cell>
          <table:table-cell office:value-type="float" office:value="123.45" table:style-name="ce89">
            <text:p>123.4500</text:p>
          </table:table-cell>
          <table:table-cell office:value-type="float" office:value="-123.456" table:style-name="ce89">
            <text:p>-123.4560</text:p>
          </table:table-cell>
          <table:table-cell office:value-type="float" office:value="1234.567" table:style-name="ce89">
            <text:p>1,234.5670</text:p>
          </table:table-cell>
          <table:table-cell office:value-type="float" office:value="-1234.5678" table:style-name="ce89">
            <text:p>-1,234.5678</text:p>
          </table:table-cell>
          <table:table-cell office:value-type="float" office:value="12345.678900000001" table:style-name="ce89">
            <text:p>12,345.6789</text:p>
          </table:table-cell>
          <table:table-cell office:value-type="float" office:value="-12345.678910000001" table:style-name="ce89">
            <text:p>-12,345.67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#,##0.00000</text:p>
          </table:table-cell>
          <table:table-cell office:value-type="float" office:value="1" table:style-name="ce90">
            <text:p>1.00000</text:p>
          </table:table-cell>
          <table:table-cell office:value-type="float" office:value="-1.2" table:style-name="ce90">
            <text:p>-1.20000</text:p>
          </table:table-cell>
          <table:table-cell office:value-type="float" office:value="12.3" table:style-name="ce90">
            <text:p>12.30000</text:p>
          </table:table-cell>
          <table:table-cell office:value-type="float" office:value="-12.34" table:style-name="ce90">
            <text:p>-12.34000</text:p>
          </table:table-cell>
          <table:table-cell office:value-type="float" office:value="123.45" table:style-name="ce90">
            <text:p>123.45000</text:p>
          </table:table-cell>
          <table:table-cell office:value-type="float" office:value="-123.456" table:style-name="ce90">
            <text:p>-123.45600</text:p>
          </table:table-cell>
          <table:table-cell office:value-type="float" office:value="1234.567" table:style-name="ce90">
            <text:p>1,234.56700</text:p>
          </table:table-cell>
          <table:table-cell office:value-type="float" office:value="-1234.5678" table:style-name="ce90">
            <text:p>-1,234.56780</text:p>
          </table:table-cell>
          <table:table-cell office:value-type="float" office:value="12345.678900000001" table:style-name="ce90">
            <text:p>12,345.67890</text:p>
          </table:table-cell>
          <table:table-cell office:value-type="float" office:value="-12345.678910000001" table:style-name="ce90">
            <text:p>-12,345.678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#,##0.000000</text:p>
          </table:table-cell>
          <table:table-cell office:value-type="float" office:value="1" table:style-name="ce91">
            <text:p>1.000000</text:p>
          </table:table-cell>
          <table:table-cell office:value-type="float" office:value="-1.2" table:style-name="ce91">
            <text:p>-1.200000</text:p>
          </table:table-cell>
          <table:table-cell office:value-type="float" office:value="12.3" table:style-name="ce91">
            <text:p>12.300000</text:p>
          </table:table-cell>
          <table:table-cell office:value-type="float" office:value="-12.34" table:style-name="ce91">
            <text:p>-12.340000</text:p>
          </table:table-cell>
          <table:table-cell office:value-type="float" office:value="123.45" table:style-name="ce91">
            <text:p>123.450000</text:p>
          </table:table-cell>
          <table:table-cell office:value-type="float" office:value="-123.456" table:style-name="ce91">
            <text:p>-123.456000</text:p>
          </table:table-cell>
          <table:table-cell office:value-type="float" office:value="1234.567" table:style-name="ce91">
            <text:p>1,234.567000</text:p>
          </table:table-cell>
          <table:table-cell office:value-type="float" office:value="-1234.5678" table:style-name="ce91">
            <text:p>-1,234.567800</text:p>
          </table:table-cell>
          <table:table-cell office:value-type="float" office:value="12345.678900000001" table:style-name="ce91">
            <text:p>12,345.678900</text:p>
          </table:table-cell>
          <table:table-cell office:value-type="float" office:value="-12345.678910000001" table:style-name="ce91">
            <text:p>-12,345.6789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#,##0.0000000</text:p>
          </table:table-cell>
          <table:table-cell office:value-type="float" office:value="1" table:style-name="ce92">
            <text:p>1.0000000</text:p>
          </table:table-cell>
          <table:table-cell office:value-type="float" office:value="-1.2" table:style-name="ce92">
            <text:p>-1.2000000</text:p>
          </table:table-cell>
          <table:table-cell office:value-type="float" office:value="12.3" table:style-name="ce92">
            <text:p>12.3000000</text:p>
          </table:table-cell>
          <table:table-cell office:value-type="float" office:value="-12.34" table:style-name="ce92">
            <text:p>-12.3400000</text:p>
          </table:table-cell>
          <table:table-cell office:value-type="float" office:value="123.45" table:style-name="ce92">
            <text:p>123.4500000</text:p>
          </table:table-cell>
          <table:table-cell office:value-type="float" office:value="-123.456" table:style-name="ce92">
            <text:p>-123.4560000</text:p>
          </table:table-cell>
          <table:table-cell office:value-type="float" office:value="1234.567" table:style-name="ce92">
            <text:p>1,234.5670000</text:p>
          </table:table-cell>
          <table:table-cell office:value-type="float" office:value="-1234.5678" table:style-name="ce92">
            <text:p>-1,234.5678000</text:p>
          </table:table-cell>
          <table:table-cell office:value-type="float" office:value="12345.678900000001" table:style-name="ce92">
            <text:p>12,345.6789000</text:p>
          </table:table-cell>
          <table:table-cell office:value-type="float" office:value="-12345.678910000001" table:style-name="ce92">
            <text:p>-12,345.67891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#,##0.00000000</text:p>
          </table:table-cell>
          <table:table-cell office:value-type="float" office:value="1" table:style-name="ce93">
            <text:p>1.00000000</text:p>
          </table:table-cell>
          <table:table-cell office:value-type="float" office:value="-1.2" table:style-name="ce93">
            <text:p>-1.20000000</text:p>
          </table:table-cell>
          <table:table-cell office:value-type="float" office:value="12.3" table:style-name="ce93">
            <text:p>12.30000000</text:p>
          </table:table-cell>
          <table:table-cell office:value-type="float" office:value="-12.34" table:style-name="ce93">
            <text:p>-12.34000000</text:p>
          </table:table-cell>
          <table:table-cell office:value-type="float" office:value="123.45" table:style-name="ce93">
            <text:p>123.45000000</text:p>
          </table:table-cell>
          <table:table-cell office:value-type="float" office:value="-123.456" table:style-name="ce93">
            <text:p>-123.45600000</text:p>
          </table:table-cell>
          <table:table-cell office:value-type="float" office:value="1234.567" table:style-name="ce93">
            <text:p>1,234.56700000</text:p>
          </table:table-cell>
          <table:table-cell office:value-type="float" office:value="-1234.5678" table:style-name="ce93">
            <text:p>-1,234.56780000</text:p>
          </table:table-cell>
          <table:table-cell office:value-type="float" office:value="12345.678900000001" table:style-name="ce93">
            <text:p>12,345.67890000</text:p>
          </table:table-cell>
          <table:table-cell office:value-type="float" office:value="-12345.678910000001" table:style-name="ce93">
            <text:p>-12,345.67891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#,##0.000000000</text:p>
          </table:table-cell>
          <table:table-cell office:value-type="float" office:value="1" table:style-name="ce94">
            <text:p>1.000000000</text:p>
          </table:table-cell>
          <table:table-cell office:value-type="float" office:value="-1.2" table:style-name="ce94">
            <text:p>-1.200000000</text:p>
          </table:table-cell>
          <table:table-cell office:value-type="float" office:value="12.3" table:style-name="ce94">
            <text:p>12.300000000</text:p>
          </table:table-cell>
          <table:table-cell office:value-type="float" office:value="-12.34" table:style-name="ce94">
            <text:p>-12.340000000</text:p>
          </table:table-cell>
          <table:table-cell office:value-type="float" office:value="123.45" table:style-name="ce94">
            <text:p>123.450000000</text:p>
          </table:table-cell>
          <table:table-cell office:value-type="float" office:value="-123.456" table:style-name="ce94">
            <text:p>-123.456000000</text:p>
          </table:table-cell>
          <table:table-cell office:value-type="float" office:value="1234.567" table:style-name="ce94">
            <text:p>1,234.567000000</text:p>
          </table:table-cell>
          <table:table-cell office:value-type="float" office:value="-1234.5678" table:style-name="ce94">
            <text:p>-1,234.567800000</text:p>
          </table:table-cell>
          <table:table-cell office:value-type="float" office:value="12345.678900000001" table:style-name="ce94">
            <text:p>12,345.678900000</text:p>
          </table:table-cell>
          <table:table-cell office:value-type="float" office:value="-12345.678910000001" table:style-name="ce94">
            <text:p>-12,345.678910000</text:p>
          </table:table-cell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16">
      <number:scientific-number number:decimal-places="1" number:min-integer-digits="1" number:min-exponent-digits="1"/>
    </number:number-style>
    <number:number-style style:name="N17">
      <number:fraction number:min-integer-digits="0" number:min-numerator-digits="1" number:min-denominator-digits="1"/>
    </number:number-style>
    <number:number-style style:name="N18">
      <number:fraction number:min-integer-digits="0" number:min-numerator-digits="2" number:min-denominator-digits="2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0">
      <number:day/>
      <number:text>-</number:text>
      <number:month number:textual="true"/>
      <number:text>-</number:text>
      <number:year/>
    </number:date-style>
    <number:date-style style:name="N21">
      <number:day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time-style style:name="N23">
      <number:hours/>
      <number:text>:</number:text>
      <number:minutes number:style="long"/>
      <number:text> </number:text>
      <number:am-pm/>
    </number:time-style>
    <number:time-style style:name="N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5">
      <number:hours/>
      <number:text>:</number:text>
      <number:minutes number:style="long"/>
    </number:time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8">
      <number:minutes number:style="long"/>
      <number:text>:</number:text>
      <number:seconds number:style="long"/>
    </number:time-style>
    <number:text-style style:name="N30">
      <number:text-content/>
    </number:text-style>
    <number:time-style style:name="N3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32P0">
      <number:text> </number:text>
      <number:currency-symbol>$</number:currency-symbol>
      <number:number number:decimal-places="0" number:min-integer-digits="1" number:grouping="true"/>
      <number:text> </number:text>
    </number:currency-style>
    <number:currency-style style:name="N32P1">
      <number:text> </number:text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32P2">
      <number:text> </number:text>
      <number:currency-symbol>$</number:currency-symbol>
      <number:text>- </number:text>
    </number:currency-style>
    <number:text-style style:name="N32">
      <number:text> </number:text>
      <number:text-content/>
      <number:text> </number:text>
      <style:map style:condition="value()&gt;0" style:apply-style-name="N32P0"/>
      <style:map style:condition="value()&lt;0" style:apply-style-name="N32P1"/>
      <style:map style:condition="value()=0" style:apply-style-name="N32P2"/>
    </number:text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time-style style:name="N40">
      <number:minutes number:style="long"/>
      <number:seconds number:style="long" number:decimal-places="1"/>
    </number:time-style>
    <number:number-style style:name="N41P0">
      <number:number number:decimal-places="2" number:min-integer-digits="1" number:grouping="true"/>
    </number:number-style>
    <number:number-style style:name="N4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41P0"/>
    </number:number-style>
    <number:number-style style:name="N42P0">
      <number:number number:decimal-places="2" number:min-integer-digits="1" number:grouping="true"/>
    </number:number-style>
    <number:number-style style:name="N42">
      <number:text>(</number:text>
      <number:number number:decimal-places="2" number:min-integer-digits="1" number:grouping="true"/>
      <number:text>)</number:text>
      <style:map style:condition="value()&gt;=0" style:apply-style-name="N42P0"/>
    </number:number-style>
    <number:date-style style:name="N43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44P0">
      <number:number number:decimal-places="0" number:min-integer-digits="1" number:grouping="true">
        <number:embedded-text number:position="0"> </number:embedded-text>
      </number:number>
    </number:number-style>
    <number:number-style style:name="N44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4P0"/>
    </number:number-style>
    <number:number-style style:name="N45P0">
      <number:number number:decimal-places="0" number:min-integer-digits="1" number:grouping="true">
        <number:embedded-text number:position="0"> </number:embedded-text>
      </number:number>
    </number:number-style>
    <number:number-style style:name="N45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5P0"/>
    </number:number-style>
    <number:number-style style:name="N46P0">
      <number:number number:decimal-places="0" number:min-integer-digits="1"/>
    </number:number-style>
    <number:number-style style:name="N46">
      <style:text-properties fo:color="#FF0000"/>
      <number:number number:decimal-places="0" number:min-integer-digits="1"/>
      <style:map style:condition="value()&gt;=0" style:apply-style-name="N46P0"/>
    </number:number-style>
    <number:number-style style:name="N47P0">
      <number:number number:decimal-places="0" number:min-integer-digits="1">
        <number:embedded-text number:position="0"> </number:embedded-text>
      </number:number>
    </number:number-style>
    <number:number-style style:name="N47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7P0"/>
    </number:number-style>
    <number:number-style style:name="N48P0">
      <number:number number:decimal-places="0" number:min-integer-digits="1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8P0"/>
    </number:number-style>
    <number:number-style style:name="N49P0">
      <number:number number:decimal-places="2" number:min-integer-digits="1"/>
    </number:number-style>
    <number:number-style style:name="N49">
      <style:text-properties fo:color="#FF0000"/>
      <number:number number:decimal-places="2" number:min-integer-digits="1"/>
      <style:map style:condition="value()&gt;=0" style:apply-style-name="N49P0"/>
    </number:number-style>
    <number:number-style style:name="N50P0">
      <number:number number:decimal-places="2" number:min-integer-digits="1"/>
      <number:text> </number:text>
    </number:number-style>
    <number:number-style style:name="N50">
      <number:text>(</number:text>
      <number:number number:decimal-places="2" number:min-integer-digits="1"/>
      <number:text>)</number:text>
      <style:map style:condition="value()&gt;=0" style:apply-style-name="N50P0"/>
    </number:number-style>
    <number:number-style style:name="N51P0">
      <number:number number:decimal-places="2" number:min-integer-digits="1"/>
      <number:text> </number:text>
    </number:number-style>
    <number:number-style style:name="N51">
      <style:text-properties fo:color="#FF0000"/>
      <number:text>(</number:text>
      <number:number number:decimal-places="2" number:min-integer-digits="1"/>
      <number:text>)</number:text>
      <style:map style:condition="value()&gt;=0" style:apply-style-name="N51P0"/>
    </number:number-style>
    <number:number-style style:name="N52">
      <number:number number:decimal-places="1" number:min-integer-digits="1" number:grouping="true"/>
    </number:number-style>
    <number:number-style style:name="N53P0">
      <number:number number:decimal-places="1" number:min-integer-digits="1" number:grouping="true"/>
    </number:number-style>
    <number:number-style style:name="N53">
      <style:text-properties fo:color="#FF0000"/>
      <number:number number:decimal-places="1" number:min-integer-digits="1" number:grouping="true"/>
      <style:map style:condition="value()&gt;=0" style:apply-style-name="N53P0"/>
    </number:number-style>
    <number:number-style style:name="N54P0">
      <number:number number:decimal-places="1" number:min-integer-digits="1" number:grouping="true"/>
      <number:text> </number:text>
    </number:number-style>
    <number:number-style style:name="N54">
      <number:text>(</number:text>
      <number:number number:decimal-places="1" number:min-integer-digits="1" number:grouping="true"/>
      <number:text>)</number:text>
      <style:map style:condition="value()&gt;=0" style:apply-style-name="N54P0"/>
    </number:number-style>
    <number:number-style style:name="N55P0">
      <number:number number:decimal-places="1" number:min-integer-digits="1" number:grouping="true"/>
      <number:text> </number:text>
    </number:number-style>
    <number:number-style style:name="N55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55P0"/>
    </number:number-style>
    <number:currency-style style:name="N56">
      <number:currency-symbol>$</number:currency-symbol>
      <number:number number:decimal-places="2" number:min-integer-digits="1" number:grouping="true"/>
    </number:currency-style>
    <number:currency-style style:name="N5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57" number:language="en" number:country="GB">
      <style:text-properties fo:color="#FF0000"/>
      <number:currency-symbol number:language="en" number:country="GB">£</number:currency-symbol>
      <number:number number:decimal-places="2" number:min-integer-digits="1" number:grouping="true"/>
      <style:map style:condition="value()&gt;=0" style:apply-style-name="N57P0"/>
    </number:currency-style>
    <number:currency-style style:name="N58" number:language="zh" number:country="CN">
      <number:currency-symbol number:language="zh" number:country="CN">¥</number:currency-symbol>
      <number:number number:decimal-places="2" number:min-integer-digits="1" number:grouping="true"/>
    </number:currency-style>
    <number:currency-style style:name="N59" number:language="ja" number:country="JP">
      <number:currency-symbol number:language="ja" number:country="JP">¥</number:currency-symbol>
      <number:number number:decimal-places="2" number:min-integer-digits="1" number:grouping="true"/>
    </number:currency-style>
    <number:currency-style style:name="N6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61P0" number:language="ta" number:country="IN">
      <number:number number:decimal-places="2" number:min-integer-digits="1" number:grouping="true"/>
      <number:currency-symbol number:language="ta" number:country="IN">₹</number:currency-symbol>
      <number:text> </number:text>
    </number:currency-style>
    <number:currency-style style:name="N61" number:language="ta" number:country="IN">
      <number:text>(</number:text>
      <number:number number:decimal-places="2" number:min-integer-digits="1" number:grouping="true"/>
      <number:currency-symbol number:language="ta" number:country="IN">₹</number:currency-symbol>
      <number:text>)</number:text>
      <style:map style:condition="value()&gt;=0" style:apply-style-name="N61P0"/>
    </number:currency-style>
    <number:currency-style style:name="N62P0" number:language="fa" number:country="IR">
      <number:text> </number:text>
      <number:number number:decimal-places="2" number:min-integer-digits="1" number:grouping="true"/>
      <number:text> </number:text>
      <number:currency-symbol number:language="fa" number:country="IR">﷼</number:currency-symbol>
      <number:text> </number:text>
    </number:currency-style>
    <number:currency-style style:name="N62P1" number:language="fa" number:country="IR">
      <number:text> (</number:text>
      <number:number number:decimal-places="2" number:min-integer-digits="1" number:grouping="true"/>
      <number:text>)</number:text>
      <number:currency-symbol number:language="fa" number:country="IR">﷼</number:currency-symbol>
      <number:text> </number:text>
    </number:currency-style>
    <number:currency-style style:name="N62P2" number:language="fa" number:country="IR">
      <number:text> -</number:text>
      <number:number number:decimal-places="0" number:min-integer-digits="2">
        <number:embedded-text number:position="0"> </number:embedded-text>
      </number:number>
      <number:currency-symbol number:language="fa" number:country="IR">﷼</number:currency-symbol>
      <number:text> </number:text>
    </number:currency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currency-style style:name="N63P0" number:language="en" number:country="US">
      <number:text> </number:text>
      <number:currency-symbol number:language="en" number:country="US">ANG</number:currency-symbol>
      <number:text> </number:text>
      <number:number number:decimal-places="1" number:min-integer-digits="1" number:grouping="true"/>
      <number:text> </number:text>
    </number:currency-style>
    <number:currency-style style:name="N63P1" number:language="en" number:country="US">
      <number:text> </number:text>
      <number:currency-symbol number:language="en" number:country="US">ANG</number:currency-symbol>
      <number:text> (</number:text>
      <number:number number:decimal-places="1" number:min-integer-digits="1" number:grouping="true"/>
      <number:text>)</number:text>
    </number:currency-style>
    <number:currency-style style:name="N63P2" number:language="en" number:country="US">
      <number:text> </number:text>
      <number:currency-symbol number:language="en" number:country="US">ANG</number:currency-symbol>
      <number:text> -</number:text>
      <number:number number:decimal-places="0" number:min-integer-digits="1"/>
      <number:text> </number:text>
    </number:currency-style>
    <number:text-style style:name="N63">
      <number:text> </number:text>
      <number:text-content/>
      <number:text> </number:text>
      <style:map style:condition="value()&gt;0" style:apply-style-name="N63P0"/>
      <style:map style:condition="value()&lt;0" style:apply-style-name="N63P1"/>
      <style:map style:condition="value()=0" style:apply-style-name="N63P2"/>
    </number:text-style>
    <number:percentage-style style:name="N64">
      <number:number number:decimal-places="3" number:min-integer-digits="1"/>
      <number:text>%</number:text>
    </number:percentage-style>
    <number:number-style style:name="N65">
      <number:fraction number:min-integer-digits="0" number:min-numerator-digits="3" number:min-denominator-digits="3"/>
    </number:number-style>
    <number:number-style style:name="N66">
      <number:fraction number:min-integer-digits="0" number:min-numerator-digits="1" number:denominator-value="2"/>
    </number:number-style>
    <number:number-style style:name="N67">
      <number:fraction number:min-integer-digits="0" number:min-numerator-digits="1" number:denominator-value="4"/>
    </number:number-style>
    <number:number-style style:name="N68">
      <number:fraction number:min-integer-digits="0" number:min-numerator-digits="2" number:denominator-value="16"/>
    </number:number-style>
    <number:number-style style:name="N69">
      <number:fraction number:min-integer-digits="0" number:min-numerator-digits="1" number:denominator-value="8"/>
    </number:number-style>
    <number:number-style style:name="N70">
      <number:fraction number:min-integer-digits="0" number:min-numerator-digits="1" number:denominator-value="10"/>
    </number:number-style>
    <number:number-style style:name="N71">
      <number:fraction number:min-integer-digits="0" number:min-numerator-digits="2" number:denominator-value="100"/>
    </number:number-style>
    <number:number-style style:name="N72">
      <number:scientific-number number:decimal-places="4" number:min-integer-digits="1" number:min-exponent-digits="2"/>
    </number:number-style>
    <number:number-style style:name="N73">
      <number:number number:decimal-places="0" number:min-integer-digits="5"/>
    </number:number-style>
    <number:number-style style:name="N74">
      <number:number number:decimal-places="0" number:min-integer-digits="9">
        <number:embedded-text number:position="4">-</number:embedded-text>
      </number:number>
    </number:number-style>
    <number:number-style style:name="N75P0">
      <number:number number:decimal-places="0" number:min-integer-digits="0">
        <number:embedded-text number:position="4">-</number:embedded-text>
      </number:number>
    </number:number-style>
    <number:number-style style:name="N75">
      <number:text>(</number:text>
      <number:number number:decimal-places="0" number:min-integer-digits="0">
        <number:embedded-text number:position="4">-</number:embedded-text>
        <number:embedded-text number:position="7">) </number:embedded-text>
      </number:number>
      <style:map style:condition="value()&lt;=9999999" style:apply-style-name="N75P0"/>
    </number:number-style>
    <number:number-style style:name="N76">
      <number:number number:decimal-places="0" number:min-integer-digits="9">
        <number:embedded-text number:position="4">-</number:embedded-text>
        <number:embedded-text number:position="6">-</number:embedded-text>
      </number:number>
    </number:number-style>
    <number:time-style style:name="N7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78P0" number:language="en" number:country="US">
      <number:hours/>
      <number:text>:</number:text>
      <number:minutes number:style="long"/>
      <number:text> </number:text>
      <number:am-pm/>
    </number:time-style>
    <number:text-style style:name="N78">
      <number:text-content/>
      <style:map style:condition="value()&gt;=0" style:apply-style-name="N78P0"/>
    </number:text-style>
    <number:time-style style:name="N79P0">
      <number:hours/>
      <number:text>:</number:text>
      <number:minutes number:style="long"/>
    </number:time-style>
    <number:text-style style:name="N79">
      <number:text-content/>
      <style:map style:condition="value()&gt;=0" style:apply-style-name="N79P0"/>
    </number:text-style>
    <number:time-style style:name="N80P0">
      <number:hours/>
      <number:text>:</number:text>
      <number:minutes number:style="long"/>
      <number:text>:</number:text>
      <number:seconds number:style="long"/>
    </number:time-style>
    <number:text-style style:name="N80">
      <number:text-content/>
      <style:map style:condition="value()&gt;=0" style:apply-style-name="N80P0"/>
    </number:text-style>
    <number:time-style style:name="N81P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81">
      <number:text-content/>
      <style:map style:condition="value()&gt;=0" style:apply-style-name="N81P0"/>
    </number:text-style>
    <number:time-style style:name="N82P0">
      <number:minutes number:style="long"/>
      <number:text>:</number:text>
      <number:seconds number:style="long" number:decimal-places="1"/>
    </number:time-style>
    <number:text-style style:name="N82">
      <number:text-content/>
      <style:map style:condition="value()&gt;=0" style:apply-style-name="N82P0"/>
    </number:text-style>
    <number:time-style style:name="N83P0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83">
      <number:text-content/>
      <style:map style:condition="value()&gt;=0" style:apply-style-name="N83P0"/>
    </number:text-style>
    <number:date-style style:name="N84P0" number:language="en" number:country="US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84">
      <number:text-content/>
      <style:map style:condition="value()&gt;=0" style:apply-style-name="N84P0"/>
    </number:text-style>
    <number:date-style style:name="N85P0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85">
      <number:text-content/>
      <style:map style:condition="value()&gt;=0" style:apply-style-name="N85P0"/>
    </number:text-style>
    <number:date-style style:name="N8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87P0">
      <number:month/>
      <number:text>/</number:text>
      <number:day/>
    </number:date-style>
    <number:text-style style:name="N87">
      <number:text-content/>
      <style:map style:condition="value()&gt;=0" style:apply-style-name="N87P0"/>
    </number:text-style>
    <number:date-style style:name="N88P0">
      <number:month/>
      <number:text>/</number:text>
      <number:day/>
      <number:text>/</number:text>
      <number:year/>
    </number:date-style>
    <number:text-style style:name="N88">
      <number:text-content/>
      <style:map style:condition="value()&gt;=0" style:apply-style-name="N88P0"/>
    </number:text-style>
    <number:date-style style:name="N89P0">
      <number:month number:style="long"/>
      <number:text>/</number:text>
      <number:day number:style="long"/>
      <number:text>/</number:text>
      <number:year/>
    </number:date-style>
    <number:text-style style:name="N89">
      <number:text-content/>
      <style:map style:condition="value()&gt;=0" style:apply-style-name="N89P0"/>
    </number:text-style>
    <number:date-style style:name="N90P0" number:language="en" number:country="US">
      <number:day/>
      <number:text>-</number:text>
      <number:month number:textual="true"/>
    </number:date-style>
    <number:text-style style:name="N90">
      <number:text-content/>
      <style:map style:condition="value()&gt;=0" style:apply-style-name="N90P0"/>
    </number:text-style>
    <number:date-style style:name="N91P0" number:language="en" number:country="US">
      <number:day/>
      <number:text>-</number:text>
      <number:month number:textual="true"/>
      <number:text>-</number:text>
      <number:year/>
    </number:date-style>
    <number:text-style style:name="N91">
      <number:text-content/>
      <style:map style:condition="value()&gt;=0" style:apply-style-name="N91P0"/>
    </number:text-style>
    <number:date-style style:name="N92P0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92">
      <number:text-content/>
      <style:map style:condition="value()&gt;=0" style:apply-style-name="N92P0"/>
    </number:text-style>
    <number:date-style style:name="N93P0" number:language="en" number:country="US">
      <number:month number:textual="true"/>
      <number:text>-</number:text>
      <number:year/>
    </number:date-style>
    <number:text-style style:name="N93">
      <number:text-content/>
      <style:map style:condition="value()&gt;=0" style:apply-style-name="N93P0"/>
    </number:text-style>
    <number:date-style style:name="N94P0" number:language="en" number:country="US">
      <number:month number:style="long" number:textual="true"/>
      <number:text>-</number:text>
      <number:year/>
    </number:date-style>
    <number:text-style style:name="N94">
      <number:text-content/>
      <style:map style:condition="value()&gt;=0" style:apply-style-name="N94P0"/>
    </number:text-style>
    <number:date-style style:name="N95P0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95">
      <number:text-content/>
      <style:map style:condition="value()&gt;=0" style:apply-style-name="N95P0"/>
    </number:text-style>
    <number:date-style style:name="N96P0" number:language="en" number:country="US">
      <number:month number:textual="true"/>
    </number:date-style>
    <number:text-style style:name="N96">
      <number:text-content/>
      <style:map style:condition="value()&gt;=0" style:apply-style-name="N96P0"/>
    </number:text-style>
    <number:date-style style:name="N97P0" number:language="en" number:country="US">
      <number:month number:textual="true"/>
      <number:text>-</number:text>
      <number:year/>
    </number:date-style>
    <number:text-style style:name="N97">
      <number:text-content/>
      <style:map style:condition="value()&gt;=0" style:apply-style-name="N97P0"/>
    </number:text-style>
    <number:date-style style:name="N98P0">
      <number:month/>
      <number:text>/</number:text>
      <number:day/>
      <number:text>/</number:text>
      <number:year number:style="long"/>
    </number:date-style>
    <number:text-style style:name="N98">
      <number:text-content/>
      <style:map style:condition="value()&gt;=0" style:apply-style-name="N98P0"/>
    </number:text-style>
    <number:date-style style:name="N99P0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99">
      <number:text-content/>
      <style:map style:condition="value()&gt;=0" style:apply-style-name="N99P0"/>
    </number:text-style>
    <number:number-style style:name="N100">
      <number:number number:decimal-places="9" number:min-integer-digits="1" number:grouping="true"/>
    </number:number-style>
    <number:number-style style:name="N101">
      <number:number number:decimal-places="8" number:min-integer-digits="1" number:grouping="true"/>
    </number:number-style>
    <number:number-style style:name="N102">
      <number:number number:decimal-places="7" number:min-integer-digits="1" number:grouping="true"/>
    </number:number-style>
    <number:number-style style:name="N103">
      <number:number number:decimal-places="6" number:min-integer-digits="1" number:grouping="true"/>
    </number:number-style>
    <number:number-style style:name="N104">
      <number:number number:decimal-places="5" number:min-integer-digits="1" number:grouping="true"/>
    </number:number-style>
    <number:number-style style:name="N105">
      <number:number number:decimal-places="4" number:min-integer-digits="1" number:grouping="true"/>
    </number:number-style>
    <number:number-style style:name="N106">
      <number:number number:decimal-places="3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DDEBF7"/>
      <style:text-properties fo:color="#000000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CE4D6"/>
      <style:text-properties fo:color="#000000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DEDED"/>
      <style:text-properties fo:color="#000000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FFF2CC"/>
      <style:text-properties fo:color="#000000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9E1F2"/>
      <style:text-properties fo:color="#000000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E2EFDA"/>
      <style:text-properties fo:color="#000000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DD7EE"/>
      <style:text-properties fo:color="#000000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8CBAD"/>
      <style:text-properties fo:color="#000000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BDBDB"/>
      <style:text-properties fo:color="#000000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FFE699"/>
      <style:text-properties fo:color="#000000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4C6E7"/>
      <style:text-properties fo:color="#000000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C6E0B4"/>
      <style:text-properties fo:color="#000000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 fo:font-size="11pt" style:font-size-asian="11pt" style:font-size-complex="11pt"/>
    </style:style>
    <style:style style:name="Accent1" style:family="table-cell" style:data-style-name="N0">
      <style:table-cell-properties fo:background-color="#5B9BD5"/>
      <style:text-properties fo:color="#FFFFFF" fo:font-size="11pt" style:font-size-asian="11pt" style:font-size-complex="11pt"/>
    </style:style>
    <style:style style:name="Accent2" style:family="table-cell" style:data-style-name="N0">
      <style:table-cell-properties fo:background-color="#ED7D31"/>
      <style:text-properties fo:color="#FFFFFF" fo:font-size="11pt" style:font-size-asian="11pt" style:font-size-complex="11pt"/>
    </style:style>
    <style:style style:name="Accent3" style:family="table-cell" style:data-style-name="N0">
      <style:table-cell-properties fo:background-color="#A5A5A5"/>
      <style:text-properties fo:color="#FFFFFF" fo:font-size="11pt" style:font-size-asian="11pt" style:font-size-complex="11pt"/>
    </style:style>
    <style:style style:name="Accent4" style:family="table-cell" style:data-style-name="N0">
      <style:table-cell-properties fo:background-color="#FFC000"/>
      <style:text-properties fo:color="#FFFFFF" fo:font-size="11pt" style:font-size-asian="11pt" style:font-size-complex="11pt"/>
    </style:style>
    <style:style style:name="Accent5" style:family="table-cell" style:data-style-name="N0">
      <style:table-cell-properties fo:background-color="#4472C4"/>
      <style:text-properties fo:color="#FFFFFF" fo:font-size="11pt" style:font-size-asian="11pt" style:font-size-complex="11pt"/>
    </style:style>
    <style:style style:name="Accent6" style:family="table-cell" style:data-style-name="N0">
      <style:table-cell-properties fo:background-color="#70AD47"/>
      <style:text-properties fo:color="#FFFFFF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1pt" style:font-size-asian="11pt" style:font-size-complex="11pt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color="#000000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meta:creation-date>2013-05-11T23:54:17Z</meta:creation-date>
    <dc:date>2014-10-10T21:42:50Z</dc:date>
  </office:meta>
</office:document-meta>
</file>